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1465b56"/>
    </style:style>
    <style:style style:name="P24" style:family="paragraph" style:parent-style-name="Standard">
      <style:paragraph-properties fo:text-align="center" style:justify-single-word="false"/>
      <style:text-properties officeooo:paragraph-rsid="0149565a"/>
    </style:style>
    <style:style style:name="P25" style:family="paragraph" style:parent-style-name="Standard">
      <style:paragraph-properties fo:text-align="center" style:justify-single-word="false"/>
      <style:text-properties officeooo:paragraph-rsid="0164559d"/>
    </style:style>
    <style:style style:name="P26" style:family="paragraph" style:parent-style-name="Standard">
      <style:paragraph-properties fo:text-align="center" style:justify-single-word="false"/>
      <style:text-properties officeooo:paragraph-rsid="016bb559"/>
    </style:style>
    <style:style style:name="P27" style:family="paragraph" style:parent-style-name="Standard">
      <style:paragraph-properties fo:text-align="center" style:justify-single-word="false"/>
      <style:text-properties officeooo:paragraph-rsid="01bd0f67"/>
    </style:style>
    <style:style style:name="P28" style:family="paragraph" style:parent-style-name="Standard">
      <style:paragraph-properties fo:text-align="center" style:justify-single-word="false"/>
      <style:text-properties officeooo:paragraph-rsid="01c1d024"/>
    </style:style>
    <style:style style:name="P29" style:family="paragraph" style:parent-style-name="Standard">
      <style:paragraph-properties fo:text-align="center" style:justify-single-word="false"/>
      <style:text-properties officeooo:paragraph-rsid="01cb91a6"/>
    </style:style>
    <style:style style:name="P30" style:family="paragraph" style:parent-style-name="Standard">
      <style:paragraph-properties fo:text-align="center" style:justify-single-word="false"/>
      <style:text-properties officeooo:paragraph-rsid="01d4e3ac"/>
    </style:style>
    <style:style style:name="P31" style:family="paragraph" style:parent-style-name="Standard">
      <style:paragraph-properties fo:text-align="center" style:justify-single-word="false"/>
      <style:text-properties officeooo:paragraph-rsid="01dcf296"/>
    </style:style>
    <style:style style:name="P32" style:family="paragraph" style:parent-style-name="Standard">
      <style:paragraph-properties fo:text-align="center" style:justify-single-word="false"/>
      <style:text-properties officeooo:paragraph-rsid="02a8e881"/>
    </style:style>
    <style:style style:name="P33" style:family="paragraph" style:parent-style-name="Standard">
      <style:paragraph-properties fo:text-align="center" style:justify-single-word="false"/>
      <style:text-properties officeooo:paragraph-rsid="02ae637f"/>
    </style:style>
    <style:style style:name="P34" style:family="paragraph" style:parent-style-name="Standard">
      <style:paragraph-properties fo:text-align="center" style:justify-single-word="false"/>
      <style:text-properties officeooo:paragraph-rsid="02b7df84"/>
    </style:style>
    <style:style style:name="P35" style:family="paragraph" style:parent-style-name="Standard">
      <style:paragraph-properties fo:text-align="center" style:justify-single-word="false"/>
      <style:text-properties officeooo:paragraph-rsid="02b835c8"/>
    </style:style>
    <style:style style:name="P36" style:family="paragraph" style:parent-style-name="Standard">
      <style:paragraph-properties fo:text-align="center" style:justify-single-word="false"/>
      <style:text-properties officeooo:paragraph-rsid="02d19655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/>
      <style:text-properties officeooo:paragraph-rsid="01d027d3"/>
    </style:style>
    <style:style style:name="P47" style:family="paragraph" style:parent-style-name="Standard">
      <style:paragraph-properties fo:text-align="end" style:justify-single-word="false"/>
      <style:text-properties officeooo:paragraph-rsid="01d4e3ac"/>
    </style:style>
    <style:style style:name="P48" style:family="paragraph" style:parent-style-name="Standard">
      <style:paragraph-properties fo:text-align="end" style:justify-single-word="false"/>
      <style:text-properties officeooo:paragraph-rsid="01dcf296"/>
    </style:style>
    <style:style style:name="P49" style:family="paragraph" style:parent-style-name="Standard">
      <style:paragraph-properties fo:text-align="end" style:justify-single-word="false"/>
      <style:text-properties officeooo:paragraph-rsid="01465b56"/>
    </style:style>
    <style:style style:name="P50" style:family="paragraph" style:parent-style-name="Standard">
      <style:paragraph-properties fo:text-align="end" style:justify-single-word="false"/>
      <style:text-properties officeooo:paragraph-rsid="0149565a"/>
    </style:style>
    <style:style style:name="P51" style:family="paragraph" style:parent-style-name="Standard">
      <style:paragraph-properties fo:text-align="end" style:justify-single-word="false"/>
      <style:text-properties officeooo:paragraph-rsid="0157a40b"/>
    </style:style>
    <style:style style:name="P52" style:family="paragraph" style:parent-style-name="Standard">
      <style:paragraph-properties fo:text-align="end" style:justify-single-word="false"/>
      <style:text-properties officeooo:paragraph-rsid="0164559d"/>
    </style:style>
    <style:style style:name="P53" style:family="paragraph" style:parent-style-name="Standard">
      <style:paragraph-properties fo:text-align="end" style:justify-single-word="false"/>
      <style:text-properties officeooo:paragraph-rsid="016bb559"/>
    </style:style>
    <style:style style:name="P54" style:family="paragraph" style:parent-style-name="Standard">
      <style:paragraph-properties fo:text-align="end" style:justify-single-word="false"/>
      <style:text-properties officeooo:paragraph-rsid="0175a044"/>
    </style:style>
    <style:style style:name="P55" style:family="paragraph" style:parent-style-name="Standard">
      <style:paragraph-properties fo:text-align="end" style:justify-single-word="false"/>
      <style:text-properties officeooo:paragraph-rsid="017c7f61"/>
    </style:style>
    <style:style style:name="P56" style:family="paragraph" style:parent-style-name="Standard">
      <style:paragraph-properties fo:text-align="end" style:justify-single-word="false"/>
      <style:text-properties officeooo:paragraph-rsid="01f9159a"/>
    </style:style>
    <style:style style:name="P57" style:family="paragraph" style:parent-style-name="Standard">
      <style:paragraph-properties fo:text-align="end" style:justify-single-word="false"/>
      <style:text-properties officeooo:paragraph-rsid="02a8e881"/>
    </style:style>
    <style:style style:name="P58" style:family="paragraph" style:parent-style-name="Standard">
      <style:paragraph-properties fo:text-align="end" style:justify-single-word="false"/>
      <style:text-properties officeooo:paragraph-rsid="02da971e"/>
    </style:style>
    <style:style style:name="P59" style:family="paragraph" style:parent-style-name="Standard">
      <style:text-properties officeooo:paragraph-rsid="01451aa0"/>
    </style:style>
    <style:style style:name="P60" style:family="paragraph" style:parent-style-name="Standard">
      <style:text-properties officeooo:paragraph-rsid="0145ca26"/>
    </style:style>
    <style:style style:name="P61" style:family="paragraph" style:parent-style-name="Standard">
      <style:text-properties officeooo:paragraph-rsid="01465b56"/>
    </style:style>
    <style:style style:name="P62" style:family="paragraph" style:parent-style-name="Standard">
      <style:text-properties officeooo:paragraph-rsid="0148972c"/>
    </style:style>
    <style:style style:name="P63" style:family="paragraph" style:parent-style-name="Standard">
      <style:text-properties officeooo:paragraph-rsid="0149565a"/>
    </style:style>
    <style:style style:name="P64" style:family="paragraph" style:parent-style-name="Standard">
      <style:text-properties officeooo:paragraph-rsid="0157a40b"/>
    </style:style>
    <style:style style:name="P65" style:family="paragraph" style:parent-style-name="Standard">
      <style:text-properties officeooo:rsid="015a209f" officeooo:paragraph-rsid="0164559d"/>
    </style:style>
    <style:style style:name="P66" style:family="paragraph" style:parent-style-name="Standard">
      <style:text-properties officeooo:rsid="015a209f" officeooo:paragraph-rsid="016bb559"/>
    </style:style>
    <style:style style:name="P67" style:family="paragraph" style:parent-style-name="Standard">
      <style:text-properties officeooo:rsid="015a209f" officeooo:paragraph-rsid="0175a044"/>
    </style:style>
    <style:style style:name="P68" style:family="paragraph" style:parent-style-name="Standard">
      <style:text-properties officeooo:rsid="015a209f" officeooo:paragraph-rsid="017c7f61"/>
    </style:style>
    <style:style style:name="P6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0" style:family="paragraph" style:parent-style-name="Standard">
      <style:text-properties officeooo:rsid="015a209f" officeooo:paragraph-rsid="01f9159a"/>
    </style:style>
    <style:style style:name="P71" style:family="paragraph" style:parent-style-name="Standard">
      <style:text-properties officeooo:rsid="015a209f" officeooo:paragraph-rsid="02a8e881"/>
    </style:style>
    <style:style style:name="P72" style:family="paragraph" style:parent-style-name="Standard">
      <style:text-properties officeooo:paragraph-rsid="015ff9c9"/>
    </style:style>
    <style:style style:name="P73" style:family="paragraph" style:parent-style-name="Standard">
      <style:text-properties officeooo:paragraph-rsid="0164559d"/>
    </style:style>
    <style:style style:name="P74" style:family="paragraph" style:parent-style-name="Standard">
      <style:text-properties officeooo:paragraph-rsid="016bb559"/>
    </style:style>
    <style:style style:name="P7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76" style:family="paragraph" style:parent-style-name="Standard">
      <style:text-properties officeooo:paragraph-rsid="0172b0f7"/>
    </style:style>
    <style:style style:name="P77" style:family="paragraph" style:parent-style-name="Standard">
      <style:text-properties officeooo:paragraph-rsid="01610df2"/>
    </style:style>
    <style:style style:name="P78" style:family="paragraph" style:parent-style-name="Standard">
      <style:text-properties officeooo:paragraph-rsid="0175a044"/>
    </style:style>
    <style:style style:name="P79" style:family="paragraph" style:parent-style-name="Standard">
      <style:text-properties officeooo:paragraph-rsid="01785620"/>
    </style:style>
    <style:style style:name="P80" style:family="paragraph" style:parent-style-name="Standard">
      <style:text-properties officeooo:paragraph-rsid="017c7f61"/>
    </style:style>
    <style:style style:name="P81" style:family="paragraph" style:parent-style-name="Standard">
      <style:text-properties officeooo:paragraph-rsid="01853232"/>
    </style:style>
    <style:style style:name="P82" style:family="paragraph" style:parent-style-name="Standard">
      <style:text-properties officeooo:paragraph-rsid="0188b1cd"/>
    </style:style>
    <style:style style:name="P83" style:family="paragraph" style:parent-style-name="Standard">
      <style:text-properties officeooo:paragraph-rsid="0199cb7e"/>
    </style:style>
    <style:style style:name="P84" style:family="paragraph" style:parent-style-name="Standard">
      <style:text-properties officeooo:paragraph-rsid="019cea50"/>
    </style:style>
    <style:style style:name="P85" style:family="paragraph" style:parent-style-name="Standard">
      <style:text-properties officeooo:paragraph-rsid="01a1e1c5"/>
    </style:style>
    <style:style style:name="P86" style:family="paragraph" style:parent-style-name="Standard">
      <style:text-properties officeooo:paragraph-rsid="01a2819f"/>
    </style:style>
    <style:style style:name="P87" style:family="paragraph" style:parent-style-name="Standard">
      <style:text-properties officeooo:paragraph-rsid="01a44d6e"/>
    </style:style>
    <style:style style:name="P88" style:family="paragraph" style:parent-style-name="Standard">
      <style:text-properties officeooo:paragraph-rsid="01a84616"/>
    </style:style>
    <style:style style:name="P89" style:family="paragraph" style:parent-style-name="Standard">
      <style:text-properties officeooo:paragraph-rsid="01bd0f67"/>
    </style:style>
    <style:style style:name="P90" style:family="paragraph" style:parent-style-name="Standard">
      <style:text-properties officeooo:paragraph-rsid="01c1d024"/>
    </style:style>
    <style:style style:name="P91" style:family="paragraph" style:parent-style-name="Standard">
      <style:text-properties officeooo:paragraph-rsid="01cb91a6"/>
    </style:style>
    <style:style style:name="P92" style:family="paragraph" style:parent-style-name="Standard">
      <style:text-properties officeooo:paragraph-rsid="01d4e3ac"/>
    </style:style>
    <style:style style:name="P93" style:family="paragraph" style:parent-style-name="Standard">
      <style:text-properties officeooo:paragraph-rsid="01dcf296"/>
    </style:style>
    <style:style style:name="P94" style:family="paragraph" style:parent-style-name="Standard">
      <style:text-properties officeooo:paragraph-rsid="01f9159a"/>
    </style:style>
    <style:style style:name="P95" style:family="paragraph" style:parent-style-name="Standard">
      <style:text-properties officeooo:paragraph-rsid="0206ee81"/>
    </style:style>
    <style:style style:name="P96" style:family="paragraph" style:parent-style-name="Standard">
      <style:text-properties officeooo:paragraph-rsid="02174862"/>
    </style:style>
    <style:style style:name="P97" style:family="paragraph" style:parent-style-name="Standard">
      <style:text-properties officeooo:rsid="02174862" officeooo:paragraph-rsid="02174862"/>
    </style:style>
    <style:style style:name="P98" style:family="paragraph" style:parent-style-name="Standard">
      <style:text-properties officeooo:rsid="02174862" officeooo:paragraph-rsid="02193c69"/>
    </style:style>
    <style:style style:name="P99" style:family="paragraph" style:parent-style-name="Standard">
      <style:text-properties officeooo:rsid="02174862" officeooo:paragraph-rsid="0263e4cc"/>
    </style:style>
    <style:style style:name="P100" style:family="paragraph" style:parent-style-name="Standard">
      <style:text-properties officeooo:rsid="02174862" officeooo:paragraph-rsid="02d4eb54"/>
    </style:style>
    <style:style style:name="P101" style:family="paragraph" style:parent-style-name="Standard">
      <style:text-properties officeooo:paragraph-rsid="025dcb8d"/>
    </style:style>
    <style:style style:name="P102" style:family="paragraph" style:parent-style-name="Standard">
      <style:text-properties officeooo:paragraph-rsid="02656083"/>
    </style:style>
    <style:style style:name="P103" style:family="paragraph" style:parent-style-name="Standard">
      <style:text-properties officeooo:paragraph-rsid="02a8e881"/>
    </style:style>
    <style:style style:name="P104" style:family="paragraph" style:parent-style-name="Standard">
      <style:paragraph-properties fo:text-align="justify" style:justify-single-word="false"/>
      <style:text-properties officeooo:paragraph-rsid="02a8e881"/>
    </style:style>
    <style:style style:name="P105" style:family="paragraph" style:parent-style-name="Standard">
      <style:text-properties officeooo:rsid="01ac723b" officeooo:paragraph-rsid="01ac723b"/>
    </style:style>
    <style:style style:name="P106" style:family="paragraph" style:parent-style-name="Standard">
      <style:text-properties officeooo:paragraph-rsid="02b7df84"/>
    </style:style>
    <style:style style:name="P107" style:family="paragraph" style:parent-style-name="Standard">
      <style:text-properties officeooo:paragraph-rsid="02b835c8"/>
    </style:style>
    <style:style style:name="P108" style:family="paragraph" style:parent-style-name="Standard">
      <style:text-properties officeooo:paragraph-rsid="02bd8dac"/>
    </style:style>
    <style:style style:name="P109" style:family="paragraph" style:parent-style-name="Standard">
      <style:text-properties officeooo:paragraph-rsid="02d4eb54"/>
    </style:style>
    <style:style style:name="P110" style:family="paragraph" style:parent-style-name="Standard">
      <style:text-properties officeooo:rsid="02d4eb54" officeooo:paragraph-rsid="02d4eb54"/>
    </style:style>
    <style:style style:name="P111" style:family="paragraph" style:parent-style-name="Standard">
      <style:paragraph-properties fo:text-align="justify" style:justify-single-word="false"/>
      <style:text-properties officeooo:rsid="02d4eb54" officeooo:paragraph-rsid="02d6fad2"/>
    </style:style>
    <style:style style:name="P112" style:family="paragraph" style:parent-style-name="Standard">
      <style:text-properties officeooo:paragraph-rsid="0171a4b1"/>
    </style:style>
    <style:style style:name="P113" style:family="paragraph" style:parent-style-name="Standard">
      <style:text-properties officeooo:paragraph-rsid="02ba6a6d"/>
    </style:style>
    <style:style style:name="P114" style:family="paragraph" style:parent-style-name="Standard">
      <style:text-properties officeooo:paragraph-rsid="02da971e"/>
    </style:style>
    <style:style style:name="P115" style:family="paragraph" style:parent-style-name="Standard">
      <style:text-properties officeooo:paragraph-rsid="02de2855"/>
    </style:style>
    <style:style style:name="P116" style:family="paragraph" style:parent-style-name="Standard">
      <style:text-properties officeooo:paragraph-rsid="02df9268"/>
    </style:style>
    <style:style style:name="P117" style:family="paragraph" style:parent-style-name="Standard">
      <style:text-properties officeooo:paragraph-rsid="02e20076"/>
    </style:style>
    <style:style style:name="P118" style:family="paragraph" style:parent-style-name="Standard">
      <style:text-properties officeooo:paragraph-rsid="02ea827e"/>
    </style:style>
    <style:style style:name="P119" style:family="paragraph" style:parent-style-name="Standard">
      <style:text-properties officeooo:paragraph-rsid="02eb58a6"/>
    </style:style>
    <style:style style:name="P12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2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2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2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2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2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26" style:family="paragraph" style:parent-style-name="Standard">
      <style:paragraph-properties fo:break-before="page"/>
    </style:style>
    <style:style style:name="P127" style:family="paragraph" style:parent-style-name="Standard">
      <style:paragraph-properties fo:text-align="center" style:justify-single-word="false" fo:break-before="page"/>
    </style:style>
    <style:style style:name="P12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29" style:family="paragraph" style:parent-style-name="Standard">
      <style:paragraph-properties fo:break-before="page"/>
      <style:text-properties officeooo:paragraph-rsid="01465b56"/>
    </style:style>
    <style:style style:name="P130" style:family="paragraph" style:parent-style-name="Standard">
      <style:paragraph-properties fo:break-before="page"/>
      <style:text-properties officeooo:paragraph-rsid="0149565a"/>
    </style:style>
    <style:style style:name="P131" style:family="paragraph" style:parent-style-name="Standard">
      <style:paragraph-properties fo:text-align="justify" style:justify-single-word="false" fo:break-before="page"/>
    </style:style>
    <style:style style:name="P132" style:family="paragraph" style:parent-style-name="Standard">
      <style:paragraph-properties fo:break-before="page"/>
      <style:text-properties officeooo:paragraph-rsid="01bd0f67"/>
    </style:style>
    <style:style style:name="P133" style:family="paragraph" style:parent-style-name="Standard">
      <style:paragraph-properties fo:break-before="page"/>
      <style:text-properties officeooo:paragraph-rsid="02b835c8"/>
    </style:style>
    <style:style style:name="P134" style:family="paragraph" style:parent-style-name="Standard">
      <style:paragraph-properties fo:break-before="page"/>
      <style:text-properties officeooo:paragraph-rsid="02da971e"/>
    </style:style>
    <style:style style:name="P13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3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6c68c"/>
    </style:style>
    <style:style style:name="P1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07f04"/>
    </style:style>
    <style:style style:name="P1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834b1"/>
    </style:style>
    <style:style style:name="P1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2fdab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8ec4e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b85fa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e19e6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06d7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f2c7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9ab97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bb1bf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50f90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7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7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7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29e73ce"/>
    </style:style>
    <style:style style:name="P1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07256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417be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5aa5c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785fc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07f04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4b607"/>
    </style:style>
    <style:style style:name="P2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834b1"/>
    </style:style>
    <style:style style:name="P2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3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3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3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7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38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39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40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5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46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47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48" style:family="paragraph" style:parent-style-name="Standard" style:master-page-name="">
      <style:paragraph-properties style:page-number="auto"/>
      <style:text-properties officeooo:paragraph-rsid="0214b6b2"/>
    </style:style>
    <style:style style:name="P249" style:family="paragraph" style:parent-style-name="Standard" style:master-page-name="">
      <style:paragraph-properties style:page-number="auto"/>
      <style:text-properties officeooo:paragraph-rsid="02085c57"/>
    </style:style>
    <style:style style:name="P250" style:family="paragraph" style:parent-style-name="Standard" style:master-page-name="">
      <style:paragraph-properties style:page-number="auto"/>
      <style:text-properties officeooo:paragraph-rsid="020ce33f"/>
    </style:style>
    <style:style style:name="P251" style:family="paragraph" style:parent-style-name="Standard" style:master-page-name="">
      <style:paragraph-properties style:page-number="auto"/>
      <style:text-properties officeooo:paragraph-rsid="02111036"/>
    </style:style>
    <style:style style:name="P252" style:family="paragraph" style:parent-style-name="Standard" style:master-page-name="">
      <style:paragraph-properties style:page-number="auto"/>
      <style:text-properties officeooo:paragraph-rsid="02223d51"/>
    </style:style>
    <style:style style:name="P253" style:family="paragraph" style:parent-style-name="Standard" style:master-page-name="">
      <style:paragraph-properties style:page-number="auto"/>
      <style:text-properties officeooo:paragraph-rsid="022dac16"/>
    </style:style>
    <style:style style:name="P254" style:family="paragraph" style:parent-style-name="Standard" style:master-page-name="">
      <style:paragraph-properties style:page-number="auto"/>
      <style:text-properties officeooo:paragraph-rsid="023179eb"/>
    </style:style>
    <style:style style:name="P255" style:family="paragraph" style:parent-style-name="Standard" style:master-page-name="">
      <style:paragraph-properties style:page-number="auto"/>
      <style:text-properties officeooo:paragraph-rsid="02352daa"/>
    </style:style>
    <style:style style:name="P256" style:family="paragraph" style:parent-style-name="Standard" style:master-page-name="">
      <style:paragraph-properties style:page-number="auto"/>
      <style:text-properties officeooo:paragraph-rsid="02365318"/>
    </style:style>
    <style:style style:name="P257" style:family="paragraph" style:parent-style-name="Standard" style:master-page-name="">
      <style:paragraph-properties style:page-number="auto"/>
      <style:text-properties officeooo:paragraph-rsid="023b4625"/>
    </style:style>
    <style:style style:name="P258" style:family="paragraph" style:parent-style-name="Standard" style:master-page-name="">
      <style:paragraph-properties style:page-number="auto"/>
      <style:text-properties officeooo:paragraph-rsid="023c6679"/>
    </style:style>
    <style:style style:name="P259" style:family="paragraph" style:parent-style-name="Standard" style:master-page-name="">
      <style:paragraph-properties style:page-number="auto"/>
      <style:text-properties officeooo:paragraph-rsid="02448428"/>
    </style:style>
    <style:style style:name="P260" style:family="paragraph" style:parent-style-name="Standard" style:master-page-name="">
      <style:paragraph-properties style:page-number="auto"/>
      <style:text-properties officeooo:paragraph-rsid="024a5fe1"/>
    </style:style>
    <style:style style:name="P261" style:family="paragraph" style:parent-style-name="Standard" style:master-page-name="">
      <style:paragraph-properties style:page-number="auto"/>
      <style:text-properties officeooo:paragraph-rsid="024be149"/>
    </style:style>
    <style:style style:name="P262" style:family="paragraph" style:parent-style-name="Standard" style:master-page-name="">
      <style:paragraph-properties style:page-number="auto"/>
      <style:text-properties officeooo:paragraph-rsid="024d4d90"/>
    </style:style>
    <style:style style:name="P263" style:family="paragraph" style:parent-style-name="Standard" style:master-page-name="">
      <style:paragraph-properties style:page-number="auto"/>
      <style:text-properties officeooo:paragraph-rsid="027e8e33"/>
    </style:style>
    <style:style style:name="P264" style:family="paragraph" style:parent-style-name="Standard" style:master-page-name="">
      <style:paragraph-properties style:page-number="auto"/>
      <style:text-properties officeooo:paragraph-rsid="02a8e881"/>
    </style:style>
    <style:style style:name="P265" style:family="paragraph" style:parent-style-name="Standard" style:master-page-name="">
      <style:paragraph-properties style:page-number="auto"/>
      <style:text-properties officeooo:paragraph-rsid="02b835c8"/>
    </style:style>
    <style:style style:name="P266" style:family="paragraph" style:parent-style-name="Standard" style:master-page-name="">
      <style:paragraph-properties style:page-number="auto"/>
      <style:text-properties officeooo:paragraph-rsid="02df9268"/>
    </style:style>
    <style:style style:name="P2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72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7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7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2174862" officeooo:paragraph-rsid="02ea827e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315a9b" style:font-style-asian="italic" style:font-style-complex="italic"/>
    </style:style>
    <style:style style:name="T7" style:family="text">
      <style:text-properties fo:font-style="italic" style:text-underline-style="none" officeooo:rsid="00d17671" style:font-style-asian="normal" style:font-style-complex="normal"/>
    </style:style>
    <style:style style:name="T8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1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ize-asian="10pt" style:font-style-asian="italic" style:font-size-complex="10pt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officeooo:rsid="01bf2aed"/>
    </style:style>
    <style:style style:name="T21" style:family="text">
      <style:text-properties fo:font-style="italic" officeooo:rsid="01cdc30e"/>
    </style:style>
    <style:style style:name="T22" style:family="text">
      <style:text-properties fo:font-style="italic" officeooo:rsid="00d17671"/>
    </style:style>
    <style:style style:name="T23" style:family="text">
      <style:text-properties fo:font-style="italic" officeooo:rsid="01de6d4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84b174" style:font-style-asian="normal" style:font-style-complex="normal"/>
    </style:style>
    <style:style style:name="T26" style:family="text">
      <style:text-properties fo:font-style="normal" officeooo:rsid="01cdc30e" style:font-style-asian="normal" style:font-style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none" officeooo:rsid="002c318e" style:font-style-asian="normal" style:font-style-complex="normal"/>
    </style:style>
    <style:style style:name="T29" style:family="text">
      <style:text-properties fo:font-style="normal" style:text-underline-style="none" officeooo:rsid="002d35b4" style:font-style-asian="normal" style:font-style-complex="normal"/>
    </style:style>
    <style:style style:name="T30" style:family="text">
      <style:text-properties fo:font-style="normal" style:text-underline-style="none" officeooo:rsid="00315a9b" style:font-style-asian="normal" style:font-style-complex="normal"/>
    </style:style>
    <style:style style:name="T31" style:family="text">
      <style:text-properties fo:font-style="normal" style:text-underline-style="none" officeooo:rsid="00633e66" style:font-style-asian="normal" style:font-style-complex="normal"/>
    </style:style>
    <style:style style:name="T32" style:family="text">
      <style:text-properties fo:font-style="normal" style:text-underline-style="none" officeooo:rsid="006f728c" style:font-style-asian="normal" style:font-style-complex="normal"/>
    </style:style>
    <style:style style:name="T33" style:family="text">
      <style:text-properties fo:font-style="normal" style:text-underline-style="none" officeooo:rsid="00cfe32a" style:font-style-asian="normal" style:font-style-complex="normal"/>
    </style:style>
    <style:style style:name="T34" style:family="text">
      <style:text-properties fo:font-style="normal" style:text-underline-style="none" officeooo:rsid="00e9172d" style:font-style-asian="normal" style:font-style-complex="normal"/>
    </style:style>
    <style:style style:name="T35" style:family="text">
      <style:text-properties fo:font-style="normal" style:text-underline-style="none" officeooo:rsid="00ebe9ed" style:font-style-asian="normal" style:font-style-complex="normal"/>
    </style:style>
    <style:style style:name="T36" style:family="text">
      <style:text-properties fo:font-style="normal" style:text-underline-style="none" officeooo:rsid="00d17671" style:font-style-asian="normal" style:font-style-complex="normal"/>
    </style:style>
    <style:style style:name="T37" style:family="text">
      <style:text-properties fo:font-style="normal" style:text-underline-style="none" officeooo:rsid="00ed5b01" style:font-style-asian="normal" style:font-style-complex="normal"/>
    </style:style>
    <style:style style:name="T38" style:family="text">
      <style:text-properties fo:font-style="normal" style:text-underline-style="none" officeooo:rsid="00d20a1b" style:font-style-asian="normal" style:font-style-complex="normal"/>
    </style:style>
    <style:style style:name="T39" style:family="text">
      <style:text-properties fo:font-style="normal" style:text-underline-style="none" officeooo:rsid="00eda7a8" style:font-style-asian="normal" style:font-style-complex="normal"/>
    </style:style>
    <style:style style:name="T40" style:family="text">
      <style:text-properties fo:font-style="normal" style:text-underline-style="none" officeooo:rsid="00d3b6e5" style:font-style-asian="normal" style:font-style-complex="normal"/>
    </style:style>
    <style:style style:name="T41" style:family="text">
      <style:text-properties fo:font-style="normal" style:text-underline-style="none" officeooo:rsid="00d5b58b" style:font-style-asian="normal" style:font-style-complex="normal"/>
    </style:style>
    <style:style style:name="T42" style:family="text">
      <style:text-properties fo:font-style="normal" style:text-underline-style="none" officeooo:rsid="00eec105" style:font-style-asian="normal" style:font-style-complex="normal"/>
    </style:style>
    <style:style style:name="T43" style:family="text">
      <style:text-properties fo:font-style="normal" style:text-underline-style="none" officeooo:rsid="00f958e4" style:font-style-asian="normal" style:font-style-complex="normal"/>
    </style:style>
    <style:style style:name="T44" style:family="text">
      <style:text-properties fo:font-style="normal" style:text-underline-style="none" officeooo:rsid="0103769a" style:font-style-asian="normal" style:font-style-complex="normal"/>
    </style:style>
    <style:style style:name="T45" style:family="text">
      <style:text-properties fo:font-style="normal" style:text-underline-style="none" officeooo:rsid="010b52be" style:font-style-asian="normal" style:font-style-complex="normal"/>
    </style:style>
    <style:style style:name="T46" style:family="text">
      <style:text-properties fo:font-style="normal" style:text-underline-style="none" officeooo:rsid="010c9a97" style:font-style-asian="normal" style:font-style-complex="normal"/>
    </style:style>
    <style:style style:name="T47" style:family="text">
      <style:text-properties fo:font-style="normal" style:text-underline-style="none" officeooo:rsid="01105376" style:font-style-asian="normal" style:font-style-complex="normal"/>
    </style:style>
    <style:style style:name="T48" style:family="text">
      <style:text-properties fo:font-style="normal" style:text-underline-style="none" officeooo:rsid="01148304" style:font-style-asian="normal" style:font-style-complex="normal"/>
    </style:style>
    <style:style style:name="T49" style:family="text">
      <style:text-properties fo:font-style="normal" style:text-underline-style="none" officeooo:rsid="011ce3e5" style:font-style-asian="normal" style:font-style-complex="normal"/>
    </style:style>
    <style:style style:name="T50" style:family="text">
      <style:text-properties fo:font-style="normal" style:text-underline-style="none" officeooo:rsid="011dd8eb" style:font-style-asian="normal" style:font-style-complex="normal"/>
    </style:style>
    <style:style style:name="T51" style:family="text">
      <style:text-properties fo:font-style="normal" style:text-underline-style="none" officeooo:rsid="014b46e5" style:font-style-asian="normal" style:font-style-complex="normal"/>
    </style:style>
    <style:style style:name="T52" style:family="text">
      <style:text-properties fo:font-style="normal" style:text-underline-style="none" officeooo:rsid="01541640" style:font-style-asian="normal" style:font-style-complex="normal"/>
    </style:style>
    <style:style style:name="T53" style:family="text">
      <style:text-properties fo:font-style="normal" style:text-underline-style="none" officeooo:rsid="0155b3a7" style:font-style-asian="normal" style:font-style-complex="normal"/>
    </style:style>
    <style:style style:name="T54" style:family="text">
      <style:text-properties fo:font-style="normal" style:text-underline-style="none" officeooo:rsid="0174bd2c" style:font-style-asian="normal" style:font-style-complex="normal"/>
    </style:style>
    <style:style style:name="T55" style:family="text">
      <style:text-properties fo:font-style="normal" style:text-underline-style="none" officeooo:rsid="0176ca3c" style:font-style-asian="normal" style:font-style-complex="normal"/>
    </style:style>
    <style:style style:name="T56" style:family="text">
      <style:text-properties fo:font-style="normal" style:text-underline-style="none" officeooo:rsid="019cea50" style:font-style-asian="normal" style:font-style-complex="normal"/>
    </style:style>
    <style:style style:name="T57" style:family="text">
      <style:text-properties fo:font-style="normal" style:text-underline-style="none" officeooo:rsid="028785fc" style:font-style-asian="normal" style:font-style-complex="normal"/>
    </style:style>
    <style:style style:name="T58" style:family="text">
      <style:text-properties fo:font-style="normal" style:text-underline-style="none" officeooo:rsid="02c0f8e2" style:font-style-asian="normal" style:font-style-complex="normal"/>
    </style:style>
    <style:style style:name="T59" style:family="text">
      <style:text-properties fo:font-style="normal" style:text-underline-style="none" officeooo:rsid="02db57fb" style:font-style-asian="normal" style:font-style-complex="normal"/>
    </style:style>
    <style:style style:name="T60" style:family="text">
      <style:text-properties fo:font-style="normal" style:text-underline-style="none" officeooo:rsid="02e396f5" style:font-style-asian="normal" style:font-style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79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80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81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82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83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84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85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86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87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88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89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90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91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92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93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94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95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96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97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04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05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06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07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08" style:family="text">
      <style:text-properties style:text-underline-style="none" style:font-style-asian="normal" style:font-style-complex="normal"/>
    </style:style>
    <style:style style:name="T109" style:family="text">
      <style:text-properties style:text-underline-style="none" officeooo:rsid="002d35b4" style:font-style-asian="normal" style:font-style-complex="normal"/>
    </style:style>
    <style:style style:name="T110" style:family="text">
      <style:text-properties style:text-underline-style="none" officeooo:rsid="002c318e" style:font-style-asian="normal" style:font-style-complex="normal"/>
    </style:style>
    <style:style style:name="T111" style:family="text">
      <style:text-properties style:text-underline-style="none" officeooo:rsid="00cc18fe" style:font-style-asian="normal" style:font-style-complex="normal"/>
    </style:style>
    <style:style style:name="T112" style:family="text">
      <style:text-properties style:text-underline-style="none" officeooo:rsid="00eec105" style:font-style-asian="normal" style:font-style-complex="normal"/>
    </style:style>
    <style:style style:name="T113" style:family="text">
      <style:text-properties style:text-underline-style="none" officeooo:rsid="00d5b58b" style:font-style-asian="normal" style:font-style-complex="normal"/>
    </style:style>
    <style:style style:name="T114" style:family="text">
      <style:text-properties style:text-underline-style="none" officeooo:rsid="0103769a" style:font-style-asian="normal" style:font-style-complex="normal"/>
    </style:style>
    <style:style style:name="T115" style:family="text">
      <style:text-properties style:text-underline-style="none" officeooo:rsid="0085fd01" style:font-style-asian="normal" style:font-style-complex="normal"/>
    </style:style>
    <style:style style:name="T116" style:family="text">
      <style:text-properties style:text-underline-style="none" officeooo:rsid="011150ba" style:font-style-asian="normal" style:font-style-complex="normal"/>
    </style:style>
    <style:style style:name="T117" style:family="text">
      <style:text-properties style:text-underline-style="none" officeooo:rsid="011ce3e5" style:font-style-asian="normal" style:font-style-complex="normal"/>
    </style:style>
    <style:style style:name="T118" style:family="text">
      <style:text-properties style:text-underline-style="none" officeooo:rsid="01430567" style:font-style-asian="normal" style:font-style-complex="normal"/>
    </style:style>
    <style:style style:name="T119" style:family="text">
      <style:text-properties style:text-underline-style="none" officeooo:rsid="01434dce" style:font-style-asian="normal" style:font-style-complex="normal"/>
    </style:style>
    <style:style style:name="T120" style:family="text">
      <style:text-properties style:text-underline-style="none" officeooo:rsid="014b46e5" style:font-style-asian="normal" style:font-style-complex="normal"/>
    </style:style>
    <style:style style:name="T121" style:family="text">
      <style:text-properties style:text-underline-style="none" officeooo:rsid="0155b3a7" style:font-style-asian="normal" style:font-style-complex="normal"/>
    </style:style>
    <style:style style:name="T122" style:family="text">
      <style:text-properties style:text-underline-style="none" officeooo:rsid="01e9f32c" style:font-style-asian="normal" style:font-style-complex="normal"/>
    </style:style>
    <style:style style:name="T123" style:family="text">
      <style:text-properties style:text-underline-style="none" officeooo:rsid="02e396f5" style:font-style-asian="normal" style:font-style-complex="normal"/>
    </style:style>
    <style:style style:name="T124" style:family="text">
      <style:text-properties style:text-underline-style="none" officeooo:rsid="02e4637c" style:font-style-asian="normal" style:font-style-complex="normal"/>
    </style:style>
    <style:style style:name="T125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26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27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officeooo:rsid="001178ae"/>
    </style:style>
    <style:style style:name="T130" style:family="text">
      <style:text-properties officeooo:rsid="0015290e"/>
    </style:style>
    <style:style style:name="T131" style:family="text">
      <style:text-properties officeooo:rsid="001b2b27"/>
    </style:style>
    <style:style style:name="T132" style:family="text">
      <style:text-properties officeooo:rsid="0034832a"/>
    </style:style>
    <style:style style:name="T133" style:family="text">
      <style:text-properties style:font-size-asian="10pt" style:font-size-complex="10pt"/>
    </style:style>
    <style:style style:name="T134" style:family="text">
      <style:text-properties officeooo:rsid="000f7979" style:font-size-asian="10pt" style:font-size-complex="10pt"/>
    </style:style>
    <style:style style:name="T135" style:family="text">
      <style:text-properties officeooo:rsid="0015ad56" style:font-size-asian="10pt" style:font-size-complex="10pt"/>
    </style:style>
    <style:style style:name="T136" style:family="text">
      <style:text-properties officeooo:rsid="0016e0aa" style:font-size-asian="10pt" style:font-size-complex="10pt"/>
    </style:style>
    <style:style style:name="T137" style:family="text">
      <style:text-properties officeooo:rsid="0017fe57" style:font-size-asian="10pt" style:font-size-complex="10pt"/>
    </style:style>
    <style:style style:name="T138" style:family="text">
      <style:text-properties officeooo:rsid="007b25e6" style:font-size-asian="10pt" style:font-size-complex="10pt"/>
    </style:style>
    <style:style style:name="T139" style:family="text">
      <style:text-properties officeooo:rsid="00a3692c" style:font-size-asian="10pt" style:font-size-complex="10pt"/>
    </style:style>
    <style:style style:name="T140" style:family="text">
      <style:text-properties officeooo:rsid="02544efc" style:font-size-asian="10pt" style:font-size-complex="10pt"/>
    </style:style>
    <style:style style:name="T141" style:family="text">
      <style:text-properties officeooo:rsid="00848c87"/>
    </style:style>
    <style:style style:name="T142" style:family="text">
      <style:text-properties officeooo:rsid="0084b174"/>
    </style:style>
    <style:style style:name="T143" style:family="text">
      <style:text-properties officeooo:rsid="0085fd01"/>
    </style:style>
    <style:style style:name="T144" style:family="text">
      <style:text-properties officeooo:rsid="00963f2a"/>
    </style:style>
    <style:style style:name="T145" style:family="text">
      <style:text-properties officeooo:rsid="00989675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989675" style:font-weight-asian="normal" style:font-weight-complex="normal"/>
    </style:style>
    <style:style style:name="T148" style:family="text">
      <style:text-properties fo:font-weight="normal" officeooo:rsid="01aee3cb" style:font-weight-asian="normal" style:font-weight-complex="normal"/>
    </style:style>
    <style:style style:name="T149" style:family="text">
      <style:text-properties fo:font-weight="normal" officeooo:rsid="02b7df84" style:font-weight-asian="normal" style:font-weight-complex="normal"/>
    </style:style>
    <style:style style:name="T150" style:family="text">
      <style:text-properties fo:font-weight="normal" officeooo:rsid="02d6fad2" style:font-weight-asian="normal" style:font-weight-complex="normal"/>
    </style:style>
    <style:style style:name="T15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5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5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5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5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56" style:family="text">
      <style:text-properties officeooo:rsid="0099f758"/>
    </style:style>
    <style:style style:name="T157" style:family="text">
      <style:text-properties officeooo:rsid="009fb0b9"/>
    </style:style>
    <style:style style:name="T158" style:family="text">
      <style:text-properties officeooo:rsid="00a68766"/>
    </style:style>
    <style:style style:name="T159" style:family="text">
      <style:text-properties officeooo:rsid="00a7197b"/>
    </style:style>
    <style:style style:name="T16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6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6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6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officeooo:rsid="00be4500"/>
    </style:style>
    <style:style style:name="T165" style:family="text">
      <style:text-properties style:font-name="Liberation Serif1" officeooo:rsid="00c4fcfb" style:font-name-asian="Liberation Serif1" style:font-name-complex="Liberation Serif1"/>
    </style:style>
    <style:style style:name="T166" style:family="text">
      <style:text-properties style:font-name="Liberation Serif1" officeooo:rsid="00dec184" style:font-name-asian="Liberation Serif1" style:font-name-complex="Liberation Serif1"/>
    </style:style>
    <style:style style:name="T16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6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6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7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71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2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3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74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75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76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77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178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179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180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181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182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183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184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185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86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87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188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9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0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1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2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3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4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5" style:family="text">
      <style:text-properties style:font-name="Liberation Serif1" fo:font-style="italic" officeooo:rsid="00dec184" style:font-name-asian="Liberation Serif1" style:font-name-complex="Liberation Serif1"/>
    </style:style>
    <style:style style:name="T196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197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98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199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00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1" style:family="text">
      <style:text-properties officeooo:rsid="00d17671"/>
    </style:style>
    <style:style style:name="T202" style:family="text">
      <style:text-properties officeooo:rsid="00d20a1b"/>
    </style:style>
    <style:style style:name="T203" style:family="text">
      <style:text-properties officeooo:rsid="00d30059"/>
    </style:style>
    <style:style style:name="T204" style:family="text">
      <style:text-properties officeooo:rsid="00d3b6e5"/>
    </style:style>
    <style:style style:name="T205" style:family="text">
      <style:text-properties officeooo:rsid="00d4e75b"/>
    </style:style>
    <style:style style:name="T206" style:family="text">
      <style:text-properties officeooo:rsid="00b13985" style:font-weight-asian="bold" style:font-weight-complex="bold"/>
    </style:style>
    <style:style style:name="T207" style:family="text">
      <style:text-properties officeooo:rsid="009d9841" style:font-weight-asian="bold" style:font-weight-complex="bold"/>
    </style:style>
    <style:style style:name="T208" style:family="text">
      <style:text-properties officeooo:rsid="000f7979" style:font-weight-asian="bold" style:font-weight-complex="bold"/>
    </style:style>
    <style:style style:name="T209" style:family="text">
      <style:text-properties officeooo:rsid="009f4c9b" style:font-weight-asian="bold" style:font-weight-complex="bold"/>
    </style:style>
    <style:style style:name="T210" style:family="text">
      <style:text-properties officeooo:rsid="00ebb47d"/>
    </style:style>
    <style:style style:name="T211" style:family="text">
      <style:text-properties officeooo:rsid="00ed5b01"/>
    </style:style>
    <style:style style:name="T212" style:family="text">
      <style:text-properties fo:color="#784b04" fo:font-style="italic" style:text-underline-style="none" officeooo:rsid="00ed5b01" style:font-style-asian="normal" style:font-style-complex="normal"/>
    </style:style>
    <style:style style:name="T213" style:family="text">
      <style:text-properties fo:color="#784b04" fo:font-style="italic" style:text-underline-style="none" officeooo:rsid="00eda7a8" style:font-style-asian="normal" style:font-style-complex="normal"/>
    </style:style>
    <style:style style:name="T214" style:family="text">
      <style:text-properties fo:color="#784b04" fo:font-style="italic" style:text-underline-style="none" officeooo:rsid="00eec105" style:font-style-asian="normal" style:font-style-complex="normal"/>
    </style:style>
    <style:style style:name="T215" style:family="text">
      <style:text-properties fo:color="#784b04" fo:font-style="italic" style:text-underline-style="none" officeooo:rsid="0100a3d6" style:font-style-asian="normal" style:font-style-complex="normal"/>
    </style:style>
    <style:style style:name="T216" style:family="text">
      <style:text-properties fo:color="#784b04" fo:font-style="italic" style:text-underline-style="none" officeooo:rsid="01148304" style:font-style-asian="normal" style:font-style-complex="normal"/>
    </style:style>
    <style:style style:name="T217" style:family="text">
      <style:text-properties fo:color="#784b04" fo:font-style="italic" style:text-underline-style="none" officeooo:rsid="011dd8eb" style:font-style-asian="normal" style:font-style-complex="normal"/>
    </style:style>
    <style:style style:name="T218" style:family="text">
      <style:text-properties fo:color="#784b04" fo:font-style="italic" style:text-underline-style="none" officeooo:rsid="0123f608" style:font-style-asian="normal" style:font-style-complex="normal"/>
    </style:style>
    <style:style style:name="T219" style:family="text">
      <style:text-properties fo:color="#784b04" fo:font-style="italic" style:text-underline-style="none" officeooo:rsid="01465b56" style:font-style-asian="normal" style:font-style-complex="normal"/>
    </style:style>
    <style:style style:name="T220" style:family="text">
      <style:text-properties fo:color="#784b04" fo:font-style="italic" style:text-underline-style="none" officeooo:rsid="014b46e5" style:font-style-asian="normal" style:font-style-complex="normal"/>
    </style:style>
    <style:style style:name="T221" style:family="text">
      <style:text-properties fo:color="#784b04" fo:font-style="italic" style:text-underline-style="none" officeooo:rsid="01585f1f" style:font-style-asian="normal" style:font-style-complex="normal"/>
    </style:style>
    <style:style style:name="T222" style:family="text">
      <style:text-properties fo:color="#784b04" fo:font-style="italic" style:text-underline-style="none" officeooo:rsid="015a7278" style:font-style-asian="normal" style:font-style-complex="normal"/>
    </style:style>
    <style:style style:name="T223" style:family="text">
      <style:text-properties fo:color="#784b04" fo:font-style="italic" style:text-underline-style="none" officeooo:rsid="0164559d" style:font-style-asian="normal" style:font-style-complex="normal"/>
    </style:style>
    <style:style style:name="T224" style:family="text">
      <style:text-properties fo:color="#784b04" fo:font-style="italic" style:text-underline-style="none" officeooo:rsid="0167a8cc" style:font-style-asian="normal" style:font-style-complex="normal"/>
    </style:style>
    <style:style style:name="T225" style:family="text">
      <style:text-properties fo:color="#784b04" fo:font-style="italic" style:text-underline-style="none" officeooo:rsid="01696599" style:font-style-asian="normal" style:font-style-complex="normal"/>
    </style:style>
    <style:style style:name="T226" style:family="text">
      <style:text-properties fo:color="#784b04" fo:font-style="italic" style:text-underline-style="none" officeooo:rsid="016c63da" style:font-style-asian="normal" style:font-style-complex="normal"/>
    </style:style>
    <style:style style:name="T227" style:family="text">
      <style:text-properties fo:color="#784b04" fo:font-style="italic" style:text-underline-style="none" officeooo:rsid="016e4551" style:font-style-asian="normal" style:font-style-complex="normal"/>
    </style:style>
    <style:style style:name="T228" style:family="text">
      <style:text-properties fo:color="#784b04" fo:font-style="italic" style:text-underline-style="none" officeooo:rsid="0176ca3c" style:font-style-asian="normal" style:font-style-complex="normal"/>
    </style:style>
    <style:style style:name="T229" style:family="text">
      <style:text-properties fo:color="#784b04" fo:font-style="italic" style:text-underline-style="none" officeooo:rsid="017c7f61" style:font-style-asian="normal" style:font-style-complex="normal"/>
    </style:style>
    <style:style style:name="T230" style:family="text">
      <style:text-properties fo:color="#784b04" fo:font-style="italic" style:text-underline-style="none" officeooo:rsid="017e7557" style:font-style-asian="normal" style:font-style-complex="normal"/>
    </style:style>
    <style:style style:name="T231" style:family="text">
      <style:text-properties fo:color="#784b04" fo:font-style="italic" style:text-underline-style="none" officeooo:rsid="0188b1cd" style:font-style-asian="normal" style:font-style-complex="normal"/>
    </style:style>
    <style:style style:name="T232" style:family="text">
      <style:text-properties fo:color="#784b04" fo:font-style="italic" style:text-underline-style="none" officeooo:rsid="01e72cd1" style:font-style-asian="normal" style:font-style-complex="normal"/>
    </style:style>
    <style:style style:name="T233" style:family="text">
      <style:text-properties fo:color="#784b04" fo:font-style="italic" style:text-underline-style="none" officeooo:rsid="01f9159a" style:font-style-asian="normal" style:font-style-complex="normal"/>
    </style:style>
    <style:style style:name="T234" style:family="text">
      <style:text-properties fo:color="#784b04" fo:font-style="italic" style:text-underline-style="none" officeooo:rsid="01f93752" style:font-style-asian="normal" style:font-style-complex="normal"/>
    </style:style>
    <style:style style:name="T235" style:family="text">
      <style:text-properties fo:color="#784b04" fo:font-style="italic" style:text-underline-style="none" officeooo:rsid="02287e20" style:font-style-asian="normal" style:font-style-complex="normal"/>
    </style:style>
    <style:style style:name="T236" style:family="text">
      <style:text-properties fo:color="#784b04" fo:font-style="italic" style:text-underline-style="none" officeooo:rsid="023179eb" style:font-style-asian="normal" style:font-style-complex="normal"/>
    </style:style>
    <style:style style:name="T237" style:family="text">
      <style:text-properties fo:color="#784b04" fo:font-style="italic" style:text-underline-style="none" officeooo:rsid="02352daa" style:font-style-asian="normal" style:font-style-complex="normal"/>
    </style:style>
    <style:style style:name="T238" style:family="text">
      <style:text-properties fo:color="#784b04" fo:font-style="italic" style:text-underline-style="none" officeooo:rsid="02365318" style:font-style-asian="normal" style:font-style-complex="normal"/>
    </style:style>
    <style:style style:name="T239" style:family="text">
      <style:text-properties fo:color="#784b04" fo:font-style="italic" style:text-underline-style="none" officeooo:rsid="023b4625" style:font-style-asian="normal" style:font-style-complex="normal"/>
    </style:style>
    <style:style style:name="T240" style:family="text">
      <style:text-properties fo:color="#784b04" fo:font-style="italic" style:text-underline-style="none" officeooo:rsid="023dc202" style:font-style-asian="normal" style:font-style-complex="normal"/>
    </style:style>
    <style:style style:name="T241" style:family="text">
      <style:text-properties fo:color="#784b04" fo:font-style="italic" style:text-underline-style="none" officeooo:rsid="02448428" style:font-style-asian="normal" style:font-style-complex="normal"/>
    </style:style>
    <style:style style:name="T242" style:family="text">
      <style:text-properties fo:color="#784b04" fo:font-style="italic" style:text-underline-style="none" officeooo:rsid="024be18d" style:font-style-asian="normal" style:font-style-complex="normal"/>
    </style:style>
    <style:style style:name="T243" style:family="text">
      <style:text-properties fo:color="#784b04" fo:font-style="italic" style:text-underline-style="none" officeooo:rsid="02c0f8e2" style:font-style-asian="normal" style:font-style-complex="normal"/>
    </style:style>
    <style:style style:name="T244" style:family="text">
      <style:text-properties fo:color="#784b04" fo:font-style="italic" style:text-underline-style="none" officeooo:rsid="02c4a04e" style:font-style-asian="normal" style:font-style-complex="normal"/>
    </style:style>
    <style:style style:name="T245" style:family="text">
      <style:text-properties fo:color="#784b04" fo:font-style="italic" style:text-underline-style="none" officeooo:rsid="02c761f3" style:font-style-asian="normal" style:font-style-complex="normal"/>
    </style:style>
    <style:style style:name="T246" style:family="text">
      <style:text-properties fo:color="#784b04" fo:font-style="italic" style:text-underline-style="none" officeooo:rsid="02db57fb" style:font-style-asian="normal" style:font-style-complex="normal"/>
    </style:style>
    <style:style style:name="T247" style:family="text">
      <style:text-properties fo:color="#784b04" fo:font-style="italic" style:text-underline-style="none" officeooo:rsid="02dec53f" style:font-style-asian="normal" style:font-style-complex="normal"/>
    </style:style>
    <style:style style:name="T248" style:family="text">
      <style:text-properties fo:color="#784b04" fo:font-style="italic" style:text-underline-style="none" officeooo:rsid="02e396f5" style:font-style-asian="normal" style:font-style-complex="normal"/>
    </style:style>
    <style:style style:name="T249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50" style:family="text">
      <style:text-properties fo:color="#784b04" fo:font-style="italic" officeooo:rsid="01853232"/>
    </style:style>
    <style:style style:name="T251" style:family="text">
      <style:text-properties fo:color="#784b04" fo:font-style="italic" officeooo:rsid="01be3fd8"/>
    </style:style>
    <style:style style:name="T252" style:family="text">
      <style:text-properties fo:color="#784b04" fo:font-style="italic" officeooo:rsid="01bf2aed"/>
    </style:style>
    <style:style style:name="T253" style:family="text">
      <style:text-properties fo:color="#784b04" fo:font-style="italic" officeooo:rsid="01c1d024"/>
    </style:style>
    <style:style style:name="T254" style:family="text">
      <style:text-properties fo:color="#784b04" fo:font-style="italic" officeooo:rsid="01c3c55b"/>
    </style:style>
    <style:style style:name="T255" style:family="text">
      <style:text-properties fo:color="#784b04" fo:font-style="italic" officeooo:rsid="01c580a7"/>
    </style:style>
    <style:style style:name="T256" style:family="text">
      <style:text-properties fo:color="#784b04" fo:font-style="italic" officeooo:rsid="01cb91a6"/>
    </style:style>
    <style:style style:name="T257" style:family="text">
      <style:text-properties fo:color="#784b04" fo:font-style="italic" officeooo:rsid="01cdc30e"/>
    </style:style>
    <style:style style:name="T258" style:family="text">
      <style:text-properties fo:color="#784b04" fo:font-style="italic" officeooo:rsid="01d7aff7"/>
    </style:style>
    <style:style style:name="T259" style:family="text">
      <style:text-properties fo:color="#784b04" fo:font-style="italic" officeooo:rsid="01d8e967"/>
    </style:style>
    <style:style style:name="T260" style:family="text">
      <style:text-properties fo:color="#784b04" fo:font-style="italic" officeooo:rsid="01d97a9f"/>
    </style:style>
    <style:style style:name="T261" style:family="text">
      <style:text-properties fo:color="#784b04" fo:font-style="italic" officeooo:rsid="01dae95f"/>
    </style:style>
    <style:style style:name="T262" style:family="text">
      <style:text-properties fo:color="#784b04" fo:font-style="italic" officeooo:rsid="01de6d40"/>
    </style:style>
    <style:style style:name="T263" style:family="text">
      <style:text-properties fo:color="#784b04" fo:font-style="italic" officeooo:rsid="01df5add"/>
    </style:style>
    <style:style style:name="T264" style:family="text">
      <style:text-properties fo:color="#784b04" fo:font-style="italic" officeooo:rsid="01e0f466"/>
    </style:style>
    <style:style style:name="T265" style:family="text">
      <style:text-properties fo:color="#784b04" fo:font-style="italic" officeooo:rsid="01e9f32c"/>
    </style:style>
    <style:style style:name="T266" style:family="text">
      <style:text-properties fo:color="#784b04" fo:font-style="italic" officeooo:rsid="01f93752"/>
    </style:style>
    <style:style style:name="T267" style:family="text">
      <style:text-properties fo:color="#784b04" fo:font-style="italic" officeooo:rsid="02085c57"/>
    </style:style>
    <style:style style:name="T268" style:family="text">
      <style:text-properties fo:color="#784b04" fo:font-style="italic" officeooo:rsid="020eaa53"/>
    </style:style>
    <style:style style:name="T269" style:family="text">
      <style:text-properties fo:color="#784b04" fo:font-style="italic" officeooo:rsid="02111036"/>
    </style:style>
    <style:style style:name="T270" style:family="text">
      <style:text-properties fo:color="#784b04" fo:font-style="italic" officeooo:rsid="0213cb51"/>
    </style:style>
    <style:style style:name="T271" style:family="text">
      <style:text-properties fo:color="#784b04" fo:font-style="italic" officeooo:rsid="0214b6b2"/>
    </style:style>
    <style:style style:name="T272" style:family="text">
      <style:text-properties fo:color="#784b04" fo:font-style="italic" officeooo:rsid="02223d51"/>
    </style:style>
    <style:style style:name="T273" style:family="text">
      <style:text-properties fo:color="#784b04" fo:font-style="italic" officeooo:rsid="02287e20"/>
    </style:style>
    <style:style style:name="T274" style:family="text">
      <style:text-properties fo:color="#784b04" fo:font-style="italic" officeooo:rsid="022dac16"/>
    </style:style>
    <style:style style:name="T275" style:family="text">
      <style:text-properties fo:color="#784b04" fo:font-style="italic" officeooo:rsid="023179eb"/>
    </style:style>
    <style:style style:name="T276" style:family="text">
      <style:text-properties fo:color="#784b04" fo:font-style="italic" officeooo:rsid="023b4625"/>
    </style:style>
    <style:style style:name="T277" style:family="text">
      <style:text-properties fo:color="#784b04" fo:font-style="italic" officeooo:rsid="023c6679"/>
    </style:style>
    <style:style style:name="T278" style:family="text">
      <style:text-properties fo:color="#784b04" fo:font-style="italic" officeooo:rsid="024be149"/>
    </style:style>
    <style:style style:name="T279" style:family="text">
      <style:text-properties fo:color="#784b04" fo:font-style="italic" officeooo:rsid="024be18d"/>
    </style:style>
    <style:style style:name="T280" style:family="text">
      <style:text-properties fo:color="#784b04" fo:font-style="italic" officeooo:rsid="024d4d90"/>
    </style:style>
    <style:style style:name="T281" style:family="text">
      <style:text-properties fo:color="#784b04" fo:font-style="italic" officeooo:rsid="00d17671"/>
    </style:style>
    <style:style style:name="T282" style:family="text">
      <style:text-properties fo:color="#784b04" fo:font-style="italic" officeooo:rsid="0272fdab"/>
    </style:style>
    <style:style style:name="T283" style:family="text">
      <style:text-properties fo:color="#784b04" fo:font-style="italic" officeooo:rsid="0276c68c"/>
    </style:style>
    <style:style style:name="T284" style:family="text">
      <style:text-properties fo:color="#784b04" fo:font-style="italic" officeooo:rsid="0278ec4e"/>
    </style:style>
    <style:style style:name="T285" style:family="text">
      <style:text-properties fo:color="#784b04" fo:font-style="italic" officeooo:rsid="027b85fa"/>
    </style:style>
    <style:style style:name="T286" style:family="text">
      <style:text-properties fo:color="#784b04" fo:font-style="italic" officeooo:rsid="02c4a04e"/>
    </style:style>
    <style:style style:name="T287" style:family="text">
      <style:text-properties fo:color="#784b04" fo:font-style="italic" officeooo:rsid="02c761f3"/>
    </style:style>
    <style:style style:name="T288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289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290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291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292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293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294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295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296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297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298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299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00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01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02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03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04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05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06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07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08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09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10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1" style:family="text">
      <style:text-properties fo:color="#784b04" fo:font-style="normal" style:text-underline-style="none" officeooo:rsid="00d5b58b" style:font-style-asian="normal" style:font-style-complex="normal"/>
    </style:style>
    <style:style style:name="T312" style:family="text">
      <style:text-properties officeooo:rsid="00f06cbd"/>
    </style:style>
    <style:style style:name="T313" style:family="text">
      <style:text-properties officeooo:rsid="00f24be5"/>
    </style:style>
    <style:style style:name="T314" style:family="text">
      <style:text-properties officeooo:rsid="011150ba"/>
    </style:style>
    <style:style style:name="T315" style:family="text">
      <style:text-properties officeooo:rsid="01148304"/>
    </style:style>
    <style:style style:name="T316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17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18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19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20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21" style:family="text">
      <style:text-properties fo:font-size="16pt" officeooo:rsid="01bd0f67" fo:background-color="#ffaa95" loext:char-shading-value="0"/>
    </style:style>
    <style:style style:name="T322" style:family="text">
      <style:text-properties fo:font-size="16pt" officeooo:rsid="01c1d024" fo:background-color="#ffaa95" loext:char-shading-value="0"/>
    </style:style>
    <style:style style:name="T323" style:family="text">
      <style:text-properties fo:font-size="16pt" officeooo:rsid="01cb91a6" fo:background-color="#ffaa95" loext:char-shading-value="0"/>
    </style:style>
    <style:style style:name="T324" style:family="text">
      <style:text-properties fo:font-size="16pt" officeooo:rsid="01d4e3ac" fo:background-color="#ffaa95" loext:char-shading-value="0"/>
    </style:style>
    <style:style style:name="T325" style:family="text">
      <style:text-properties fo:font-size="16pt" officeooo:rsid="01dcf296" fo:background-color="#ffaa95" loext:char-shading-value="0"/>
    </style:style>
    <style:style style:name="T326" style:family="text">
      <style:text-properties officeooo:rsid="011dd8eb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officeooo:rsid="008ff5f8" style:font-weight-asian="bold" style:font-weight-complex="bold"/>
    </style:style>
    <style:style style:name="T329" style:family="text">
      <style:text-properties fo:font-weight="bold" officeooo:rsid="012c9dc2" style:font-weight-asian="bold" style:font-weight-complex="bold"/>
    </style:style>
    <style:style style:name="T330" style:family="text">
      <style:text-properties fo:font-weight="bold" officeooo:rsid="012e0cec" style:font-weight-asian="bold" style:font-weight-complex="bold"/>
    </style:style>
    <style:style style:name="T331" style:family="text">
      <style:text-properties fo:font-weight="bold" officeooo:rsid="013181a4" style:font-weight-asian="bold" style:font-weight-complex="bold"/>
    </style:style>
    <style:style style:name="T332" style:family="text">
      <style:text-properties fo:font-weight="bold" officeooo:rsid="0133eab2" style:font-weight-asian="bold" style:font-weight-complex="bold"/>
    </style:style>
    <style:style style:name="T333" style:family="text">
      <style:text-properties fo:font-weight="bold" officeooo:rsid="00d4e75b" style:font-weight-asian="bold" style:font-weight-complex="bold"/>
    </style:style>
    <style:style style:name="T334" style:family="text">
      <style:text-properties fo:font-weight="bold" officeooo:rsid="01853232" style:font-weight-asian="bold" style:font-weight-complex="bold"/>
    </style:style>
    <style:style style:name="T335" style:family="text">
      <style:text-properties fo:font-weight="bold" officeooo:rsid="0206ee81" style:font-weight-asian="bold" style:font-weight-complex="bold"/>
    </style:style>
    <style:style style:name="T336" style:family="text">
      <style:text-properties fo:font-weight="bold" officeooo:rsid="00d17671" style:font-weight-asian="bold" style:font-weight-complex="bold"/>
    </style:style>
    <style:style style:name="T337" style:family="text">
      <style:text-properties fo:font-weight="bold" officeooo:rsid="01ac723b" style:font-weight-asian="bold" style:font-weight-complex="bold"/>
    </style:style>
    <style:style style:name="T338" style:family="text">
      <style:text-properties fo:font-weight="bold" officeooo:rsid="02b7df84" style:font-weight-asian="bold" style:font-weight-complex="bold"/>
    </style:style>
    <style:style style:name="T339" style:family="text">
      <style:text-properties fo:color="#f10d0c" fo:font-style="normal" style:text-underline-style="none" officeooo:rsid="01541640" style:font-style-asian="normal" style:font-style-complex="normal"/>
    </style:style>
    <style:style style:name="T340" style:family="text">
      <style:text-properties fo:color="#f10d0c" fo:font-style="normal" style:text-underline-style="none" officeooo:rsid="015ff9c9" style:font-style-asian="normal" style:font-style-complex="normal"/>
    </style:style>
    <style:style style:name="T341" style:family="text">
      <style:text-properties fo:color="#f10d0c" fo:font-style="normal" style:text-underline-style="none" officeooo:rsid="00cfe32a" style:font-style-asian="normal" style:font-style-complex="normal"/>
    </style:style>
    <style:style style:name="T342" style:family="text">
      <style:text-properties fo:color="#f10d0c" fo:font-style="normal" style:text-underline-style="none" officeooo:rsid="0174bd2c" style:font-style-asian="normal" style:font-style-complex="normal"/>
    </style:style>
    <style:style style:name="T343" style:family="text">
      <style:text-properties fo:color="#f10d0c" officeooo:rsid="017915bb"/>
    </style:style>
    <style:style style:name="T344" style:family="text">
      <style:text-properties officeooo:rsid="01465b56"/>
    </style:style>
    <style:style style:name="T345" style:family="text">
      <style:text-properties officeooo:rsid="01541640"/>
    </style:style>
    <style:style style:name="T346" style:family="text">
      <style:text-properties officeooo:rsid="0157a40b"/>
    </style:style>
    <style:style style:name="T347" style:family="text">
      <style:text-properties style:use-window-font-color="true" fo:font-size="14pt" fo:font-weight="bold" officeooo:rsid="02174862" loext:padding="0.049cm" loext:border="0.06pt solid #000000"/>
    </style:style>
    <style:style style:name="T348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49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50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51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52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53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54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5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56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35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35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359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0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361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362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363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364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365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370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371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372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373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374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375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376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377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378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379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380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381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382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383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384" style:family="text">
      <style:text-properties style:use-window-font-color="true" officeooo:rsid="01be3fd8"/>
    </style:style>
    <style:style style:name="T385" style:family="text">
      <style:text-properties style:use-window-font-color="true" officeooo:rsid="01c2a93c"/>
    </style:style>
    <style:style style:name="T386" style:family="text">
      <style:text-properties style:use-window-font-color="true" officeooo:rsid="01cb91a6"/>
    </style:style>
    <style:style style:name="T387" style:family="text">
      <style:text-properties style:use-window-font-color="true" officeooo:rsid="01cbbcc4"/>
    </style:style>
    <style:style style:name="T388" style:family="text">
      <style:text-properties style:use-window-font-color="true" officeooo:rsid="01d7ffe2"/>
    </style:style>
    <style:style style:name="T389" style:family="text">
      <style:text-properties style:use-window-font-color="true" officeooo:rsid="01de6d40"/>
    </style:style>
    <style:style style:name="T390" style:family="text">
      <style:text-properties style:use-window-font-color="true" officeooo:rsid="01df5add"/>
    </style:style>
    <style:style style:name="T391" style:family="text">
      <style:text-properties style:use-window-font-color="true" officeooo:rsid="00d17671"/>
    </style:style>
    <style:style style:name="T392" style:family="text">
      <style:text-properties style:use-window-font-color="true" officeooo:rsid="01e72cd1"/>
    </style:style>
    <style:style style:name="T393" style:family="text">
      <style:text-properties style:use-window-font-color="true" officeooo:rsid="01e8367b"/>
    </style:style>
    <style:style style:name="T394" style:family="text">
      <style:text-properties style:use-window-font-color="true" officeooo:rsid="01f9159a"/>
    </style:style>
    <style:style style:name="T395" style:family="text">
      <style:text-properties style:use-window-font-color="true" officeooo:rsid="0206ee81"/>
    </style:style>
    <style:style style:name="T396" style:family="text">
      <style:text-properties style:use-window-font-color="true" officeooo:rsid="020ce33f"/>
    </style:style>
    <style:style style:name="T397" style:family="text">
      <style:text-properties style:use-window-font-color="true" fo:font-style="italic" officeooo:rsid="0206ee81"/>
    </style:style>
    <style:style style:name="T398" style:family="text">
      <style:text-properties style:use-window-font-color="true" fo:font-style="italic" officeooo:rsid="00d17671"/>
    </style:style>
    <style:style style:name="T399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00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01" style:family="text">
      <style:text-properties style:use-window-font-color="true" officeooo:rsid="02111036"/>
    </style:style>
    <style:style style:name="T402" style:family="text">
      <style:text-properties style:use-window-font-color="true" officeooo:rsid="0272fdab"/>
    </style:style>
    <style:style style:name="T403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04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05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6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7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8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09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0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1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2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3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4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15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6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17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18" style:family="text">
      <style:text-properties style:use-window-font-color="true" officeooo:rsid="02b835c8"/>
    </style:style>
    <style:style style:name="T419" style:family="text">
      <style:text-properties style:use-window-font-color="true" officeooo:rsid="02c0f8e2"/>
    </style:style>
    <style:style style:name="T420" style:family="text">
      <style:text-properties officeooo:rsid="015a209f"/>
    </style:style>
    <style:style style:name="T421" style:family="text">
      <style:text-properties officeooo:rsid="015a7278"/>
    </style:style>
    <style:style style:name="T422" style:family="text">
      <style:text-properties officeooo:rsid="016e4551"/>
    </style:style>
    <style:style style:name="T423" style:family="text">
      <style:text-properties officeooo:rsid="0176ca3c"/>
    </style:style>
    <style:style style:name="T424" style:family="text">
      <style:text-properties officeooo:rsid="01785620"/>
    </style:style>
    <style:style style:name="T425" style:family="text">
      <style:text-properties officeooo:rsid="017c7f61"/>
    </style:style>
    <style:style style:name="T426" style:family="text">
      <style:text-properties officeooo:rsid="017e7557"/>
    </style:style>
    <style:style style:name="T427" style:family="text">
      <style:text-properties officeooo:rsid="017f7ad9"/>
    </style:style>
    <style:style style:name="T428" style:family="text">
      <style:text-properties officeooo:rsid="018a641a"/>
    </style:style>
    <style:style style:name="T429" style:family="text">
      <style:text-properties officeooo:rsid="018c8cf2"/>
    </style:style>
    <style:style style:name="T430" style:family="text">
      <style:text-properties officeooo:rsid="01b31985"/>
    </style:style>
    <style:style style:name="T431" style:family="text">
      <style:text-properties officeooo:rsid="01c3c55b"/>
    </style:style>
    <style:style style:name="T432" style:family="text">
      <style:text-properties officeooo:rsid="01cb91a6"/>
    </style:style>
    <style:style style:name="T433" style:family="text">
      <style:text-properties officeooo:rsid="01cbbcc4"/>
    </style:style>
    <style:style style:name="T434" style:family="text">
      <style:text-properties officeooo:rsid="01cdc30e"/>
    </style:style>
    <style:style style:name="T435" style:family="text">
      <style:text-properties officeooo:rsid="01d97a9f"/>
    </style:style>
    <style:style style:name="T436" style:family="text">
      <style:text-properties officeooo:rsid="01de6d40"/>
    </style:style>
    <style:style style:name="T437" style:family="text">
      <style:text-properties officeooo:rsid="01df5add"/>
    </style:style>
    <style:style style:name="T438" style:family="text">
      <style:text-properties officeooo:rsid="01e62dc7"/>
    </style:style>
    <style:style style:name="T439" style:family="text">
      <style:text-properties officeooo:rsid="01f9159a"/>
    </style:style>
    <style:style style:name="T440" style:family="text">
      <style:text-properties officeooo:rsid="0206ee81"/>
    </style:style>
    <style:style style:name="T441" style:family="text">
      <style:text-properties officeooo:rsid="02085c57"/>
    </style:style>
    <style:style style:name="T442" style:family="text">
      <style:text-properties officeooo:rsid="020ce33f"/>
    </style:style>
    <style:style style:name="T443" style:family="text">
      <style:text-properties officeooo:rsid="0214b6b2"/>
    </style:style>
    <style:style style:name="T444" style:family="text">
      <style:text-properties officeooo:rsid="02174862"/>
    </style:style>
    <style:style style:name="T445" style:family="text">
      <style:text-properties officeooo:rsid="02187502"/>
    </style:style>
    <style:style style:name="T446" style:family="text">
      <style:text-properties officeooo:rsid="023f4217"/>
    </style:style>
    <style:style style:name="T447" style:family="text">
      <style:text-properties officeooo:rsid="02544efc"/>
    </style:style>
    <style:style style:name="T448" style:family="text">
      <style:text-properties officeooo:rsid="02a8e881"/>
    </style:style>
    <style:style style:name="T449" style:family="text">
      <style:text-properties officeooo:rsid="02a9f81c"/>
    </style:style>
    <style:style style:name="T450" style:family="text">
      <style:text-properties fo:font-size="6pt" style:font-size-asian="6pt" style:font-size-complex="6pt"/>
    </style:style>
    <style:style style:name="T451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452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453" style:family="text">
      <style:text-properties officeooo:rsid="02b835c8"/>
    </style:style>
    <style:style style:name="T454" style:family="text">
      <style:text-properties officeooo:rsid="02b925b2"/>
    </style:style>
    <style:style style:name="T455" style:family="text">
      <style:text-properties officeooo:rsid="02ba6a6d"/>
    </style:style>
    <style:style style:name="T456" style:family="text">
      <style:text-properties officeooo:rsid="02bb0727"/>
    </style:style>
    <style:style style:name="T457" style:family="text">
      <style:text-properties officeooo:rsid="02bd8dac"/>
    </style:style>
    <style:style style:name="T458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459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60" style:family="text">
      <style:text-properties officeooo:rsid="02cde832"/>
    </style:style>
    <style:style style:name="T461" style:family="text">
      <style:text-properties officeooo:rsid="02d4eb54"/>
    </style:style>
    <style:style style:name="T462" style:family="text">
      <style:text-properties officeooo:rsid="0171a4b1"/>
    </style:style>
    <style:style style:name="T463" style:family="text">
      <style:text-properties officeooo:rsid="02da971e"/>
    </style:style>
    <style:style style:name="T464" style:family="text">
      <style:text-properties officeooo:rsid="02dced96"/>
    </style:style>
    <style:style style:name="T465" style:family="text">
      <style:text-properties officeooo:rsid="02de2855"/>
    </style:style>
    <style:style style:name="T466" style:family="text">
      <style:text-properties officeooo:rsid="02df9268"/>
    </style:style>
    <style:style style:name="T467" style:family="text">
      <style:text-properties officeooo:rsid="02eb58a6"/>
    </style:style>
    <style:style style:name="T468" style:family="text">
      <style:text-properties officeooo:rsid="02f0804a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ste Xerxès</text:p>
      <text:p text:style-name="P5"/>
      <text:p text:style-name="P4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4">d’après la </text:span></text:span><text:span text:style-name="texte_20_par_20_défaut"><text:span text:style-name="T3">Terminologie Grammaticale</text:span></text:span><text:span text:style-name="texte_20_par_20_défaut"><text:span text:style-name="T144"> </text:span></text:span><text:span text:style-name="texte_20_par_20_défaut"><text:span text:style-name="T156">(édition de </text:span></text:span><text:span text:style-name="texte_20_par_20_défaut"><text:span text:style-name="T145">juin</text:span></text:span><text:span text:style-name="texte_20_par_20_défaut"><text:span text:style-name="T144"> 202</text:span></text:span><text:span text:style-name="texte_20_par_20_défaut"><text:span text:style-name="T145">1</text:span></text:span><text:span text:style-name="texte_20_par_20_défaut"><text:span text:style-name="T156">)</text:span></text:span></text:p>
      <text:p text:style-name="P22"><text:span text:style-name="T147">( </text:span><text:a xlink:type="simple" xlink:href="https://eduscol.education.fr/document/1872/download" text:style-name="Internet_20_link" text:visited-style-name="Visited_20_Internet_20_Link"><text:span text:style-name="T147">https://eduscol.education.fr/document/1872/download</text:span></text:a><text:span text:style-name="T147"> </text:span><text:span text:style-name="T146">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51">TG(</text:span></text:span><text:span text:style-name="référence"><text:span text:style-name="T155">I.</text:span></text:span><text:span text:style-name="référence"><text:span text:style-name="T151">3.2.2, pp. 36-) </text:span></text:span><text:span text:style-name="référence"><text:span text:style-name="T152">renvoie aux pages 36 et suivantes de la </text:span></text:span><text:span text:style-name="référence"><text:span text:style-name="T13">Terminologie Grammaticale, </text:span></text:span><text:span text:style-name="référence"><text:span text:style-name="T15">niveau I, section 3.</text:span></text:span><text:span text:style-name="référence"><text:span text:style-name="T1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46">avec des analyses de</text:span></text:span><text:span text:style-name="texte_20_par_20_défaut"><text:span text:style-name="T17"> La Grande Grammaire du Français</text:span></text:span><text:span text:style-name="texte_20_par_20_défaut"><text:span text:style-name="T146"> (première édition)</text:span></text:span></text:p>
      <text:p text:style-name="P22"><text:span text:style-name="T146">( </text:span><text:span text:style-name="Internet_20_link"><text:span text:style-name="T146">https://www.grandegrammairedufrançais.com</text:span></text:span><text:span text:style-name="T146"> )</text:span></text:p>
      <text:p text:style-name="P22"/>
      <text:p text:style-name="P22"><text:span text:style-name="référence"><text:span text:style-name="T152">e</text:span></text:span><text:span text:style-name="référence"><text:span text:style-name="T153">x : </text:span></text:span><text:span text:style-name="référence"><text:span text:style-name="T160">GGF.1.133</text:span></text:span><text:span text:style-name="référence"><text:span text:style-name="T151"> </text:span></text:span><text:span text:style-name="référence"><text:span text:style-name="T152">renvoie </text:span></text:span><text:span text:style-name="référence"><text:span text:style-name="T154">au premier tome, page 133 de </text:span></text:span><text:span text:style-name="référence"><text:span text:style-name="T1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2"><text:span text:style-name="T462">&gt; Contribuez à ce document : écrivez à </text:span><text:a xlink:type="simple" xlink:href="mailto:xavier.faure@ac.reims.fr" text:style-name="Internet_20_link" text:visited-style-name="Visited_20_Internet_20_Link"><text:span text:style-name="T462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462">ac.reims.fr</text:span></text:a><text:span text:style-name="T462"> </text:span></text:p>
      <text:p text:style-name="Standard"/>
      <text:p text:style-name="P45">version <text:span text:style-name="T460">1</text:span><text:span text:style-name="T468">2</text:span> / <text:date style:data-style-name="N37" text:date-value="2022-09-20T09:06:08.564455700">20/09/22</text:date><text:s/><text:time style:data-style-name="N41" text:time-value="2022-09-20T09:06:08.564614118">09:06:07</text:time></text:p>
      <text:p text:style-name="P128"><text:span text:style-name="titre_20_principal"><text:span text:style-name="T207">[A] </text:span></text:span><text:span text:style-name="titre_20_principal"><text:span text:style-name="T208">Points de </text:span></text:span><text:span text:style-name="titre_20_principal"><text:span text:style-name="T207">grammaire</text:span></text:span><text:span text:style-name="titre_20_principal"><text:span text:style-name="T208"> </text:span></text:span><text:span text:style-name="titre_20_principal"><text:span text:style-name="T207">à </text:span></text:span><text:span text:style-name="titre_20_principal"><text:span text:style-name="T209">préciser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1) le conditionnel.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29"><text:tab/><text:tab/></text:span><text:span text:style-name="référence"><text:span text:style-name="T134">TG(I.3.2.2, pp. 36-)</text:span></text:span></text:p>
      <text:p text:style-name="Standard"/>
      <text:p text:style-name="P59"><text:span text:style-name="GGF"><text:span text:style-name="T164">[ </text:span></text:span><text:span text:style-name="GGF">GGF.1.133 ; GGF.1.1228 </text:span><text:span text:style-name="GGF"><text:span text:style-name="T164">]</text:span></text:span><text:span text:style-name="GGF"> </text:span></text:p>
      <text:p text:style-name="P59"><text:span text:style-name="GGF"><text:span text:style-name="T16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2) les natures de mots</text:span><text:span text:style-name="T130"><text:tab/><text:tab/><text:tab/><text:tab/><text:tab/><text:tab/><text:tab/></text:span><text:span text:style-name="référence"><text:span text:style-name="T134">TG(I.3.</text:span></text:span><text:span text:style-name="référence"><text:span text:style-name="T135">1</text:span></text:span><text:span text:style-name="référence"><text:span text:style-name="T134">, pp. </text:span></text:span><text:span text:style-name="référence"><text:span text:style-name="T135">28-)</text:span></text:span><text:span text:style-name="référence"><text:span text:style-name="T134"> </text:span></text:span></text:p>
      <text:p text:style-name="Standard"><text:span text:style-name="texte_20_par_20_défaut">nom</text:span><text:span text:style-name="T130"><text:tab/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5">1</text:span></text:span><text:span text:style-name="référence"><text:span text:style-name="T134">, p. </text:span></text:span><text:span text:style-name="référence"><text:span text:style-name="T136">102)</text:span></text:span></text:p>
      <text:p text:style-name="Standard"><text:span text:style-name="T130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30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30"><text:tab/><text:tab/><text:tab/><text:tab/><text:tab/><text:tab/><text:tab/><text:tab/><text:tab/><text:tab/></text:span><text:span text:style-name="référence"><text:span text:style-name="T134">TG(I</text:span></text:span><text:span text:style-name="référence"><text:span text:style-name="T140">I</text:span></text:span><text:span text:style-name="référence"><text:span text:style-name="T134">.3.</text:span></text:span><text:span text:style-name="référence"><text:span text:style-name="T137">2</text:span></text:span><text:span text:style-name="référence"><text:span text:style-name="T134">, pp. </text:span></text:span><text:span text:style-name="référence"><text:span text:style-name="T136">10</text:span></text:span><text:span text:style-name="référence"><text:span text:style-name="T137">4-</text:span></text:span><text:span text:style-name="référence"><text:span text:style-name="T136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</text:span><text:span text:style-name="référence"><text:span text:style-name="T447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65">›</text:span></text:span><text:span text:style-name="texte_20_par_20_défaut"><text:span text:style-name="T131">forme agglutinée </text:span></text:span><text:span text:style-name="texte_20_par_20_défaut"><text:span text:style-name="T132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oft-page-break/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/></text:p>
      <text:p text:style-name="P126"><text:span text:style-name="titre_20_avec_20_numéro">(</text:span><text:span text:style-name="titre_20_avec_20_numéro"><text:span text:style-name="T15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29">(a) </text:span></text:span><text:span text:style-name="texte_20_par_20_défaut"><text:span text:style-name="T327">Ne pas utiliser la question </text:span></text:span><text:span text:style-name="texte_20_par_20_défaut"><text:span text:style-name="T334">(à/de) </text:span></text:span><text:span text:style-name="texte_20_par_20_défaut"><text:span text:style-name="T327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63"><text:tab/></text:span><text:span text:style-name="texte_20_par_20_défaut"><text:span text:style-name="T62">(✓)</text:span></text:span><text:span text:style-name="T62"> </text:span><text:span text:style-name="exemple">Il donne du pain à son frère.</text:span></text:p>
      <text:p text:style-name="Standard"><text:span text:style-name="T62"><text:tab/></text:span><text:span text:style-name="texte_20_par_20_défaut"><text:span text:style-name="T62">(!)</text:span></text:span><text:span text:style-name="T62"> </text:span><text:span text:style-name="exemple">Il est beau.</text:span></text:p>
      <text:p text:style-name="P81"><text:span text:style-name="exemple"><text:span text:style-name="T62"><text:tab/></text:span></text:span><text:span text:style-name="texte_20_par_20_défaut"><text:span text:style-name="T62">(!)</text:span></text:span><text:span text:style-name="exemple"><text:span text:style-name="T62"> </text:span></text:span><text:span text:style-name="exemple">Il </text:span><text:span text:style-name="exemple"><text:span text:style-name="T250">va chez sa mère.</text:span></text:span></text:p>
      <text:p text:style-name="Standard"/>
      <text:p text:style-name="Standard"><text:span text:style-name="texte_20_par_20_défaut"><text:span text:style-name="T329">(b) </text:span></text:span><text:span text:style-name="texte_20_par_20_défaut"><text:span text:style-name="T327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27"><text:tab/></text:span><text:span text:style-name="texte_20_par_20_défaut"><text:span text:style-name="T29">(✓)</text:span></text:span><text:span text:style-name="T29"> </text:span><text:span text:style-name="exemple"><text:span text:style-name="T109">Il donne l’eau à son frère.</text:span></text:span></text:p>
      <text:p text:style-name="Standard"><text:span text:style-name="T29"><text:tab/></text:span><text:span text:style-name="texte_20_par_20_défaut"><text:span text:style-name="T29">(✓)</text:span></text:span><text:span text:style-name="T29"> </text:span><text:span text:style-name="exemple"><text:span text:style-name="T109">Je me souviens de mes parents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de donne de l’eau à son frère.</text:span></text:span></text:p>
      <text:p text:style-name="Standard"><text:span text:style-name="T29"><text:tab/></text:span><text:span text:style-name="texte_20_par_20_défaut"><text:span text:style-name="T29">(!)</text:span></text:span><text:span text:style-name="T29"> </text:span><text:span text:style-name="exemple"><text:span text:style-name="T109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29">(c) </text:span></text:span><text:span text:style-name="texte_20_par_20_défaut"><text:span text:style-name="T328">L</text:span></text:span><text:span text:style-name="texte_20_par_20_défaut"><text:span text:style-name="T327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30">(d) </text:span></text:span><text:span text:style-name="texte_20_par_20_défaut"><text:span text:style-name="T19">Je vais à Paris</text:span></text:span><text:span text:style-name="texte_20_par_20_défaut"><text:span text:style-name="T327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Standard"><text:span text:style-name="texte_20_par_20_défaut">un CC de lieu.</text:span></text:p>
      <text:p text:style-name="Standard"/>
      <text:p text:style-name="P135"><text:bookmark text:name="char-node"/><text:span text:style-name="texte_20_par_20_défaut"><text:span text:style-name="T331">➱ </text:span></text:span><text:span text:style-name="texte_20_par_20_défaut"><text:span text:style-name="T327">Comment distinguer CC / attribut du sujet / COD / COI ?</text:span></text:span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0">2</text:span></text:span><text:span text:style-name="référence"><text:span text:style-name="T81">.</text:span></text:span><text:span text:style-name="référence"><text:span text:style-name="T80">3</text:span></text:span><text:span text:style-name="référence"><text:span text:style-name="T81">.1</text:span></text:span><text:span text:style-name="référence"><text:span text:style-name="T79">, p. </text:span></text:span><text:span text:style-name="référence"><text:span text:style-name="T80">84</text:span></text:span><text:span text:style-name="référence"><text:span text:style-name="T82">)</text:span></text:span></text:p>
      <text:p text:style-name="P135"/>
      <text:p text:style-name="P135"><text:span text:style-name="texte_20_par_20_défaut"><text:tab/>(1) est-ce un CC ?</text:span><text:tab/><text:tab/><text:tab/><text:tab/><text:tab/><text:tab/><text:tab/><text:tab/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3">2.4</text:span></text:span><text:span text:style-name="référence"><text:span text:style-name="T79">, p</text:span></text:span><text:span text:style-name="référence"><text:span text:style-name="T84">p</text:span></text:span><text:span text:style-name="référence"><text:span text:style-name="T79">. </text:span></text:span><text:span text:style-name="référence"><text:span text:style-name="T84">92-93</text:span></text:span><text:span text:style-name="référence"><text:span text:style-name="T82">)</text:span></text:span></text:p>
      <text:p text:style-name="P135"><text:span text:style-name="texte_20_par_20_défaut"><text:tab/>(2) est-ce un attribut du sujet ?</text:span></text:p>
      <text:p text:style-name="P13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24">, </text:span></text:span><text:span text:style-name="texte_20_par_20_défaut"><text:span text:style-name="T2">la</text:span></text:span><text:span text:style-name="texte_20_par_20_défaut"><text:span text:style-name="T24">,</text:span></text:span><text:span text:style-name="texte_20_par_20_défaut"><text:span text:style-name="T2"> les</text:span></text:span><text:span text:style-name="texte_20_par_20_défaut"><text:span text:style-name="T24"> ? → COD</text:span></text:span></text:p>
      <text:p text:style-name="P135"><text:span text:style-name="texte_20_par_20_défaut"><text:span text:style-name="T24"><text:tab/>(4) peut-on pronominaliser par </text:span></text:span><text:span text:style-name="texte_20_par_20_défaut"><text:span text:style-name="T2">lui, leur </text:span></text:span><text:span text:style-name="texte_20_par_20_défaut"><text:span text:style-name="T24">?→ COI</text:span></text:span></text:p>
      <text:p text:style-name="P135"><text:span text:style-name="texte_20_par_20_défaut"><text:span text:style-name="T24"><text:tab/>(5) peut-on pronominaliser par </text:span></text:span><text:span text:style-name="texte_20_par_20_défaut"><text:span text:style-name="T2">y</text:span></text:span><text:span text:style-name="texte_20_par_20_défaut"><text:span text:style-name="T24"> </text:span></text:span><text:span text:style-name="texte_20_par_20_défaut"><text:span text:style-name="T27">? → COI</text:span></text:span></text:p>
      <text:p text:style-name="P135"><text:span text:style-name="texte_20_par_20_défaut"><text:span text:style-name="T27"><text:tab/>(6) peut-on pronominaliser par </text:span></text:span><text:span text:style-name="texte_20_par_20_défaut"><text:span text:style-name="T5">en</text:span></text:span><text:span text:style-name="texte_20_par_20_défaut"><text:span text:style-name="T27"> ? → COD ou COI</text:span></text:span></text:p>
      <text:p text:style-name="Standard"/>
      <text:p text:style-name="Standard"><text:span text:style-name="titre_20_avec_20_numéro"/></text:p>
      <text:p text:style-name="P131"><text:span text:style-name="titre_20_avec_20_numéro">(</text:span><text:span text:style-name="titre_20_avec_20_numéro"><text:span text:style-name="T15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28"><text:tab/></text:span><text:span text:style-name="texte_20_par_20_défaut"><text:span text:style-name="T28">(</text:span></text:span><text:span text:style-name="texte_20_par_20_défaut"><text:span text:style-name="T61">✓</text:span></text:span><text:span text:style-name="texte_20_par_20_défaut"><text:span text:style-name="T28">)</text:span></text:span><text:span text:style-name="T28"> </text:span><text:span text:style-name="exemple"><text:span text:style-name="T110">Jean coupe du bois.</text:span></text:span></text:p>
      <text:p text:style-name="P82"><text:span text:style-name="exemple"><text:span text:style-name="T28"><text:tab/></text:span></text:span><text:span text:style-name="texte_20_par_20_défaut"><text:span text:style-name="T28">(!)</text:span></text:span><text:span text:style-name="exemple"><text:span text:style-name="T28"> </text:span></text:span><text:span text:style-name="exemple"><text:span text:style-name="T231">Viens </text:span></text:span><text:span text:style-name="exemple"><text:span text:style-name="T110">!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Il pleut.</text:span></text:span></text:p>
      <text:p text:style-name="Standard"><text:span text:style-name="T27"><text:tab/></text:span><text:span text:style-name="texte_20_par_20_défaut"><text:span text:style-name="T27">(!)</text:span></text:span><text:span text:style-name="T27"> </text:span><text:span text:style-name="exemple"><text:span text:style-name="T108">Le bois est coupé par Jean.</text:span></text:span></text:p>
      <text:p text:style-name="Standard"/>
      <text:p text:style-name="P136"><text:bookmark text:name="char-node1"/><text:span text:style-name="texte_20_par_20_défaut"><text:span text:style-name="T331">➱ </text:span></text:span><text:span text:style-name="texte_20_par_20_défaut"><text:span text:style-name="T327">Comment </text:span></text:span><text:span text:style-name="texte_20_par_20_défaut"><text:span text:style-name="T332">identifier le sujet d’un verbe ?</text:span></text:span></text:p>
      <text:p text:style-name="P136"><text:span text:style-name="texte_20_par_20_défaut"><text:span text:style-name="T105"><text:tab/></text:span></text:span><text:span text:style-name="texte_20_par_20_défaut"><text:span text:style-name="T29">- </text:span></text:span><text:span text:style-name="texte_20_par_20_défaut"><text:span text:style-name="T32">l’accord de la personne grammaticale (1S, 2S, 3S, 1P, 2P, 3P) entre le verbe et son sujet</text:span></text:span></text:p>
      <text:p text:style-name="P136"><text:span text:style-name="texte_20_par_20_défaut"><text:span text:style-name="T29"><text:tab/>- </text:span></text:span><text:span text:style-name="texte_20_par_20_défaut"><text:span text:style-name="T32">la pince « c’est... qui... »</text:span></text:span></text:p>
      <text:p text:style-name="P75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27">Cette notion </text:span></text:span><text:span text:style-name="texte_20_par_20_défaut"><text:span text:style-name="T30">apparaît dans la </text:span></text:span><text:span text:style-name="texte_20_par_20_défaut"><text:span text:style-name="T6">Terminologie Grammaticale</text:span></text:span><text:span text:style-name="texte_20_par_20_défaut"><text:span text:style-name="T30">.</text:span></text:span><text:span text:style-name="T30"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78">1.9.1</text:span></text:span><text:span text:style-name="référence"><text:span text:style-name="T79">, pp. </text:span></text:span><text:span text:style-name="référence"><text:span text:style-name="T78">80</text:span></text:span><text:span text:style-name="référence"><text:span text:style-name="T85">-</text:span></text:span><text:span text:style-name="référence"><text:span text:style-name="T82">)</text:span></text:span></text:p>
      <text:p text:style-name="Standard"/>
      <text:p text:style-name="Standard"><text:span text:style-name="titre_20_avec_20_numéro">(</text:span><text:span text:style-name="titre_20_avec_20_numéro"><text:span text:style-name="T157">A.</text:span></text:span><text:span text:style-name="titre_20_avec_20_numéro">06) </text:span><text:span text:style-name="titre_20_avec_20_numéro"><text:span text:style-name="T2">donc</text:span></text:span><text:span text:style-name="titre_20_avec_20_numéro"> est un adverbe</text:span></text:p>
      <text:p text:style-name="Standard"><text:span text:style-name="texte_20_par_20_défaut"><text:span text:style-name="T31">Le mot </text:span></text:span><text:span text:style-name="texte_20_par_20_défaut"><text:span text:style-name="T111">donc</text:span></text:span><text:span text:style-name="texte_20_par_20_défaut"><text:span text:style-name="T31"> ne fait pas partie des conjonctions de coordination.</text:span></text:span><text:span text:style-name="T31"><text:tab/></text:span><text:span text:style-name="T30"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78">.</text:span></text:span><text:span text:style-name="référence"><text:span text:style-name="T86">7</text:span></text:span><text:span text:style-name="référence"><text:span text:style-name="T78">.1</text:span></text:span><text:span text:style-name="référence"><text:span text:style-name="T79">, p. </text:span></text:span><text:span text:style-name="référence"><text:span text:style-name="T87">131</text:span></text:span><text:span text:style-name="référence"><text:span text:style-name="T82">)</text:span></text:span></text:p>
      <text:p text:style-name="Standard"><text:span text:style-name="référence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41">7</text:span></text:span><text:span text:style-name="titre_20_avec_20_numéro">) </text:span><text:span text:style-name="titre_20_avec_20_numéro"><text:span text:style-name="T142">p</text:span></text:span><text:span text:style-name="titre_20_avec_20_numéro"><text:span text:style-name="T25">articipe passé ou adjectif ?</text:span></text:span></text:p>
      <text:p text:style-name="Standard"><text:span text:style-name="texte_20_par_20_défaut">Le t</text:span><text:span text:style-name="texte_20_par_20_défaut"><text:span text:style-name="T143">erminologie grammaticale ne donne quasiment aucune information mais analyse</text:span></text:span><text:span text:style-name="T143"> </text:span><text:span text:style-name="exemple"><text:span text:style-name="T143">étonnée</text:span></text:span><text:span text:style-name="T143"> </text:span><text:span text:style-name="texte_20_par_20_défaut"><text:span text:style-name="T143">dans</text:span></text:span></text:p>
      <text:p text:style-name="Standard"><text:tab/><text:span text:style-name="exemple"><text:span text:style-name="T143">Elle est étonnée par cette réaction.</text:span></text:span><text:span text:style-name="T143"><text:tab/><text:tab/><text:tab/><text:tab/><text:tab/><text:tab/></text:span><text:span text:style-name="référence"><text:span text:style-name="T79">TG(</text:span></text:span><text:span text:style-name="référence"><text:span text:style-name="T95">I</text:span></text:span><text:span text:style-name="référence"><text:span text:style-name="T79">I.</text:span></text:span><text:span text:style-name="référence"><text:span text:style-name="T86">3</text:span></text:span><text:span text:style-name="référence"><text:span text:style-name="T81">.</text:span></text:span><text:span text:style-name="référence"><text:span text:style-name="T88">9</text:span></text:span><text:span text:style-name="référence"><text:span text:style-name="T86">.</text:span></text:span><text:span text:style-name="référence"><text:span text:style-name="T88">5.2</text:span></text:span><text:span text:style-name="référence"><text:span text:style-name="T79">, p. </text:span></text:span><text:span text:style-name="référence"><text:span text:style-name="T87">1</text:span></text:span><text:span text:style-name="référence"><text:span text:style-name="T88">57</text:span></text:span><text:span text:style-name="référence"><text:span text:style-name="T82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15"><text:span text:style-name="GGF">GGF.1.1</text:span><text:span text:style-name="GGF"><text:span text:style-name="T464">29 ; GGF.1.212 ; </text:span></text:span><text:span text:style-name="GGF"><text:span text:style-name="T465">GGF.1.649 </text:span></text:span><text:span text:style-name="GGF"><text:span text:style-name="T464">: </text:span></text:span><text:span text:style-name="GGF"><text:span text:style-name="T428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158">8</text:span></text:span><text:span text:style-name="titre_20_avec_20_numéro">) </text:span><text:span text:style-name="titre_20_avec_20_numéro"><text:span text:style-name="T158">les types de phrase</text:span></text:span><text:span text:style-name="titre_20_avec_20_numéro"><text:span text:style-name="T429">s</text:span></text:span><text:span text:style-name="titre_20_avec_20_numéro"><text:span text:style-name="T158"> </text:span></text:span><text:span text:style-name="titre_20_avec_20_numéro"><text:span text:style-name="T429">et les formes de phrase</text:span></text:span></text:p>
      <text:p text:style-name="Standard"><text:span text:style-name="texte_20_par_20_défaut"><text:span text:style-name="T158">Une phrase est de type déclaratif, interrogatif ou impératif</text:span></text:span><text:span text:style-name="T158"><text:tab/><text:tab/><text:tab/><text:tab/></text:span><text:span text:style-name="référence"><text:span text:style-name="T79">TG(I.</text:span></text:span><text:span text:style-name="référence"><text:span text:style-name="T89">2.4</text:span></text:span><text:span text:style-name="référence"><text:span text:style-name="T79">, p</text:span></text:span><text:span text:style-name="référence"><text:span text:style-name="T89">p. 25-26</text:span></text:span><text:span text:style-name="référence"><text:span text:style-name="T82">)</text:span></text:span><text:span text:style-name="T158"> </text:span></text:p>
      <text:p text:style-name="Standard"><text:span text:style-name="texte_20_par_20_défaut"><text:span text:style-name="T158">(un seul type de phrase pour une phrase donnée). Une phrase peut n’avoir pas</text:span></text:span><text:span text:style-name="T158"><text:tab/></text:span><text:span text:style-name="référence"><text:span text:style-name="T79">TG(I.</text:span></text:span><text:span text:style-name="référence"><text:span text:style-name="T89">2.5</text:span></text:span><text:span text:style-name="référence"><text:span text:style-name="T79">, p</text:span></text:span><text:span text:style-name="référence"><text:span text:style-name="T89">p. 2</text:span></text:span><text:span text:style-name="référence"><text:span text:style-name="T90">6</text:span></text:span><text:span text:style-name="référence"><text:span text:style-name="T89">-2</text:span></text:span><text:span text:style-name="référence"><text:span text:style-name="T90">7</text:span></text:span><text:span text:style-name="référence"><text:span text:style-name="T82">)</text:span></text:span></text:p>
      <text:p text:style-name="Standard"><text:span text:style-name="texte_20_par_20_défaut"><text:span text:style-name="T158">de forme particulière ou être de forme </text:span></text:span><text:span text:style-name="texte_20_par_20_défaut"><text:span text:style-name="T313">négative, </text:span></text:span><text:span text:style-name="texte_20_par_20_défaut"><text:span text:style-name="T158">passive, exclamative,</text:span></text:span><text:span text:style-name="T158"> </text:span></text:p>
      <text:p text:style-name="Standard"><text:span text:style-name="texte_20_par_20_défaut"><text:span text:style-name="T158">emphatique ou impersonnelle (=une phrase peut posséder </text:span></text:span><text:span text:style-name="texte_20_par_20_défaut"><text:span text:style-name="T159">0, 1 ou plusieurs</text:span></text:span><text:span text:style-name="texte_20_par_20_défaut"><text:span text:style-name="T158"> formes).</text:span></text:span></text:p>
      <text:p text:style-name="Standard"/>
      <text:p text:style-name="P96"><text:span text:style-name="titre_20_avec_20_numéro">(</text:span><text:span text:style-name="titre_20_avec_20_numéro"><text:span text:style-name="T157">A.</text:span></text:span><text:span text:style-name="titre_20_avec_20_numéro">0</text:span><text:span text:style-name="titre_20_avec_20_numéro"><text:span text:style-name="T444">9</text:span></text:span><text:span text:style-name="titre_20_avec_20_numéro">) </text:span><text:span text:style-name="titre_20_avec_20_numéro"><text:span text:style-name="T348">Alice</text:span></text:span><text:span text:style-name="titre_20_avec_20_numéro"><text:span text:style-name="T347"> est un groupe nominal, </text:span></text:span><text:span text:style-name="titre_20_avec_20_numéro"><text:span text:style-name="T348">il</text:span></text:span><text:span text:style-name="titre_20_avec_20_numéro"><text:span text:style-name="T350"> n’en est pas un, </text:span></text:span><text:span text:style-name="titre_20_avec_20_numéro"><text:span text:style-name="T349">grand</text:span></text:span><text:span text:style-name="titre_20_avec_20_numéro"><text:span text:style-name="T351"> n’en est pas un</text:span></text:span></text:p>
      <text:p text:style-name="P97"><text:span text:style-name="T445">Un groupe nominal peut être réduit à un nom propre ou à un nom commun.</text:span><text:tab/><text:span text:style-name="référence"><text:span text:style-name="T79">TG(</text:span></text:span><text:span text:style-name="référence"><text:span text:style-name="T78">Annexes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185</text:span></text:span><text:span text:style-name="référence"><text:span text:style-name="T82">)</text:span></text:span></text:p>
      <text:p text:style-name="P99"><text:span text:style-name="texte_20_par_20_défaut"><text:span text:style-name="T93">D’après la page 185 de la </text:span></text:span><text:span text:style-name="texte_20_par_20_défaut"><text:span text:style-name="T10">Terminologie Grammaticale</text:span></text:span><text:span text:style-name="texte_20_par_20_défaut"><text:span text:style-name="T93">, un sujet peut être ou</text:span></text:span></text:p>
      <text:p text:style-name="P99"><text:span text:style-name="texte_20_par_20_défaut"><text:span text:style-name="T93"><text:s/>un groupe nominal ou un pronom, ou un infinitif ou une proposition </text:span></text:span></text:p>
      <text:p text:style-name="P99"><text:span text:style-name="texte_20_par_20_défaut"><text:span text:style-name="T93">subordonnée. Par conséquent un groupe nominal ne peut être un pronom. </text:span></text:span></text:p>
      <text:p text:style-name="P99"><text:span text:style-name="texte_20_par_20_défaut"><text:span text:style-name="T94">Même analyse p. 14. (1.2).<text:tab/><text:tab/><text:tab/><text:tab/><text:tab/><text:tab/><text:tab/><text:tab/></text:span></text:span><text:span text:style-name="référence"><text:span text:style-name="T79">TG(I.</text:span></text:span><text:span text:style-name="référence"><text:span text:style-name="T99">1</text:span></text:span><text:span text:style-name="référence"><text:span text:style-name="T89">.</text:span></text:span><text:span text:style-name="référence"><text:span text:style-name="T99">2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9">14</text:span></text:span><text:span text:style-name="référence"><text:span text:style-name="T82">)</text:span></text:span></text:p>
      <text:p text:style-name="P98"><text:span text:style-name="texte_20_par_20_défaut"><text:span text:style-name="T94"/></text:span></text:p>
      <text:p text:style-name="P101"><text:soft-page-break/><text:span text:style-name="texte_20_par_20_défaut"><text:span text:style-name="T97">La page 16 de la </text:span></text:span><text:span text:style-name="texte_20_par_20_défaut"><text:span text:style-name="T11">Terminologie Grammaticale</text:span></text:span><text:span text:style-name="texte_20_par_20_défaut"><text:span text:style-name="T97"> contient un passage qui exclut <text:tab/></text:span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98">3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61">16</text:span></text:span><text:span text:style-name="référence"><text:span text:style-name="T82">)</text:span></text:span></text:p>
      <text:p text:style-name="P102"><text:span text:style-name="texte_20_par_20_défaut"><text:span text:style-name="T97">qu’un adjectif puisse à lui seul être un groupe nominal : ainsi </text:span></text:span><text:span text:style-name="exemple">grand</text:span><text:span text:style-name="texte_20_par_20_défaut"><text:span text:style-name="T97"> ne peut être</text:span></text:span></text:p>
      <text:p text:style-name="P102"><text:span text:style-name="texte_20_par_20_défaut"><text:span text:style-name="T97">considéré comme un groupe nominal.</text:span></text:span></text:p>
      <text:p text:style-name="P102"><text:span text:style-name="texte_20_par_20_défaut"><text:span text:style-name="T97"/></text:span></text:p>
      <text:p text:style-name="P109"/>
      <text:p text:style-name="P109"><text:span text:style-name="titre_20_avec_20_numéro">(</text:span><text:span text:style-name="titre_20_avec_20_numéro"><text:span text:style-name="T157">A.</text:span></text:span><text:span text:style-name="titre_20_avec_20_numéro"><text:span text:style-name="T461">10</text:span></text:span><text:span text:style-name="titre_20_avec_20_numéro">) </text:span><text:span text:style-name="titre_20_avec_20_numéro"><text:span text:style-name="T352">PSR, proposition principale </text:span></text:span><text:span text:style-name="titre_20_avec_20_numéro"><text:span text:style-name="T353">et proposition indépendante</text:span></text:span></text:p>
      <text:p text:style-name="P109"><text:span text:style-name="T461">Dans une phrase complexe comme<text:tab/><text:tab/><text:tab/><text:tab/><text:tab/><text:tab/><text:tab/></text:span><text:span text:style-name="référence"><text:span text:style-name="T79">TG(I.</text:span></text:span><text:span text:style-name="référence"><text:span text:style-name="T98">1</text:span></text:span><text:span text:style-name="référence"><text:span text:style-name="T89">.</text:span></text:span><text:span text:style-name="référence"><text:span text:style-name="T100">1 note 14</text:span></text:span><text:span text:style-name="référence"><text:span text:style-name="T79">, p</text:span></text:span><text:span text:style-name="référence"><text:span text:style-name="T89">. </text:span></text:span><text:span text:style-name="référence"><text:span text:style-name="T100">5</text:span></text:span><text:span text:style-name="référence"><text:span text:style-name="T162">2</text:span></text:span><text:span text:style-name="référence"><text:span text:style-name="T82">)</text:span></text:span></text:p>
      <text:p text:style-name="P110"><text:tab/><text:span text:style-name="exemple">Un sportif qui est fatigué doit se reposer.</text:span></text:p>
      <text:p text:style-name="P110">la PSR <text:span text:style-name="exemple">qui est fatigué</text:span> <text:span text:style-name="T24">dépend</text:span> de la proposition <text:span text:style-name="T327">principale </text:span><text:span text:style-name="exemple"><text:span text:style-name="T146">Un sportif doit se reposer.</text:span></text:span></text:p>
      <text:p text:style-name="P110"><text:span text:style-name="texte_20_par_20_défaut"><text:span text:style-name="T146"/></text:span></text:p>
      <text:p text:style-name="P111"><text:span text:style-name="texte_20_par_20_défaut"><text:span text:style-name="T150">Cette phrase ne peut être analysée comme une proposition indépendante. En effet, il ne peut y avoir de proposition indépendante par subordination : la notion de proposition indépendante n’existe que pour des propositions reliées par coordination et par juxtaposition.<text:tab/><text:tab/><text:tab/></text:span></text:span><text:span text:style-name="référence"><text:span text:style-name="T64">TG(I.</text:span></text:span><text:span text:style-name="référence"><text:span text:style-name="T73">2</text:span></text:span><text:span text:style-name="référence"><text:span text:style-name="T65">.</text:span></text:span><text:span text:style-name="référence"><text:span text:style-name="T73">3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3">24</text:span></text:span><text:span text:style-name="référence"><text:span text:style-name="T68">)</text:span></text:span></text:p>
      <text:p text:style-name="P100"><text:span text:style-name="texte_20_par_20_défaut"><text:span text:style-name="T93"/></text:span></text:p>
      <text:p text:style-name="P100"><text:span text:style-name="texte_20_par_20_défaut"><text:span text:style-name="T93"/></text:span></text:p>
      <text:p text:style-name="P118"><text:span text:style-name="titre_20_avec_20_numéro"><text:span text:style-name="T93">(</text:span></text:span><text:span text:style-name="titre_20_avec_20_numéro"><text:span text:style-name="T101">A.</text:span></text:span><text:span text:style-name="titre_20_avec_20_numéro"><text:span text:style-name="T100">1</text:span></text:span><text:span text:style-name="titre_20_avec_20_numéro"><text:span text:style-name="T102">1</text:span></text:span><text:span text:style-name="titre_20_avec_20_numéro"><text:span text:style-name="T93">) </text:span></text:span><text:span text:style-name="titre_20_avec_20_numéro"><text:span text:style-name="T354">proposition infinitive ou groupe infinitif de fonction COD</text:span></text:span></text:p>
      <text:p text:style-name="P274"><text:span text:style-name="texte_20_par_20_défaut"><text:span text:style-name="T413">Une proposition infinitive doit avoir un sujet différent de celui de sa principale.<text:tab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74"><text:span text:style-name="texte_20_par_20_défaut"><text:span text:style-name="T413"/></text:span></text:p>
      <text:p text:style-name="P274"><text:span text:style-name="texte_20_par_20_défaut"><text:span text:style-name="T413">C’est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entends </text:span></text:span><text:span text:style-name="exemple"><text:span text:style-name="T200">l’oiseau chanter</text:span></text:span><text:span text:style-name="exemple"><text:span text:style-name="T194">.<text:tab/><text:tab/></text:span></text:span><text:span text:style-name="texte_20_par_20_défaut"><text:span text:style-name="T187">proposition infinitive</text:span></text:span></text:p>
      <text:p text:style-name="P274"><text:span text:style-name="texte_20_par_20_défaut"><text:span text:style-name="T187"/></text:span></text:p>
      <text:p text:style-name="P274"><text:span text:style-name="texte_20_par_20_défaut"><text:span text:style-name="T413">Ce n’est pas le cas dans :</text:span></text:span></text:p>
      <text:p text:style-name="P274"><text:span text:style-name="texte_20_par_20_défaut"><text:span text:style-name="T413"><text:tab/></text:span></text:span><text:span text:style-name="exemple"><text:span text:style-name="T194">J’aimerais </text:span></text:span><text:span text:style-name="exemple"><text:span text:style-name="T200">partir en vacances</text:span></text:span><text:span text:style-name="exemple"><text:span text:style-name="T194">.<text:tab/> </text:span></text:span><text:span text:style-name="texte_20_par_20_défaut"><text:span text:style-name="T414">groupe infinitif de fonction COD</text:span></text:span></text:p>
      <text:p text:style-name="P276"><text:span text:style-name="texte_20_par_20_défaut"><text:span text:style-name="T406"/></text:span></text:p>
      <text:p text:style-name="P127"><text:span text:style-name="titre_20_principal"><text:span text:style-name="T207">[</text:span></text:span><text:span text:style-name="titre_20_principal"><text:span text:style-name="T206">B</text:span></text:span><text:span text:style-name="titre_20_principal"><text:span text:style-name="T207">] </text:span></text:span><text:span text:style-name="titre_20_principal"><text:span text:style-name="T206">Liste de phrases analysées</text:span></text:span></text:p>
      <text:p text:style-name="Standard"/>
      <text:p text:style-name="P104"><text:span text:style-name="T448">Le symbole </text:span><text:span text:style-name="danger"><text:span text:style-name="T357">(!)</text:span></text:span><text:span text:style-name="texte_20_par_20_défaut"> </text:span><text:span text:style-name="T448">indique la présence d’une difficulté pouvant poser problème aux élèves, </text:span><text:span text:style-name="T449">si ce n’est à leurs enseignants.</text:span></text:p>
      <text:p text:style-name="P104"><text:span text:style-name="texte_20_par_20_défaut"><text:span text:style-name="T450"/></text:span></text:p>
      <text:p text:style-name="P33"><text:span text:style-name="texte_20_par_20_défaut"><text:span text:style-name="T186">■</text:span></text:span><text:span text:style-name="texte_20_par_20_défaut"><text:span text:style-name="T126"> </text:span></text:span><text:span text:style-name="texte_20_par_20_défaut"><text:span text:style-name="T125">COD/COI </text:span></text:span><text:span text:style-name="texte_20_par_20_défaut"><text:span text:style-name="T8">v</text:span></text:span><text:span text:style-name="texte_20_par_20_défaut"><text:span text:style-name="T9">s </text:span></text:span><text:span text:style-name="texte_20_par_20_défaut"><text:span text:style-name="T107">CC </text:span></text:span><text:span text:style-name="texte_20_par_20_défaut"><text:span text:style-name="T170">■</text:span></text:span></text:p>
      <text:p text:style-name="P84"><text:span text:style-name="texte_20_par_20_défaut"><text:span text:style-name="T56">B.001<text:tab/><text:tab/>Le facteur travaille.<text:tab/><text:tab/>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5"><text:span text:style-name="texte_20_par_20_défaut"><text:span text:style-name="T56">B.002<text:tab/><text:tab/>Le facteur </text:span></text:span><text:span text:style-name="texte_20_par_20_défaut"><text:span text:style-name="T360">distribue le courrier</text:span></text:span><text:span text:style-name="texte_20_par_20_défaut"><text:span text:style-name="T56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6"><text:span text:style-name="texte_20_par_20_défaut"><text:span text:style-name="T92">B.003<text:tab/><text:tab/>Le facteur </text:span></text:span><text:span text:style-name="texte_20_par_20_défaut"><text:span text:style-name="T380">parle à sa collègue</text:span></text:span><text:span text:style-name="texte_20_par_20_défaut"><text:span text:style-name="T92">.<text:tab/>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7"><text:span text:style-name="texte_20_par_20_défaut"><text:span text:style-name="T92">B.004<text:tab/><text:tab/>Le facteur </text:span></text:span><text:span text:style-name="texte_20_par_20_défaut"><text:span text:style-name="T381">donne une lettre </text:span></text:span><text:span text:style-name="texte_20_par_20_défaut"><text:span text:style-name="T380">à sa </text:span></text:span><text:span text:style-name="texte_20_par_20_défaut"><text:span text:style-name="T381">voisine</text:span></text:span><text:span text:style-name="texte_20_par_20_défaut"><text:span text:style-name="T92">.<text:tab/>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8"><text:span text:style-name="texte_20_par_20_défaut"><text:span text:style-name="T92">B.005<text:tab/><text:tab/>Le facteur </text:span></text:span><text:span text:style-name="texte_20_par_20_défaut"><text:span text:style-name="T382">parle de ses vacances à sa collègue</text:span></text:span><text:span text:style-name="texte_20_par_20_défaut"><text:span text:style-name="T92">.<text:tab/><text:tab/><text:tab/></text:span></text:span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34">B.007<text:tab/><text:tab/></text:span></text:span><text:span text:style-name="texte_20_par_20_défaut"><text:span text:style-name="T35">Malheureusement i</text:span></text:span><text:span text:style-name="texte_20_par_20_défaut"><text:span text:style-name="T34">l ne leur propose plus le lundi.</text:span></text:span></text:p>
      <text:p text:style-name="P76"><text:span text:style-name="texte_20_par_20_défaut"><text:span text:style-name="T34">B.008</text:span></text:span><text:span text:style-name="texte_20_par_20_défaut"><text:span text:style-name="T47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<text:span text:style-name="T47">Jean attend la nuit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6">51</text:span></text:span></text:p>
      <text:p text:style-name="Standard"><text:span text:style-name="texte_20_par_20_défaut"><text:span text:style-name="T34">B.009<text:tab/><text:tab/></text:span></text:span><text:span text:style-name="texte_20_par_20_défaut"><text:span text:style-name="T49">Paul tient un bâton</text:span></text:span><text:span text:style-name="texte_20_par_20_défaut"><text:span text:style-name="T47">.</text:span></text:span><text:span text:style-name="T47"><text:tab/><text:tab/><text:tab/><text:tab/><text:tab/><text:tab/><text:tab/></text:span><text:span text:style-name="référence"><text:span text:style-name="T115">GGF.1.1</text:span></text:span><text:span text:style-name="référence"><text:span text:style-name="T117">48</text:span></text:span></text:p>
      <text:p text:style-name="P60"><text:span text:style-name="texte_20_par_20_défaut"><text:span text:style-name="T34">B.010<text:tab/><text:tab/></text:span></text:span><text:span text:style-name="texte_20_par_20_défaut">Paul tient à ce projet</text:span><text:span text:style-name="texte_20_par_20_défaut"><text:span text:style-name="T47">.<text:tab/><text:tab/><text:tab/><text:tab/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62"><text:span text:style-name="texte_20_par_20_défaut"><text:span text:style-name="T34">B.011<text:tab/><text:tab/></text:span></text:span><text:span text:style-name="texte_20_par_20_défaut">Paul tient cette information de son frère.<text:tab/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17">48</text:span></text:span></text:p>
      <text:p text:style-name="P83"><text:span text:style-name="texte_20_par_20_défaut"><text:span text:style-name="T34">B.012</text:span></text:span><text:span text:style-name="texte_20_par_20_défaut"><text:span text:style-name="T53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Jean va à Paris.</text:span><text:span text:style-name="texte_20_par_20_défaut"><text:span text:style-name="T47"><text:tab/><text:tab/><text:tab/><text:tab/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2"><text:span text:style-name="texte_20_par_20_défaut"><text:span text:style-name="T34">B.013<text:tab/><text:tab/></text:span></text:span><text:span text:style-name="texte_20_par_20_défaut">Jean parle à Marie de son anniversaire.</text:span><text:span text:style-name="texte_20_par_20_défaut"><text:span text:style-name="T340"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texte_20_par_20_défaut"><text:span text:style-name="T34">B.014<text:tab/><text:tab/></text:span></text:span><text:span text:style-name="texte_20_par_20_défaut">Jean salue Marie de son balcon.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</text:span></text:span><text:span text:style-name="référence"><text:span text:style-name="T121">51</text:span></text:span></text:p>
      <text:p text:style-name="P77"><text:span text:style-name="référence"><text:span text:style-name="T451"/></text:span></text:p>
      <text:p text:style-name="P33"><text:span text:style-name="texte_20_par_20_défaut"><text:span text:style-name="T186">■ </text:span></text:span><text:span text:style-name="texte_20_par_20_défaut"><text:span text:style-name="T125">sujet </text:span></text:span><text:span text:style-name="texte_20_par_20_défaut"><text:span text:style-name="T186">■</text:span></text:span></text:p>
      <text:p text:style-name="P83"><text:span text:style-name="texte_20_par_20_défaut"><text:span text:style-name="T34">B.015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Viendra-t-il ?</text:span><text:span text:style-name="texte_20_par_20_défaut"><text:span text:style-name="T342"><text:tab/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texte_20_par_20_défaut"><text:span text:style-name="T34">B.016</text:span></text:span><text:span text:style-name="texte_20_par_20_défaut"><text:span text:style-name="T54"> </text:span></text:span><text:span text:style-name="danger"><text:span text:style-name="T355">(!)</text:span></text:span><text:span text:style-name="texte_20_par_20_défaut"><text:span text:style-name="T34"><text:tab/></text:span></text:span><text:span text:style-name="texte_20_par_20_défaut">Paul viendra-t-il ?</text:span><text:span text:style-name="texte_20_par_20_défaut"><text:span text:style-name="T342"><text:tab/><text:tab/></text:span></text:span><text:span text:style-name="texte_20_par_20_défaut"><text:span text:style-name="T340"><text:tab/><text:tab/></text:span></text:span><text:span text:style-name="texte_20_par_20_défaut"><text:span text:style-name="T47"><text:tab/><text:tab/><text:tab/></text:span></text:span><text:span text:style-name="référence"><text:span text:style-name="T115">GGF.1.1017</text:span></text:span></text:p>
      <text:p text:style-name="P83"><text:span text:style-name="référence"><text:span text:style-name="T452"/></text:span></text:p>
      <text:p text:style-name="P33"><text:span text:style-name="texte_20_par_20_défaut"><text:span text:style-name="T186">■ </text:span></text:span><text:span text:style-name="T337">attribut du sujet </text:span><text:span text:style-name="texte_20_par_20_défaut"><text:span text:style-name="T186">■</text:span></text:span></text:p>
      <text:p text:style-name="P3">B.017<text:tab/><text:tab/>Alice est grande.<text:tab/>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4">B.018 <text:span text:style-name="danger"><text:span text:style-name="T355">(!)</text:span></text:span><text:tab/><text:span text:style-name="T430">Ce tableau est à </text:span>Alice.<text:tab/><text:tab/><text:tab/><text:tab/><text:tab/><text:tab/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</text:span></text:span><text:span text:style-name="référence"><text:span text:style-name="T78">2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78">87</text:span></text:span><text:span text:style-name="référence"><text:span text:style-name="T82">)</text:span></text:span></text:p>
      <text:p text:style-name="P105"><text:span text:style-name="texte_20_par_20_défaut"><text:span text:style-name="T34">B.019<text:tab/><text:tab/></text:span></text:span><text:span text:style-name="texte_20_par_20_défaut"><text:span text:style-name="T43">Le lundi me semble le pire jour de la semaine.</text:span></text:span></text:p>
      <text:p text:style-name="P106"><text:span text:style-name="référence"><text:span text:style-name="T452"/></text:span></text:p>
      <text:p text:style-name="P34"><text:span text:style-name="texte_20_par_20_défaut"><text:span text:style-name="T186">■ </text:span></text:span><text:span text:style-name="T338">phrase complexe par subordination</text:span><text:span text:style-name="T337"> </text:span><text:span text:style-name="texte_20_par_20_défaut"><text:span text:style-name="T186">■</text:span></text:span></text:p>
      <text:p text:style-name="P113"><text:span text:style-name="texte_20_par_20_défaut"><text:span text:style-name="T148">B.0</text:span></text:span><text:span text:style-name="texte_20_par_20_défaut"><text:span text:style-name="T149">20</text:span></text:span><text:span text:style-name="texte_20_par_20_défaut"><text:span text:style-name="T148"> <text:tab/><text:tab/></text:span></text:span><text:span text:style-name="texte_20_par_20_défaut"><text:span text:style-name="T149">Le facteur distribue le courrier quand le jour se lève.</text:span></text:span><text:span text:style-name="texte_20_par_20_défaut"><text:span text:style-name="T148"><text:tab/><text:tab/></text:span></text:span><text:span text:style-name="référence"><text:span text:style-name="T68">TG(I.2.1, p</text:span></text:span><text:span text:style-name="référence"><text:span text:style-name="T70">p</text:span></text:span><text:span text:style-name="référence"><text:span text:style-name="T68">. 22-</text:span></text:span><text:span text:style-name="référence"><text:span text:style-name="T70">23</text:span></text:span><text:span text:style-name="référence"><text:span text:style-name="T68">)</text:span></text:span></text:p>
      <text:p text:style-name="P119"><text:span text:style-name="texte_20_par_20_défaut"><text:span text:style-name="T67">B.0</text:span></text:span><text:span text:style-name="texte_20_par_20_défaut"><text:span text:style-name="T74">2</text:span></text:span><text:span text:style-name="texte_20_par_20_défaut"><text:span text:style-name="T75">1 </text:span></text:span><text:span text:style-name="danger"><text:span text:style-name="T358">(!)</text:span></text:span><text:span text:style-name="texte_20_par_20_défaut"><text:span text:style-name="T67"><text:tab/></text:span></text:span><text:span text:style-name="texte_20_par_20_défaut"><text:span text:style-name="T383">Un sportif qui est fatigué doit se reposer.<text:tab/><text:tab/></text:span></text:span><text:span text:style-name="texte_20_par_20_défaut"><text:span text:style-name="T67"><text:tab/><text:tab/></text:span></text:span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132"><text:span text:style-name="titre_20_avec_20_numéro"><text:s/>B.001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89"/>
      <text:p text:style-name="P27"><text:span text:style-name="phrase_20_analysée_20__28_gros_20_caractère_29_">Le </text:span><text:span text:style-name="phrase_20_analysée_20__28_gros_20_caractère_29_"><text:span text:style-name="T321">facteur travaille.</text:span></text:span></text:p>
      <text:p text:style-name="P89"/>
      <text:p text:style-name="P89"/>
      <text:p text:style-name="P8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2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4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4"><text:span text:style-name="texte_20_par_20_défaut"><text:span text:style-name="T166">•</text:span></text:span> <text:span text:style-name="exemple"><text:span text:style-name="T251">travaill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4">travailler </text:span></text:span><text:span text:style-name="texte_20_par_20_défaut"><text:span text:style-name="T345">: indicatif.présent.3S)</text:span></text:span></text:p>
      <text:p text:style-name="P89"/>
      <text:p text:style-name="P9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4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5"><text:span text:style-name="texte_20_par_20_défaut"/></text:p>
      <text:p text:style-name="P89"><text:span text:style-name="texte_20_par_20_défaut"><text:span text:style-name="T327">Analyse des fonctions</text:span></text:span></text:p>
      <text:p text:style-name="P194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2">travaille</text:span></text:span></text:p>
      <text:p text:style-name="P160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2">travaille</text:span></text:span><text:span text:style-name="exemple"><text:span text:style-name="T281"><text:tab/><text:tab/><text:tab/><text:tab/></text:span></text:span><text:span text:style-name="texte_20_par_20_défaut"><text:span text:style-name="T22">:<text:tab/></text:span></text:span><text:span text:style-name="texte_20_par_20_défaut"><text:span text:style-name="T402">groupe verbal</text:span></text:span></text:p>
      <text:p text:style-name="P121"/>
      <text:p text:style-name="P13"><text:span text:style-name="texte_20_par_20_défaut">Analyse des propositions</text:span></text:p>
      <text:p text:style-name="P152"><text:span text:style-name="texte_20_par_20_défaut">La phrase contient une seule proposition : il s’agit par conséquent d’une phrase simple.</text:span></text:p>
      <text:p text:style-name="P89"/>
      <text:p text:style-name="P89"><text:span text:style-name="texte_20_par_20_défaut"><text:span text:style-name="T327">Analyse du type et de la forme de la phrase</text:span></text:span></text:p>
      <text:p text:style-name="P152"><text:span text:style-name="texte_20_par_20_défaut">La phrase est de type déclaratif et n’a pas de forme particulière.</text:span></text:p>
      <text:p text:style-name="P89"><text:span text:style-name="titre_20_avec_20_numéro"/></text:p>
      <text:p text:style-name="P243"><text:span text:style-name="titre_20_avec_20_numéro"><text:s/>B.002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0"/>
      <text:p text:style-name="P28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2">distribue le courrier</text:span></text:span><text:span text:style-name="phrase_20_analysée_20__28_gros_20_caractère_29_"><text:span text:style-name="T321">.</text:span></text:span></text:p>
      <text:p text:style-name="P90"/>
      <text:p text:style-name="P90"/>
      <text:p text:style-name="P9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3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5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5"><text:span text:style-name="texte_20_par_20_défaut"><text:span text:style-name="T166">•</text:span></text:span> <text:span text:style-name="exemple"><text:span text:style-name="T253">distribu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5">distribu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4"><text:span text:style-name="texte_20_par_20_défaut"><text:span text:style-name="T166">•</text:span></text:span> <text:span text:style-name="exemple"><text:span text:style-name="T43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6"><text:span text:style-name="texte_20_par_20_défaut"><text:span text:style-name="T166">•</text:span></text:span><text:span text:style-name="texte_20_par_20_défaut"> </text:span><text:span text:style-name="exemple"><text:span text:style-name="T254">courrier</text:span></text:span><text:span text:style-name="texte_20_par_20_défaut"><text:span text:style-name="T201"><text:tab/><text:tab/><text:tab/><text:tab/>:<text:tab/>nom commun</text:span></text:span></text:p>
      <text:p text:style-name="P90"/>
      <text:p text:style-name="P24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6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1">le</text:span></text:span><text:span text:style-name="exemple"><text:span text:style-name="T201"> </text:span></text:span><text:span text:style-name="exemple"><text:span text:style-name="T267">courrier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6"><text:span text:style-name="texte_20_par_20_défaut"><text:span text:style-name="T395"/></text:span></text:p>
      <text:p text:style-name="P90"><text:span text:style-name="texte_20_par_20_défaut"><text:span text:style-name="T327">Analyse des fonctions</text:span></text:span></text:p>
      <text:p text:style-name="P195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5">distribue</text:span></text:span></text:p>
      <text:p text:style-name="P14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3">distribue le courrier</text:span></text:span><text:span text:style-name="exemple"><text:span text:style-name="T281"><text:tab/><text:tab/><text:tab/></text:span></text:span><text:span text:style-name="texte_20_par_20_défaut">:<text:tab/>groupe verbal</text:span></text:p>
      <text:p text:style-name="P197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5">le courrier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D de </text:span><text:span text:style-name="exemple"><text:span text:style-name="T255">distribue</text:span></text:span></text:p>
      <text:p text:style-name="P122"/>
      <text:p text:style-name="P14"><text:span text:style-name="texte_20_par_20_défaut">Analyse des propositions</text:span></text:p>
      <text:p text:style-name="P153"><text:span text:style-name="texte_20_par_20_défaut">La phrase contient une seule proposition : il s’agit par conséquent d’une phrase simple.</text:span></text:p>
      <text:p text:style-name="P90"/>
      <text:p text:style-name="P90"><text:span text:style-name="texte_20_par_20_défaut"><text:span text:style-name="T327">Analyse du type et de la forme de la phrase</text:span></text:span></text:p>
      <text:p text:style-name="P195"><text:span text:style-name="texte_20_par_20_défaut">La phrase est de type déclaratif et n’a pas de forme particulière.</text:span></text:p>
      <text:p text:style-name="P244"><text:span text:style-name="titre_20_avec_20_numéro"><text:s/>B.003 </text:span></text:p>
      <text:p text:style-name="P46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1"/>
      <text:p text:style-name="P29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3">parle à sa collègue.</text:span></text:span></text:p>
      <text:p text:style-name="P91"/>
      <text:p text:style-name="P91"/>
      <text:p text:style-name="P9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5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8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8"><text:span text:style-name="texte_20_par_20_défaut"><text:span text:style-name="T166">•</text:span></text:span> <text:span text:style-name="exemple"><text:span text:style-name="T256">parle</text:span></text:span><text:span text:style-name="T202"><text:tab/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6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5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8"><text:span text:style-name="texte_20_par_20_défaut"><text:span text:style-name="T166">•</text:span></text:span><text:span text:style-name="texte_20_par_20_défaut"> </text:span><text:span text:style-name="exemple"><text:span text:style-name="T256">collègue</text:span></text:span><text:span text:style-name="texte_20_par_20_défaut"><text:span text:style-name="T201"><text:tab/><text:tab/><text:tab/><text:tab/>:<text:tab/>nom commun</text:span></text:span></text:p>
      <text:p text:style-name="P198"><text:span text:style-name="texte_20_par_20_défaut"/></text:p>
      <text:p text:style-name="P25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7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7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442">à sa collègu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396">prépositionnel</text:span></text:span></text:p>
      <text:p text:style-name="P91"/>
      <text:p text:style-name="P91"><text:span text:style-name="texte_20_par_20_défaut"><text:span text:style-name="T327">Analyse des fonctions</text:span></text:span></text:p>
      <text:p text:style-name="P198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7">parle</text:span></text:span></text:p>
      <text:p text:style-name="P16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4">parle à sa collègue</text:span></text:span><text:span text:style-name="exemple"><text:span text:style-name="T281"><text:tab/><text:tab/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198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collègue</text:span></text:span><text:span text:style-name="exemple"><text:span text:style-name="T252"><text:tab/><text:tab/><text:tab/><text:tab/></text:span></text:span><text:span text:style-name="texte_20_par_20_défaut">:</text:span><text:span text:style-name="texte_20_par_20_défaut"><text:span text:style-name="T20">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7">parle</text:span></text:span></text:p>
      <text:p text:style-name="P123"/>
      <text:p text:style-name="P15"><text:span text:style-name="texte_20_par_20_défaut">Analyse des propositions</text:span></text:p>
      <text:p text:style-name="P155"><text:span text:style-name="texte_20_par_20_défaut">La phrase contient une seule proposition : il s’agit par conséquent d’une phrase simple.</text:span></text:p>
      <text:p text:style-name="P91"/>
      <text:p text:style-name="P91"><text:span text:style-name="texte_20_par_20_défaut"><text:span text:style-name="T327">Analyse du type et de la forme de la phrase</text:span></text:span></text:p>
      <text:p text:style-name="P198"><text:span text:style-name="texte_20_par_20_défaut">La phrase est de type déclaratif et n’a pas de forme particulière.</text:span></text:p>
      <text:p text:style-name="P245"><text:span text:style-name="titre_20_avec_20_numéro"><text:s/>B.004 </text:span></text:p>
      <text:p text:style-name="P47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2"/>
      <text:p text:style-name="P30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4">donne une lettre à sa voisine.</text:span></text:span></text:p>
      <text:p text:style-name="P92"/>
      <text:p text:style-name="P92"/>
      <text:p text:style-name="P9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5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99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199"><text:span text:style-name="texte_20_par_20_défaut"><text:span text:style-name="T166">•</text:span></text:span> <text:span text:style-name="exemple"><text:span text:style-name="T258">donn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8">donn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58"><text:span text:style-name="texte_20_par_20_défaut"><text:span text:style-name="T166">•</text:span></text:span> <text:span text:style-name="exemple"><text:span text:style-name="T435">une</text:span></text:span><text:span text:style-name="T201"> <text:tab/><text:tab/><text:tab/><text:tab/><text:tab/></text:span><text:span text:style-name="texte_20_par_20_défaut"><text:span text:style-name="T201">:<text:tab/>article </text:span></text:span><text:span text:style-name="texte_20_par_20_défaut"><text:span text:style-name="T435">in</text:span></text:span><text:span text:style-name="texte_20_par_20_défaut"><text:span text:style-name="T201">défini</text:span></text:span></text:p>
      <text:p text:style-name="P200"><text:span text:style-name="texte_20_par_20_défaut"><text:span text:style-name="T166">•</text:span></text:span><text:span text:style-name="texte_20_par_20_défaut"> </text:span><text:span text:style-name="exemple"><text:span text:style-name="T260">lettre<text:tab/></text:span></text:span><text:span text:style-name="texte_20_par_20_défaut"><text:span text:style-name="T201"><text:tab/><text:tab/><text:tab/><text:tab/>:<text:tab/>nom commun</text:span></text:span></text:p>
      <text:p text:style-name="P157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57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199"><text:span text:style-name="texte_20_par_20_défaut"><text:span text:style-name="T166">•</text:span></text:span><text:span text:style-name="texte_20_par_20_défaut"> </text:span><text:span text:style-name="exemple"><text:span text:style-name="T259">voisine</text:span></text:span><text:span text:style-name="texte_20_par_20_défaut"><text:span text:style-name="T201"><text:tab/><text:tab/><text:tab/><text:tab/>:<text:tab/>nom commun</text:span></text:span></text:p>
      <text:p text:style-name="P199"><text:span text:style-name="texte_20_par_20_défaut"/></text:p>
      <text:p text:style-name="P26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1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8">une lettre</text:span></text:span><text:span text:style-name="texte_20_par_20_défaut"><text:span text:style-name="T391"><text:tab/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1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68">voisine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2"/>
      <text:p text:style-name="P92"><text:span text:style-name="texte_20_par_20_défaut"><text:span text:style-name="T327">Analyse des fonctions</text:span></text:span></text:p>
      <text:p text:style-name="P199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59">donne</text:span></text:span></text:p>
      <text:p text:style-name="P16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85">donne une lettre à sa voisine</text:span></text:span><text:span text:style-name="exemple"><text:span text:style-name="T281"><text:tab/></text:span></text:span><text:span text:style-name="texte_20_par_20_défaut"><text:span text:style-name="T26">:</text:span></text:span><text:span text:style-name="texte_20_par_20_défaut"><text:span text:style-name="T21"><text:tab/></text:span></text:span><text:span text:style-name="texte_20_par_20_défaut"><text:span text:style-name="T26">groupe verbal</text:span></text:span></text:p>
      <text:p text:style-name="P201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1">une lettr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D de </text:span><text:span text:style-name="exemple"><text:span text:style-name="T259">donne</text:span></text:span></text:p>
      <text:p text:style-name="P199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59">voisin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59">donne</text:span></text:span></text:p>
      <text:p text:style-name="P124"/>
      <text:p text:style-name="P16"><text:span text:style-name="texte_20_par_20_défaut">Analyse des propositions</text:span></text:p>
      <text:p text:style-name="P157"><text:span text:style-name="texte_20_par_20_défaut">La phrase contient une seule proposition : il s’agit par conséquent d’une phrase simple.</text:span></text:p>
      <text:p text:style-name="P92"/>
      <text:p text:style-name="P92"><text:span text:style-name="texte_20_par_20_défaut"><text:span text:style-name="T327">Analyse du type et de la forme de la phrase</text:span></text:span></text:p>
      <text:p text:style-name="P199"><text:span text:style-name="texte_20_par_20_défaut">La phrase est de type déclaratif et n’a pas de forme particulière.</text:span></text:p>
      <text:p text:style-name="P246"><text:span text:style-name="titre_20_avec_20_numéro"><text:s/>B.005 </text:span></text:p>
      <text:p text:style-name="P48"><text:span text:style-name="référence"><text:span text:style-name="T79">TG(</text:span></text:span><text:span text:style-name="référence"><text:span text:style-name="T96">I</text:span></text:span><text:span text:style-name="référence"><text:span text:style-name="T79">I.</text:span></text:span><text:span text:style-name="référence"><text:span text:style-name="T89">2.</text:span></text:span><text:span text:style-name="référence"><text:span text:style-name="T91">3.1</text:span></text:span><text:span text:style-name="référence"><text:span text:style-name="T79">, p.</text:span></text:span><text:span text:style-name="référence"><text:span text:style-name="T89"> </text:span></text:span><text:span text:style-name="référence"><text:span text:style-name="T91">85</text:span></text:span><text:span text:style-name="référence"><text:span text:style-name="T82">)</text:span></text:span></text:p>
      <text:p text:style-name="P93"/>
      <text:p text:style-name="P31"><text:span text:style-name="phrase_20_analysée_20__28_gros_20_caractère_29_">Le </text:span><text:span text:style-name="phrase_20_analysée_20__28_gros_20_caractère_29_"><text:span text:style-name="T321">facteur </text:span></text:span><text:span text:style-name="phrase_20_analysée_20__28_gros_20_caractère_29_"><text:span text:style-name="T325">parle de ses vacances à sa collègue.</text:span></text:span></text:p>
      <text:p text:style-name="P93"/>
      <text:p text:style-name="P93"/>
      <text:p text:style-name="P9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46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202"><text:span text:style-name="texte_20_par_20_défaut"><text:span text:style-name="T166">•</text:span></text:span> <text:span text:style-name="exemple"><text:span text:style-name="T251">facteur</text:span></text:span><text:span text:style-name="T201"><text:tab/><text:tab/><text:tab/><text:tab/></text:span><text:span text:style-name="texte_20_par_20_défaut"><text:span text:style-name="T201">:<text:tab/>nom commun</text:span></text:span></text:p>
      <text:p text:style-name="P202"><text:span text:style-name="texte_20_par_20_défaut"><text:span text:style-name="T166">•</text:span></text:span> <text:span text:style-name="exemple"><text:span text:style-name="T262">parle<text:tab/>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</text:span></text:span><text:span text:style-name="texte_20_par_20_défaut"><text:span text:style-name="T389">parler</text:span></text:span><text:span text:style-name="texte_20_par_20_défaut"><text:span text:style-name="T384"> </text:span></text:span><text:span text:style-name="texte_20_par_20_défaut"><text:span text:style-name="T345">: indicatif.présent.3S)</text:span></text:span></text:p>
      <text:p text:style-name="P146"><text:span text:style-name="texte_20_par_20_défaut"><text:span text:style-name="T166">•</text:span></text:span> <text:span text:style-name="exemple"><text:span text:style-name="T263">de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390">préposition</text:span></text:span></text:p>
      <text:p text:style-name="P159"><text:span text:style-name="texte_20_par_20_défaut"><text:span text:style-name="T166">•</text:span></text:span><text:span text:style-name="texte_20_par_20_défaut"><text:span text:style-name="T390"> </text:span></text:span><text:span text:style-name="exemple"><text:span text:style-name="T263">ses</text:span></text:span><text:span text:style-name="texte_20_par_20_défaut"><text:span text:style-name="T391"> <text:tab/><text:tab/><text:tab/><text:tab/><text:tab/></text:span></text:span><text:span text:style-name="texte_20_par_20_défaut"><text:span text:style-name="T201">:<text:tab/></text:span></text:span><text:span text:style-name="texte_20_par_20_défaut"><text:span text:style-name="T437">d</text:span></text:span><text:span text:style-name="texte_20_par_20_défaut"><text:span text:style-name="T390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3">vacances</text:span></text:span><text:span text:style-name="texte_20_par_20_défaut"><text:span text:style-name="T201"><text:tab/><text:tab/><text:tab/><text:tab/>:<text:tab/>nom commun</text:span></text:span></text:p>
      <text:p text:style-name="P146"><text:span text:style-name="texte_20_par_20_défaut"><text:span text:style-name="T166">•</text:span></text:span><text:span text:style-name="texte_20_par_20_défaut"> </text:span><text:span text:style-name="exemple"><text:span text:style-name="T433">à</text:span></text:span><text:span text:style-name="texte_20_par_20_défaut"><text:span text:style-name="T201"> <text:tab/><text:tab/><text:tab/><text:tab/><text:tab/>:<text:tab/></text:span></text:span><text:span text:style-name="texte_20_par_20_défaut"><text:span text:style-name="T433">p</text:span></text:span><text:span text:style-name="texte_20_par_20_défaut"><text:span text:style-name="T387">réposition</text:span></text:span></text:p>
      <text:p text:style-name="P146"><text:span text:style-name="texte_20_par_20_défaut"><text:span text:style-name="T166">•</text:span></text:span> <text:span text:style-name="exemple"><text:span text:style-name="T432">sa</text:span></text:span><text:span text:style-name="T201"> <text:tab/><text:tab/><text:tab/><text:tab/><text:tab/></text:span><text:span text:style-name="texte_20_par_20_défaut"><text:span text:style-name="T201">:<text:tab/></text:span></text:span><text:span text:style-name="texte_20_par_20_défaut"><text:span text:style-name="T432">d</text:span></text:span><text:span text:style-name="texte_20_par_20_défaut"><text:span text:style-name="T386">éterminant possessif</text:span></text:span></text:p>
      <text:p text:style-name="P202"><text:span text:style-name="texte_20_par_20_défaut"><text:span text:style-name="T166">•</text:span></text:span><text:span text:style-name="texte_20_par_20_défaut"> </text:span><text:span text:style-name="exemple"><text:span text:style-name="T262">collègue</text:span></text:span><text:span text:style-name="texte_20_par_20_défaut"><text:span text:style-name="T201"><text:tab/><text:tab/><text:tab/><text:tab/>:<text:tab/>nom commun</text:span></text:span></text:p>
      <text:p text:style-name="P208"><text:span text:style-name="exemple"><text:span text:style-name="T259"/></text:span></text:p>
      <text:p text:style-name="P25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8"><text:span text:style-name="texte_20_par_20_défaut"><text:span text:style-name="T166">•</text:span></text:span> <text:span text:style-name="exemple"><text:span text:style-name="T201">Le </text:span></text:span><text:span text:style-name="exemple"><text:span text:style-name="T440">facteur</text:span></text:span><text:span text:style-name="T201"><text:tab/><text:tab/><text:tab/><text:tab/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8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69">de ses vacances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 </text:span></text:span><text:span text:style-name="texte_20_par_20_défaut"><text:span text:style-name="T401">prépositionnel</text:span></text:span></text:p>
      <text:p text:style-name="P208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a </text:span></text:span><text:span text:style-name="exemple"><text:span text:style-name="T270">collègue</text:span></text:span><text:span text:style-name="exemple"><text:span text:style-name="T268"><text:tab/>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P93"/>
      <text:p text:style-name="P93"><text:span text:style-name="texte_20_par_20_défaut"><text:span text:style-name="T327">Analyse des fonctions</text:span></text:span></text:p>
      <text:p text:style-name="P202"><text:span text:style-name="texte_20_par_20_défaut"><text:span text:style-name="T166">•</text:span></text:span> <text:span text:style-name="exemple"><text:span text:style-name="T252">Le facteur</text:span></text:span><text:tab/><text:tab/><text:tab/><text:tab/><text:span text:style-name="texte_20_par_20_défaut">:<text:tab/>sujet de </text:span><text:span text:style-name="exemple"><text:span text:style-name="T262">parle</text:span></text:span></text:p>
      <text:p text:style-name="P222"><text:span text:style-name="texte_20_par_20_défaut"><text:span text:style-name="T195">•</text:span></text:span><text:span text:style-name="exemple"><text:span text:style-name="T262"> </text:span></text:span><text:span text:style-name="exemple">parle de ses vacances à sa collègue </text:span><text:span text:style-name="texte_20_par_20_défaut"><text:span text:style-name="T23">:<text:tab/></text:span></text:span><text:span text:style-name="texte_20_par_20_défaut">groupe verbal</text:span></text:p>
      <text:p text:style-name="P203"><text:span text:style-name="texte_20_par_20_défaut"><text:span text:style-name="T195">•</text:span></text:span><text:span text:style-name="exemple"><text:span text:style-name="T252"> </text:span></text:span><text:span text:style-name="exemple"><text:span text:style-name="T262">de ses vacances</text:span></text:span><text:span text:style-name="exemple"><text:span text:style-name="T252"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6">I</text:span></text:span><text:span text:style-name="texte_20_par_20_défaut"> de </text:span><text:span text:style-name="exemple"><text:span text:style-name="T262">parle <text:s text:c="2"/></text:span></text:span><text:span text:style-name="exemple"><text:span text:style-name="T264"><text:tab/><text:tab/><text:tab/><text:tab/></text:span></text:span><text:span text:style-name="danger"><text:span text:style-name="T356">(!</text:span></text:span><text:span text:style-name="danger"><text:span text:style-name="T355">)</text:span></text:span></text:p>
      <text:p text:style-name="P202"><text:span text:style-name="texte_20_par_20_défaut"><text:span text:style-name="T195">•</text:span></text:span><text:span text:style-name="exemple"><text:span text:style-name="T252"> </text:span></text:span><text:span text:style-name="exemple"><text:span text:style-name="T257">à sa </text:span></text:span><text:span text:style-name="exemple"><text:span text:style-name="T262">collègue</text:span></text:span><text:span text:style-name="exemple"><text:span text:style-name="T252"><text:tab/><text:tab/><text:tab/><text:tab/></text:span></text:span><text:span text:style-name="texte_20_par_20_défaut"><text:span text:style-name="T20">:<text:tab/></text:span></text:span><text:span text:style-name="texte_20_par_20_défaut">CO</text:span><text:span text:style-name="texte_20_par_20_défaut"><text:span text:style-name="T434">I</text:span></text:span><text:span text:style-name="texte_20_par_20_défaut"> de </text:span><text:span text:style-name="exemple"><text:span text:style-name="T262">parle</text:span></text:span></text:p>
      <text:p text:style-name="P125"/>
      <text:p text:style-name="P17"><text:span text:style-name="texte_20_par_20_défaut">Analyse des propositions</text:span></text:p>
      <text:p text:style-name="P146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27">Analyse du type et de la forme de la phrase</text:span></text:span></text:p>
      <text:p text:style-name="P202"><text:span text:style-name="texte_20_par_20_défaut">La phrase est de type déclaratif et n’a pas de forme particulière.</text:span></text:p>
      <text:p text:style-name="P126"><text:span text:style-name="titre_20_avec_20_numéro"><text:s/>B.006 </text:span></text:p>
      <text:p text:style-name="Standard"/>
      <text:p text:style-name="Standard"/>
      <text:p text:style-name="P22"><text:span text:style-name="phrase_20_analysée_20__28_gros_20_caractère_29_">Le lundi, il propose un </text:span><text:span text:style-name="phrase_20_analysée_20__28_gros_20_caractère_29_"><text:span text:style-name="T203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37"><text:span text:style-name="texte_20_par_20_défaut"><text:span text:style-name="T166">•</text:span></text:span> <text:span text:style-name="exemple"><text:span text:style-name="T201">Le</text:span></text:span><text:span text:style-name="T201"> <text:tab/><text:tab/><text:tab/><text:tab/><text:tab/></text:span><text:span text:style-name="texte_20_par_20_défaut"><text:span text:style-name="T201">:<text:tab/>article défini</text:span></text:span></text:p>
      <text:p text:style-name="P180"><text:span text:style-name="texte_20_par_20_défaut"><text:span text:style-name="T166">•</text:span></text:span> <text:span text:style-name="exemple"><text:span text:style-name="T201">lundi</text:span></text:span><text:span text:style-name="T201"><text:tab/><text:tab/><text:tab/><text:tab/><text:tab/></text:span><text:span text:style-name="texte_20_par_20_défaut"><text:span text:style-name="T201">:<text:tab/>nom commun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6">•</text:span></text:span> <text:span text:style-name="exemple"><text:span text:style-name="T202">propose</text:span></text:span><text:span text:style-name="T202"><text:tab/><text:tab/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6">•</text:span></text:span> <text:span text:style-name="exemple"><text:span text:style-name="T202">un</text:span></text:span><text:span text:style-name="T202"><text:tab/><text:tab/><text:tab/><text:tab/><text:tab/></text:span><text:span text:style-name="texte_20_par_20_défaut"><text:span text:style-name="T202">:<text:tab/>article indéfini</text:span></text:span></text:p>
      <text:p text:style-name="P180"><text:span text:style-name="texte_20_par_20_défaut"><text:span text:style-name="T166">•</text:span></text:span> <text:span text:style-name="exemple"><text:span text:style-name="T203">nouveau</text:span></text:span><text:span text:style-name="T203"><text:tab/><text:tab/><text:tab/><text:tab/></text:span><text:span text:style-name="texte_20_par_20_défaut"><text:span text:style-name="T203">:<text:tab/>adjectif</text:span></text:span></text:p>
      <text:p text:style-name="P180"><text:span text:style-name="texte_20_par_20_défaut"><text:span text:style-name="T166">•</text:span></text:span> <text:span text:style-name="exemple"><text:span text:style-name="T202">jeu</text:span></text:span><text:span text:style-name="T202"><text:tab/><text:tab/><text:tab/><text:tab/><text:tab/></text:span><text:span text:style-name="texte_20_par_20_défaut"><text:span text:style-name="T202">:<text:tab/>nom commun</text:span></text:span></text:p>
      <text:p text:style-name="P180"><text:span text:style-name="texte_20_par_20_défaut"><text:span text:style-name="T166">•</text:span></text:span> <text:span text:style-name="exemple"><text:span text:style-name="T204">à</text:span></text:span><text:span text:style-name="T204"><text:tab/><text:tab/><text:tab/><text:tab/><text:tab/></text:span><text:span text:style-name="texte_20_par_20_défaut"><text:span text:style-name="T204">:<text:tab/>préposition</text:span></text:span></text:p>
      <text:p text:style-name="P180"><text:span text:style-name="texte_20_par_20_défaut"><text:span text:style-name="T166">•</text:span></text:span> <text:span text:style-name="exemple"><text:span text:style-name="T204">ses</text:span></text:span><text:span text:style-name="T204"><text:tab/><text:tab/><text:tab/><text:tab/><text:tab/></text:span><text:span text:style-name="texte_20_par_20_défaut"><text:span text:style-name="T204">:<text:tab/>déterminant possessif</text:span></text:span></text:p>
      <text:p text:style-name="P180"><text:span text:style-name="texte_20_par_20_défaut"><text:span text:style-name="T166">•</text:span></text:span> <text:span text:style-name="exemple">camarades</text:span><text:tab/><text:tab/><text:tab/><text:tab/><text:span text:style-name="texte_20_par_20_défaut">:<text:tab/>nom commun</text:span></text:p>
      <text:p text:style-name="P180"><text:span text:style-name="texte_20_par_20_défaut"/></text:p>
      <text:p text:style-name="P24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0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1">un nouveau jeu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09"><text:span text:style-name="texte_20_par_20_défaut"><text:span text:style-name="T195">•</text:span></text:span><text:span text:style-name="texte_20_par_20_défaut"><text:span text:style-name="T397"> </text:span></text:span><text:span text:style-name="exemple"><text:span text:style-name="T442">à s</text:span></text:span><text:span text:style-name="exemple"><text:span text:style-name="T443">es</text:span></text:span><text:span text:style-name="exemple"><text:span text:style-name="T442"> </text:span></text:span><text:span text:style-name="exemple"><text:span text:style-name="T271">camarades</text:span></text:span><text:span text:style-name="texte_20_par_20_défaut"><text:span text:style-name="T398"><text:tab/><text:tab/><text:tab/></text:span></text:span><text:span text:style-name="texte_20_par_20_défaut"><text:span text:style-name="T22">:<text:tab/></text:span></text:span><text:span text:style-name="texte_20_par_20_défaut">groupe nominal prépositionnel</text:span></text:p>
      <text:p text:style-name="Standard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6">•</text:span></text:span> <text:span text:style-name="exemple">Le lundi</text:span><text:tab/><text:tab/><text:tab/><text:tab/><text:span text:style-name="texte_20_par_20_défaut">:<text:tab/>CC de temps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4"><text:span text:style-name="texte_20_par_20_défaut"><text:span text:style-name="T195">•</text:span></text:span><text:span text:style-name="exemple"><text:span text:style-name="T262"> </text:span></text:span><text:span text:style-name="exemple">propose un nouveau jeu à <text:tab/><text:tab/></text:span><text:span text:style-name="texte_20_par_20_défaut">:<text:tab/>groupe verbal</text:span></text:p>
      <text:p text:style-name="P223"><text:span text:style-name="exemple"><text:s text:c="3"/>ses camarades <text:tab/><text:tab/><text:tab/></text:span></text:p>
      <text:p text:style-name="P180"><text:span text:style-name="texte_20_par_20_défaut"><text:span text:style-name="T16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80"><text:span text:style-name="texte_20_par_20_défaut"><text:span text:style-name="T16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2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6"><text:span text:style-name="phrase_20_analysée_20__28_gros_20_caractère_29_"><text:span text:style-name="T211">Malheureusement i</text:span></text:span><text:span text:style-name="phrase_20_analysée_20__28_gros_20_caractère_29_"><text:span text:style-name="T210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2">malheureusement<text:tab/><text:tab/><text:tab/></text:span></text:span><text:span text:style-name="texte_20_par_20_défaut"><text:span text:style-name="T36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 <text:span text:style-name="exemple"><text:span text:style-name="T202">il</text:span></text:span><text:span text:style-name="T202"><text:tab/><text:tab/><text:tab/><text:tab/><text:tab/></text:span><text:span text:style-name="texte_20_par_20_défaut"><text:span text:style-name="T202">:<text:tab/>pronom personnel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2">ne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7">adverbe</text:span></text:span></text:p>
      <text:p text:style-name="P180"><text:span text:style-name="texte_20_par_20_défaut"><text:span text:style-name="T166">•</text:span></text:span><text:span text:style-name="T37"> </text:span><text:span text:style-name="exemple"><text:span text:style-name="T211">leur<text:tab/><text:tab/><text:tab/></text:span></text:span><text:span text:style-name="T202"><text:tab/><text:tab/></text:span><text:span text:style-name="texte_20_par_20_défaut"><text:span text:style-name="T202">:<text:tab/>pronom personnel</text:span></text:span></text:p>
      <text:p text:style-name="P185"><text:span text:style-name="texte_20_par_20_défaut"><text:span text:style-name="T166">•</text:span></text:span> <text:span text:style-name="exemple"><text:span text:style-name="T202">propose<text:tab/><text:tab/></text:span></text:span><text:span text:style-name="T202"><text:tab/><text:tab/></text:span><text:span text:style-name="texte_20_par_20_défaut"><text:span text:style-name="T202">:<text:tab/>verbe </text:span></text:span><text:span text:style-name="texte_20_par_20_défaut"><text:span text:style-name="T345">(proposer 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3">plus</text:span></text:span><text:span text:style-name="T38"><text:tab/><text:tab/><text:tab/><text:tab/><text:tab/></text:span><text:span text:style-name="texte_20_par_20_défaut"><text:span text:style-name="T38">:<text:tab/></text:span></text:span><text:span text:style-name="texte_20_par_20_défaut"><text:span text:style-name="T39">ad</text:span></text:span><text:span text:style-name="texte_20_par_20_défaut"><text:span text:style-name="T38">verbe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le<text:tab/></text:span></text:span><text:span text:style-name="T40"><text:tab/><text:tab/><text:tab/><text:tab/></text:span><text:span text:style-name="texte_20_par_20_défaut"><text:span text:style-name="T40">:<text:tab/></text:span></text:span><text:span text:style-name="texte_20_par_20_défaut"><text:span text:style-name="T39">article défini</text:span></text:span></text:p>
      <text:p text:style-name="P180"><text:span text:style-name="texte_20_par_20_défaut"><text:span text:style-name="T167">•</text:span></text:span><text:span text:style-name="T40"> </text:span><text:span text:style-name="exemple"><text:span text:style-name="T213">mardi<text:tab/><text:tab/><text:tab/></text:span></text:span><text:span text:style-name="T40"><text:tab/></text:span><text:span text:style-name="texte_20_par_20_défaut"><text:span text:style-name="T40">:<text:tab/></text:span></text:span><text:span text:style-name="texte_20_par_20_défaut"><text:span text:style-name="T39">nom commun</text:span></text:span></text:p>
      <text:p text:style-name="P180"><text:span text:style-name="texte_20_par_20_défaut"><text:span text:style-name="T39"/></text:span></text:p>
      <text:p text:style-name="P25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2">le mardi<text:tab/></text:span></text:span><text:span text:style-name="texte_20_par_20_défaut"><text:span text:style-name="T391"><text:tab/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5">malheureusement</text:span></text:span><text:span text:style-name="T41"><text:tab/><text:tab/><text:tab/></text:span><text:span text:style-name="texte_20_par_20_défaut"><text:span text:style-name="T41">:<text:tab/>CC</text:span></text:span></text:p>
      <text:p text:style-name="P180"><text:span text:style-name="texte_20_par_20_défaut"><text:span text:style-name="T16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5"><text:span text:style-name="texte_20_par_20_défaut"><text:span text:style-name="T167">•</text:span></text:span><text:span text:style-name="exemple"><text:span text:style-name="T41"> </text:span></text:span><text:span text:style-name="exemple">ne leur propose plus le mardi</text:span><text:span text:style-name="exemple"><text:span text:style-name="T41"><text:tab/></text:span></text:span><text:span text:style-name="texte_20_par_20_défaut"><text:span text:style-name="T41">:<text:tab/></text:span></text:span><text:span text:style-name="texte_20_par_20_défaut"><text:span text:style-name="T57">groupe verbal</text:span></text:span></text:p>
      <text:p text:style-name="P180"><text:span text:style-name="texte_20_par_20_défaut"><text:span text:style-name="T167">•</text:span></text:span><text:span text:style-name="exemple"><text:span text:style-name="T41"> </text:span></text:span><text:span text:style-name="exemple"><text:span text:style-name="T112">leur</text:span></text:span><text:span text:style-name="exemple"><text:span text:style-name="T41"><text:tab/><text:tab/><text:tab/><text:tab/><text:tab/></text:span></text:span><text:span text:style-name="texte_20_par_20_défaut"><text:span text:style-name="T41">:<text:tab/></text:span></text:span><text:span text:style-name="texte_20_par_20_défaut"><text:span text:style-name="T42">COI</text:span></text:span><text:span text:style-name="texte_20_par_20_défaut"><text:span text:style-name="T41"> de </text:span></text:span><text:span text:style-name="exemple">propose</text:span></text:p>
      <text:p text:style-name="P180"><text:span text:style-name="texte_20_par_20_défaut"><text:span text:style-name="T167">•</text:span></text:span><text:span text:style-name="T41"> </text:span><text:span text:style-name="exemple"><text:span text:style-name="T214">le mardi<text:tab/><text:tab/><text:tab/></text:span></text:span><text:span text:style-name="T41"><text:tab/></text:span><text:span text:style-name="texte_20_par_20_défaut"><text:span text:style-name="T41">:<text:tab/>COD de </text:span></text:span><text:span text:style-name="exemple"><text:span text:style-name="T113">propose</text:span></text:span></text:p>
      <text:p text:style-name="P180"/>
      <text:p text:style-name="P2"><text:span text:style-name="texte_20_par_20_défaut"><text:span text:style-name="T327">Analyse des propositions</text:span></text:span></text:p>
      <text:p text:style-name="P178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27">Analyse du type et de la forme de la phrase</text:span></text:span></text:p>
      <text:p text:style-name="P178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26"><text:span text:style-name="titre_20_avec_20_numéro"><text:s/>B.008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14">51</text:span></text:span></text:p>
      <text:p text:style-name="Standard"/>
      <text:p text:style-name="P22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6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6">attend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ttendre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l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6">nu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1"><text:span text:style-name="texte_20_par_20_défaut"><text:span text:style-name="T199">•</text:span></text:span><text:span text:style-name="texte_20_par_20_défaut"><text:span text:style-name="T327"> </text:span></text:span><text:span text:style-name="exemple">Jean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1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</text:span></text:span><text:span text:style-name="exemple"><text:span text:style-name="T274">a nuit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180"/>
      <text:p text:style-name="Standard"><text:span text:style-name="texte_20_par_20_défaut"><text:span text:style-name="T327">Analyse des fonctions</text:span>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Jean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6">attend</text:span></text:span></text:p>
      <text:p text:style-name="P163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8">attend la nui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9">la nuit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6">attend <text:tab/><text:tab/><text:tab/><text:tab/><text:tab/></text:span></text:span><text:span text:style-name="danger"><text:span text:style-name="T355">(!)</text:span></text:span></text:p>
      <text:p text:style-name="P180"><text:tab/><text:tab/><text:tab/><text:tab/><text:tab/><text:span text:style-name="texte_20_par_20_défaut"><text:span text:style-name="T315">CC de temps<text:tab/><text:tab/>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</text:span></text:span></text:p>
      <text:p text:style-name="P13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15"> </text:span></text:span><text:span text:style-name="titre_20_avec_20_numéro"><text:s/></text:span></text:p>
      <text:p text:style-name="P45"><text:span text:style-name="référence"><text:span text:style-name="T143">GGF.1.1</text:span></text:span><text:span text:style-name="référence"><text:span text:style-name="T326">48</text:span></text:span></text:p>
      <text:p text:style-name="Standard"/>
      <text:p text:style-name="P22"><text:span text:style-name="phrase_20_analysée_20__28_gros_20_caractère_29_"><text:span text:style-name="T316">Paul tient un bâton</text:span></text:span><text:span text:style-name="phrase_20_analysée_20__28_gros_20_caractère_29_"><text:span text:style-name="T103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7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0">in</text:span></text:span><text:span text:style-name="texte_20_par_20_défaut"><text:span text:style-name="T45">défini</text:span></text:span></text:p>
      <text:p text:style-name="P180"><text:span text:style-name="texte_20_par_20_défaut"><text:span text:style-name="T167">•</text:span></text:span><text:span text:style-name="T33"> </text:span><text:span text:style-name="exemple"><text:span text:style-name="T217">bât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0"><text:span text:style-name="texte_20_par_20_défaut"><text:span text:style-name="T48"/></text:span></text:p>
      <text:p text:style-name="P25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2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2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6">un bâton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180"/>
      <text:p text:style-name="P5"><text:span text:style-name="texte_20_par_20_défaut">Analyse des fonctions</text:span></text:p>
      <text:p text:style-name="P13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4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un bâton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un bâton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0"/>
      <text:p text:style-name="P5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27">Analyse du type et de la forme de la phrase.</text:span></text:span></text:p>
      <text:p text:style-name="P137"><text:span text:style-name="texte_20_par_20_défaut">La phrase est de type déclaratif et n’a pas de forme particulière.</text:span></text:p>
      <text:p text:style-name="P129"><text:span text:style-name="titre_20_avec_20_numéro"><text:s/>B.010</text:span><text:span text:style-name="titre_20_avec_20_numéro"><text:span text:style-name="T315"> </text:span></text:span><text:span text:style-name="titre_20_avec_20_numéro"><text:s/></text:span></text:p>
      <text:p text:style-name="P49"><text:span text:style-name="référence"><text:span text:style-name="T143">GGF.1.1</text:span></text:span><text:span text:style-name="référence"><text:span text:style-name="T326">48</text:span></text:span></text:p>
      <text:p text:style-name="P61"/>
      <text:p text:style-name="P23"><text:span text:style-name="phrase_20_analysée_20__28_gros_20_caractère_29_"><text:span text:style-name="T316">Paul tient </text:span></text:span><text:span text:style-name="phrase_20_analysée_20__28_gros_20_caractère_29_"><text:span text:style-name="T317">à ce projet.</text:span></text:span></text:p>
      <text:p text:style-name="P61"/>
      <text:p text:style-name="P61"/>
      <text:p text:style-name="P6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8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19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1"><text:span text:style-name="texte_20_par_20_défaut"><text:span text:style-name="T167">•</text:span></text:span><text:span text:style-name="T33"> </text:span><text:span text:style-name="exemple"><text:span text:style-name="T219">proje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nom commun</text:span></text:span></text:p>
      <text:p text:style-name="P181"><text:span text:style-name="texte_20_par_20_défaut"><text:span text:style-name="T48"/></text:span></text:p>
      <text:p text:style-name="P25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3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3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7">à ce projet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1"/>
      <text:p text:style-name="P6"><text:span text:style-name="texte_20_par_20_défaut">Analyse des fonctions</text:span></text:p>
      <text:p text:style-name="P13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65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1">à ce projet</text:span></text:span><text:span text:style-name="exemple"><text:span text:style-name="T311"><text:tab/><text:tab/></text:span></text:span><text:span text:style-name="texte_20_par_20_défaut"><text:span text:style-name="T41">:<text:tab/></text:span></text:span><text:span text:style-name="texte_20_par_20_défaut"><text:span text:style-name="T369">groupe verbal</text:span></text:span></text:p>
      <text:p text:style-name="P18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1">à</text:span></text:span><text:span text:style-name="exemple"><text:span text:style-name="T290"> </text:span></text:span><text:span text:style-name="exemple"><text:span text:style-name="T291">ce projet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1"/>
      <text:p text:style-name="P6"><text:span text:style-name="texte_20_par_20_défaut">Analyse des propositions</text:span></text:p>
      <text:p text:style-name="P138"><text:span text:style-name="texte_20_par_20_défaut">La phrase contient une seule proposition : il s’agit par conséquent d’une phrase simple.</text:span></text:p>
      <text:p text:style-name="P61"><text:span text:style-name="texte_20_par_20_défaut"/></text:p>
      <text:p text:style-name="P61"><text:span text:style-name="texte_20_par_20_défaut"><text:span text:style-name="T327">Analyse du type et de la forme de la phrase.</text:span></text:span></text:p>
      <text:p text:style-name="P138"><text:span text:style-name="texte_20_par_20_défaut">La phrase est de type déclaratif et n’a pas de forme particulière.</text:span></text:p>
      <text:p text:style-name="P130"><text:span text:style-name="titre_20_avec_20_numéro"><text:s/>B.011</text:span><text:span text:style-name="titre_20_avec_20_numéro"><text:span text:style-name="T315"> </text:span></text:span><text:span text:style-name="titre_20_avec_20_numéro"><text:s/></text:span></text:p>
      <text:p text:style-name="P50"><text:span text:style-name="référence"><text:span text:style-name="T143">GGF.1.1</text:span></text:span><text:span text:style-name="référence"><text:span text:style-name="T326">48</text:span></text:span></text:p>
      <text:p text:style-name="P63"/>
      <text:p text:style-name="P24"><text:span text:style-name="phrase_20_analysée_20__28_gros_20_caractère_29_"><text:span text:style-name="T316">Paul tient </text:span></text:span><text:span text:style-name="phrase_20_analysée_20__28_gros_20_caractère_29_"><text:span text:style-name="T318">cette information de son frère</text:span></text:span><text:span text:style-name="phrase_20_analysée_20__28_gros_20_caractère_29_"><text:span text:style-name="T317">.</text:span></text:span></text:p>
      <text:p text:style-name="P63"/>
      <text:p text:style-name="P63"/>
      <text:p text:style-name="P7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39"><text:span text:style-name="texte_20_par_20_défaut"><text:span text:style-name="T167">•</text:span></text:span><text:span text:style-name="T33"> </text:span><text:span text:style-name="exemple"><text:span text:style-name="T217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5"><text:span text:style-name="texte_20_par_20_défaut"><text:span text:style-name="T167">•</text:span></text:span><text:span text:style-name="T33"> </text:span><text:span text:style-name="exemple"><text:span text:style-name="T217">tient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tenir : </text:span><text:span text:style-name="texte_20_par_20_défaut"><text:span text:style-name="T52">indicatif.présent.3S)</text:span>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cett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démonstratif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220">informati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1">nom commun</text:span></text:span></text:p>
      <text:p text:style-name="P182"><text:span text:style-name="texte_20_par_20_défaut"><text:span text:style-name="T167">•</text:span></text:span><text:span text:style-name="T33"> </text:span><text:span text:style-name="exemple"><text:span text:style-name="T120">de</text:span></text:span><text:span text:style-name="exemple"><text:span text:style-name="T219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3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0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3"><text:span text:style-name="texte_20_par_20_défaut"><text:span text:style-name="T167">•</text:span></text:span><text:span text:style-name="T33"> </text:span><text:span text:style-name="exemple"><text:span text:style-name="T220">frèr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3"><text:span text:style-name="texte_20_par_20_défaut"/></text:p>
      <text:p text:style-name="P25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4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5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cette informati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</text:span></text:span></text:p>
      <text:p text:style-name="P214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frère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3"><text:span text:style-name="texte_20_par_20_défaut"><text:span text:style-name="T48"/></text:span></text:p>
      <text:p text:style-name="P7"><text:span text:style-name="texte_20_par_20_défaut">Analyse des fonctions</text:span></text:p>
      <text:p text:style-name="P13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0">Pau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149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0">tient </text:span></text:span><text:span text:style-name="exemple"><text:span text:style-name="T302">cette information <text:tab/></text:span></text:span><text:span text:style-name="texte_20_par_20_défaut"><text:span text:style-name="T168">:<text:tab/></text:span></text:span><text:span text:style-name="texte_20_par_20_défaut"><text:span text:style-name="T403">groupe verbal</text:span></text:span></text:p>
      <text:p text:style-name="P226"><text:span text:style-name="exemple"><text:span text:style-name="T302"><text:s text:c="3"/>de son père</text:span></text:span><text:span text:style-name="exemple"><text:span text:style-name="T311"><text:tab/><text:tab/><text:tab/></text:span></text:span></text:p>
      <text:p text:style-name="P184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cette information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D de </text:span><text:span text:style-name="exemple"><text:span text:style-name="T217">tient</text:span></text:span></text:p>
      <text:p text:style-name="P18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2">de son frère</text:span></text:span><text:span text:style-name="exemple"><text:span text:style-name="T289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344">I</text:span></text:span><text:span text:style-name="texte_20_par_20_défaut"> de </text:span><text:span text:style-name="exemple"><text:span text:style-name="T217">tient</text:span></text:span></text:p>
      <text:p text:style-name="P182"/>
      <text:p text:style-name="P7"><text:span text:style-name="texte_20_par_20_défaut">Analyse des propositions</text:span></text:p>
      <text:p text:style-name="P139"><text:span text:style-name="texte_20_par_20_défaut">La phrase contient une seule proposition : il s’agit par conséquent d’une phrase simple.</text:span></text:p>
      <text:p text:style-name="P63"><text:span text:style-name="texte_20_par_20_défaut"/></text:p>
      <text:p text:style-name="P63"><text:span text:style-name="texte_20_par_20_défaut"><text:span text:style-name="T327">Analyse du type et de la forme de la phrase.</text:span></text:span></text:p>
      <text:p text:style-name="P139"><text:span text:style-name="texte_20_par_20_défaut">La phrase est de type déclaratif et n’a pas de forme particulière.</text:span></text:p>
      <text:p text:style-name="P237"><text:span text:style-name="titre_20_avec_20_numéro"><text:s/>B.012</text:span><text:span text:style-name="titre_20_avec_20_numéro"><text:span text:style-name="T315"> </text:span></text:span><text:span text:style-name="titre_20_avec_20_numéro"><text:s/></text:span></text:p>
      <text:p text:style-name="P51"><text:span text:style-name="référence"><text:span text:style-name="T143">GGF.1.1</text:span></text:span><text:span text:style-name="référence"><text:span text:style-name="T420">51</text:span></text:span></text:p>
      <text:p text:style-name="P69"><text:span text:style-name="référence"><text:span text:style-name="T18">confer</text:span></text:span><text:span text:style-name="référence"><text:span text:style-name="T133"> </text:span></text:span><text:span text:style-name="référence"><text:span text:style-name="T134">TG(I.</text:span></text:span><text:span text:style-name="référence"><text:span text:style-name="T139">1</text:span></text:span><text:span text:style-name="référence"><text:span text:style-name="T138">.</text:span></text:span><text:span text:style-name="référence"><text:span text:style-name="T139">3</text:span></text:span><text:span text:style-name="référence"><text:span text:style-name="T134">, p. </text:span></text:span><text:span text:style-name="référence"><text:span text:style-name="T139">15</text:span></text:span><text:span text:style-name="référence"><text:span text:style-name="T136">)</text:span></text:span></text:p>
      <text:p text:style-name="P37"><text:span text:style-name="phrase_20_analysée_20__28_gros_20_caractère_29_"><text:span text:style-name="T346">Jean va à Paris.</text:span></text:span></text:p>
      <text:p text:style-name="P64"/>
      <text:p text:style-name="P64"/>
      <text:p text:style-name="P8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0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va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aller : </text:span><text:span text:style-name="texte_20_par_20_défaut"><text:span text:style-name="T52">indicatif.présent.3S)</text:span></text:span></text:p>
      <text:p text:style-name="P186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6"><text:span text:style-name="texte_20_par_20_défaut"><text:span text:style-name="T167">•</text:span></text:span><text:span text:style-name="T33"> </text:span><text:span text:style-name="exemple"><text:span text:style-name="T221">Paris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6"><text:span text:style-name="texte_20_par_20_défaut"/></text:p>
      <text:p text:style-name="P257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6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5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9">à Paris</text:span></text:span><text:span text:style-name="texte_20_par_20_défaut"><text:span text:style-name="T366"><text:tab/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6"><text:span text:style-name="texte_20_par_20_défaut"><text:span text:style-name="T48"/></text:span></text:p>
      <text:p text:style-name="P8"><text:span text:style-name="texte_20_par_20_défaut">Analyse des fonctions</text:span></text:p>
      <text:p text:style-name="P14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18">tient</text:span></text:span></text:p>
      <text:p text:style-name="P22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9">va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groupe verbal</text:span></text:p>
      <text:p text:style-name="P193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3">Paris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2">va</text:span></text:span><text:span text:style-name="exemple"><text:span text:style-name="T217"><text:tab/><text:tab/><text:tab/><text:tab/><text:tab/><text:tab/></text:span></text:span><text:span text:style-name="danger"><text:span text:style-name="T355">(!)</text:span></text:span></text:p>
      <text:p text:style-name="P186"/>
      <text:p text:style-name="P8"><text:span text:style-name="texte_20_par_20_défaut">Analyse des propositions</text:span></text:p>
      <text:p text:style-name="P140"><text:span text:style-name="texte_20_par_20_défaut">La phrase contient une seule proposition : il s’agit par conséquent d’une phrase simple.</text:span></text:p>
      <text:p text:style-name="P64"><text:span text:style-name="texte_20_par_20_défaut"/></text:p>
      <text:p text:style-name="P64"><text:span text:style-name="texte_20_par_20_défaut"><text:span text:style-name="T327">Analyse du type et de la forme de la phrase.</text:span></text:span></text:p>
      <text:p text:style-name="P186"><text:span text:style-name="texte_20_par_20_défaut">La phrase est de type déclaratif et n’a pas de forme particulière.</text:span></text:p>
      <text:p text:style-name="P238"><text:span text:style-name="titre_20_avec_20_numéro"><text:s/>B.013</text:span><text:span text:style-name="titre_20_avec_20_numéro"><text:span text:style-name="T315"> </text:span></text:span><text:span text:style-name="titre_20_avec_20_numéro"><text:s/></text:span></text:p>
      <text:p text:style-name="P52"><text:span text:style-name="référence"><text:span text:style-name="T143">GGF.1.1</text:span></text:span><text:span text:style-name="référence"><text:span text:style-name="T420">51</text:span></text:span></text:p>
      <text:p text:style-name="P65"><text:span text:style-name="référence"><text:span text:style-name="T136"/></text:span></text:p>
      <text:p text:style-name="P25"><text:span text:style-name="phrase_20_analysée_20__28_gros_20_caractère_29_"><text:span text:style-name="T104">Jean </text:span></text:span><text:span text:style-name="phrase_20_analysée_20__28_gros_20_caractère_29_"><text:span text:style-name="T319">parle à Marie de son anniversaire.</text:span></text:span></text:p>
      <text:p text:style-name="P73"/>
      <text:p text:style-name="P73"/>
      <text:p text:style-name="P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1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par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parler :</text:span><text:span text:style-name="texte_20_par_20_défaut"><text:span text:style-name="T52"> indicatif.présent.3S)</text:span>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1">à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33"> 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87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7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anniversair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7"><text:span text:style-name="texte_20_par_20_défaut"/></text:p>
      <text:p text:style-name="P25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6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7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à 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 prépositionnel</text:span></text:p>
      <text:p text:style-name="P216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0">anniversaire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7"><text:span text:style-name="texte_20_par_20_défaut"><text:span text:style-name="T48"/></text:span></text:p>
      <text:p text:style-name="P9"><text:span text:style-name="texte_20_par_20_défaut">Analyse des fonctions</text:span></text:p>
      <text:p text:style-name="P141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4">parle</text:span></text:span></text:p>
      <text:p text:style-name="P150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3">parle à Marie <text:tab/><text:tab/></text:span></text:span><text:span text:style-name="texte_20_par_20_défaut"><text:span text:style-name="T168">:<text:tab/></text:span></text:span><text:span text:style-name="texte_20_par_20_défaut"><text:span text:style-name="T404">groupe verbal</text:span></text:span></text:p>
      <text:p text:style-name="P228"><text:span text:style-name="exemple"><text:span text:style-name="T303"><text:s text:c="3"/>de son anniversaire</text:span></text:span><text:span text:style-name="exemple"><text:span text:style-name="T311"><text:tab/><text:tab/></text:span></text:span></text:p>
      <text:p text:style-name="P187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à</text:span></text:span><text:span text:style-name="exemple"><text:span text:style-name="T292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1">I</text:span></text:span><text:span text:style-name="texte_20_par_20_défaut"> de </text:span><text:span text:style-name="exemple"><text:span text:style-name="T225">parle</text:span></text:span></text:p>
      <text:p text:style-name="P188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anniversaire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OI de </text:span><text:span text:style-name="exemple"><text:span text:style-name="T225">parle</text:span></text:span></text:p>
      <text:p text:style-name="P187"/>
      <text:p text:style-name="P9"><text:span text:style-name="texte_20_par_20_défaut">Analyse des propositions</text:span></text:p>
      <text:p text:style-name="P141"><text:span text:style-name="texte_20_par_20_défaut">La phrase contient une seule proposition : il s’agit par conséquent d’une phrase simple.</text:span></text:p>
      <text:p text:style-name="P73"><text:span text:style-name="texte_20_par_20_défaut"/></text:p>
      <text:p text:style-name="P73"><text:span text:style-name="texte_20_par_20_défaut"><text:span text:style-name="T327">Analyse du type et de la forme de la phrase.</text:span></text:span></text:p>
      <text:p text:style-name="P187"><text:span text:style-name="texte_20_par_20_défaut">La phrase est de type déclaratif et n’a pas de forme particulière.</text:span></text:p>
      <text:p text:style-name="P239"><text:span text:style-name="titre_20_avec_20_numéro"><text:s/>B.014</text:span><text:span text:style-name="titre_20_avec_20_numéro"><text:span text:style-name="T315"> </text:span></text:span><text:span text:style-name="titre_20_avec_20_numéro"><text:s/></text:span></text:p>
      <text:p text:style-name="P53"><text:span text:style-name="référence"><text:span text:style-name="T143">GGF.1.1</text:span></text:span><text:span text:style-name="référence"><text:span text:style-name="T420">51</text:span></text:span></text:p>
      <text:p text:style-name="P66"><text:span text:style-name="référence"><text:span text:style-name="T136"/></text:span></text:p>
      <text:p text:style-name="P26"><text:span text:style-name="phrase_20_analysée_20__28_gros_20_caractère_29_"><text:span text:style-name="T104">Jean </text:span></text:span><text:span text:style-name="phrase_20_analysée_20__28_gros_20_caractère_29_"><text:span text:style-name="T320">salue</text:span></text:span><text:span text:style-name="phrase_20_analysée_20__28_gros_20_caractère_29_"><text:span text:style-name="T319"> Marie de son </text:span></text:span><text:span text:style-name="phrase_20_analysée_20__28_gros_20_caractère_29_"><text:span text:style-name="T320">balcon</text:span></text:span><text:span text:style-name="phrase_20_analysée_20__28_gros_20_caractère_29_"><text:span text:style-name="T319">.</text:span></text:span></text:p>
      <text:p text:style-name="P74"/>
      <text:p text:style-name="P74"/>
      <text:p text:style-name="P1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42"><text:span text:style-name="texte_20_par_20_défaut"><text:span text:style-name="T167">•</text:span></text:span><text:span text:style-name="T33"> </text:span><text:span text:style-name="exemple"><text:span text:style-name="T221">Jea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nom propre</text:span></text:span></text:p>
      <text:p text:style-name="P189"><text:span text:style-name="texte_20_par_20_défaut"><text:span text:style-name="T167">•</text:span></text:span><text:span text:style-name="T33"> </text:span><text:span text:style-name="exemple"><text:span text:style-name="T226">salu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saluer : </text:span><text:span text:style-name="texte_20_par_20_défaut"><text:span text:style-name="T52">indicatif.présent.3S)</text:span>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Mari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0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3">d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éposition</text:span></text:p>
      <text:p text:style-name="P190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3">so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déterminant possessif</text:span></text:p>
      <text:p text:style-name="P189"><text:span text:style-name="texte_20_par_20_défaut"><text:span text:style-name="T167">•</text:span></text:span><text:span text:style-name="texte_20_par_20_défaut"><text:span text:style-name="T341"> </text:span></text:span><text:span text:style-name="exemple"><text:span text:style-name="T226">balcon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nom commun</text:span></text:p>
      <text:p text:style-name="P189"><text:span text:style-name="texte_20_par_20_défaut"/></text:p>
      <text:p text:style-name="P259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7">Jean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46">M</text:span></text:span><text:span text:style-name="exemple">arie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18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38">de son </text:span></text:span><text:span text:style-name="exemple"><text:span text:style-name="T241">balcon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189"><text:span text:style-name="texte_20_par_20_défaut"><text:span text:style-name="T48"/></text:span></text:p>
      <text:p text:style-name="P10"><text:span text:style-name="texte_20_par_20_défaut">Analyse des fonctions</text:span></text:p>
      <text:p text:style-name="P142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3">Jean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7">salue</text:span></text:span></text:p>
      <text:p text:style-name="P16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4">salue Mari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0">groupe verba</text:span></text:span><text:span text:style-name="texte_20_par_20_défaut"><text:span text:style-name="T371">l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4">Marie</text:span></text:span><text:span text:style-name="exemple"><text:span text:style-name="T293"><text:tab/></text:span></text:span><text:span text:style-name="exemple"><text:span text:style-name="T113"><text:tab/><text:tab/></text:span></text:span><text:span text:style-name="texte_20_par_20_défaut"><text:span text:style-name="T41">:<text:tab/></text:span></text:span><text:span text:style-name="texte_20_par_20_défaut">CO</text:span><text:span text:style-name="texte_20_par_20_défaut"><text:span text:style-name="T422">D</text:span></text:span><text:span text:style-name="texte_20_par_20_défaut"> de </text:span><text:span text:style-name="exemple"><text:span text:style-name="T227">salue</text:span></text:span></text:p>
      <text:p text:style-name="P18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5">de son </text:span></text:span><text:span text:style-name="exemple"><text:span text:style-name="T296">balcon</text:span></text:span><text:span text:style-name="exemple"><text:span text:style-name="T293"><text:tab/></text:span></text:span><text:span text:style-name="exemple"><text:span text:style-name="T113"><text:tab/></text:span></text:span><text:span text:style-name="texte_20_par_20_défaut"><text:span text:style-name="T41">:<text:tab/></text:span></text:span><text:span text:style-name="texte_20_par_20_défaut">CC de lieu</text:span></text:p>
      <text:p text:style-name="P189"/>
      <text:p text:style-name="P10"><text:span text:style-name="texte_20_par_20_défaut">Analyse des propositions</text:span></text:p>
      <text:p text:style-name="P142"><text:span text:style-name="texte_20_par_20_défaut">La phrase contient une seule proposition : il s’agit par conséquent d’une phrase simple.</text:span></text:p>
      <text:p text:style-name="P74"><text:span text:style-name="texte_20_par_20_défaut"/></text:p>
      <text:p text:style-name="P74"><text:span text:style-name="texte_20_par_20_défaut"><text:span text:style-name="T327">Analyse du type et de la forme de la phrase.</text:span></text:span></text:p>
      <text:p text:style-name="P189"><text:span text:style-name="texte_20_par_20_défaut">La phrase est de type déclaratif et n’a pas de forme particulière.</text:span></text:p>
      <text:p text:style-name="P240"><text:span text:style-name="titre_20_avec_20_numéro"><text:s/>B.015</text:span><text:span text:style-name="titre_20_avec_20_numéro"><text:span text:style-name="T315"> </text:span></text:span><text:span text:style-name="titre_20_avec_20_numéro"><text:s/></text:span></text:p>
      <text:p text:style-name="P54"><text:span text:style-name="référence"><text:span text:style-name="T143">GGF.1.1017</text:span></text:span></text:p>
      <text:p text:style-name="P67"><text:span text:style-name="référence"><text:span text:style-name="T136"/></text:span></text:p>
      <text:p text:style-name="P38"><text:span text:style-name="phrase_20_analysée_20__28_gros_20_caractère_29_"><text:span text:style-name="T423">Viendra-t-il ?</text:span></text:span></text:p>
      <text:p text:style-name="P78"/>
      <text:p text:style-name="P78"/>
      <text:p text:style-name="P78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1"><text:span text:style-name="texte_20_par_20_défaut"><text:span text:style-name="T167">•</text:span></text:span><text:span text:style-name="T33"> </text:span><text:span text:style-name="exemple"><text:span text:style-name="T228">Vi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1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1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1"><text:span text:style-name="texte_20_par_20_défaut"/></text:p>
      <text:p text:style-name="P26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191"><text:span text:style-name="texte_20_par_20_défaut"><text:span text:style-name="T48"/></text:span></text:p>
      <text:p text:style-name="P11"><text:span text:style-name="texte_20_par_20_défaut">Analyse des fonctions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28">Viendra<text:tab/><text:tab/><text:tab/><text:tab/><text:tab/></text:span></text:span><text:span text:style-name="danger"><text:span text:style-name="T355">(!)</text:span></text:span></text:p>
      <text:p text:style-name="P167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7"/>
      <text:p text:style-name="P79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79"><text:span text:style-name="GGF"><text:span text:style-name="T164"><text:tab/></text:span></text:span><text:span text:style-name="GGF"><text:span text:style-name="T424">Il n’y a pas de sujet dans cette phrase.</text:span></text:span></text:p>
      <text:p text:style-name="P267"/>
      <text:p text:style-name="P11"><text:span text:style-name="texte_20_par_20_défaut">Analyse des propositions</text:span></text:p>
      <text:p text:style-name="P144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27">Analyse du type et de la forme de la phrase.</text:span></text:span></text:p>
      <text:p text:style-name="P191"><text:span text:style-name="texte_20_par_20_défaut">La phrase est de type interrogatif</text:span><text:span text:style-name="texte_20_par_20_défaut"><text:span text:style-name="T343"> </text:span></text:span><text:span text:style-name="texte_20_par_20_défaut">et n’a pas de forme particulière.</text:span></text:p>
      <text:p text:style-name="P241"><text:span text:style-name="titre_20_avec_20_numéro"><text:s/>B.016</text:span><text:span text:style-name="titre_20_avec_20_numéro"><text:span text:style-name="T315"> </text:span></text:span><text:span text:style-name="titre_20_avec_20_numéro"><text:s/></text:span></text:p>
      <text:p text:style-name="P55"><text:span text:style-name="référence"><text:span text:style-name="T143">GGF.1.1017</text:span></text:span></text:p>
      <text:p text:style-name="P68"><text:span text:style-name="référence"><text:span text:style-name="T136"/></text:span></text:p>
      <text:p text:style-name="P39"><text:span text:style-name="phrase_20_analysée_20__28_gros_20_caractère_29_"><text:span text:style-name="T425">Paul v</text:span></text:span><text:span text:style-name="phrase_20_analysée_20__28_gros_20_caractère_29_"><text:span text:style-name="T423">iendra-t-il ?</text:span></text:span></text:p>
      <text:p text:style-name="P80"/>
      <text:p text:style-name="P80"/>
      <text:p text:style-name="P80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Pau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192"><text:span text:style-name="texte_20_par_20_défaut"><text:span text:style-name="T167">•</text:span></text:span><text:span text:style-name="T33"> </text:span><text:span text:style-name="exemple"><text:span text:style-name="T229">vi</text:span></text:span><text:span text:style-name="exemple"><text:span text:style-name="T228">endra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venir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192"><text:span text:style-name="texte_20_par_20_défaut"><text:span text:style-name="T167">•</text:span></text:span><text:span text:style-name="texte_20_par_20_défaut"><text:span text:style-name="T33"> -</text:span></text:span><text:span text:style-name="exemple"><text:span text:style-name="T228">t-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t euphonique</text:span></text:p>
      <text:p text:style-name="P192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28">il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pronom personnel</text:span></text:p>
      <text:p text:style-name="P192"><text:span text:style-name="texte_20_par_20_défaut"/></text:p>
      <text:p text:style-name="P261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1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8">Paul</text:span></text:span><text:span text:style-name="exemple"><text:tab/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192"><text:span text:style-name="texte_20_par_20_défaut"><text:span text:style-name="T48"/></text:span></text:p>
      <text:p text:style-name="P12"><text:span text:style-name="texte_20_par_20_défaut">Analyse des fonctions</text:span></text:p>
      <text:p text:style-name="P145"><text:span text:style-name="texte_20_par_20_défaut"><text:span text:style-name="T169">•</text:span></text:span><text:span text:style-name="exemple"><text:span text:style-name="T185"> </text:span></text:span><text:span text:style-name="exemple">Paul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426">vi</text:span></text:span><text:span text:style-name="exemple">endra</text:span><text:span text:style-name="exemple"><text:span text:style-name="T249"><text:tab/><text:tab/><text:tab/><text:tab/><text:tab/></text:span></text:span><text:span text:style-name="danger"><text:span text:style-name="T357">(!)</text:span></text:span></text:p>
      <text:p text:style-name="P145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7">il</text:span></text:span><text:span text:style-name="exemple"><text:span text:style-name="T289"><text:tab/>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30">v</text:span></text:span><text:span text:style-name="exemple"><text:span text:style-name="T228">iendra<text:tab/><text:tab/><text:tab/><text:tab/><text:tab/></text:span></text:span><text:span text:style-name="danger"><text:span text:style-name="T355">(!)</text:span></text:span></text:p>
      <text:p text:style-name="P17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0">v</text:span></text:span><text:span text:style-name="exemple"><text:span text:style-name="T305">iendra-t-il</text:span></text:span><text:span text:style-name="exemple"><text:span text:style-name="T289"><text:tab/></text:span></text:span><text:span text:style-name="T41"><text:tab/><text:tab/></text:span><text:span text:style-name="texte_20_par_20_défaut"><text:span text:style-name="T41">:<text:tab/></text:span></text:span><text:span text:style-name="texte_20_par_20_défaut"><text:span text:style-name="T372">groupe verbal</text:span></text:span></text:p>
      <text:p text:style-name="P268"/>
      <text:p text:style-name="P80"><text:span text:style-name="GGF"><text:span text:style-name="T164">[ </text:span></text:span><text:span text:style-name="GGF">GGF.1.1017 </text:span><text:span text:style-name="GGF"><text:span text:style-name="T164">]</text:span></text:span><text:span text:style-name="GGF"> </text:span></text:p>
      <text:p text:style-name="P80"><text:span text:style-name="GGF"><text:span text:style-name="T164"><text:tab/></text:span></text:span><text:span text:style-name="GGF"><text:span text:style-name="T427">L’unique sujet de cette phrase est </text:span></text:span><text:span text:style-name="GGF"><text:span text:style-name="T4">Paul</text:span></text:span><text:span text:style-name="GGF"><text:span text:style-name="T427">.</text:span></text:span></text:p>
      <text:p text:style-name="P268"/>
      <text:p text:style-name="P12"><text:span text:style-name="texte_20_par_20_défaut">Analyse des propositions</text:span></text:p>
      <text:p text:style-name="P143"><text:span text:style-name="texte_20_par_20_défaut">La phrase contient une seule proposition : il s’agit par conséquent d’une phrase simple.</text:span></text:p>
      <text:p text:style-name="P80"><text:span text:style-name="texte_20_par_20_défaut"/></text:p>
      <text:p text:style-name="P80"><text:span text:style-name="texte_20_par_20_défaut"><text:span text:style-name="T327">Analyse du type et de la forme de la phrase.</text:span></text:span></text:p>
      <text:p text:style-name="P192"><text:span text:style-name="texte_20_par_20_défaut">La phrase est de type interrogatif et n’a pas de forme particulière.</text:span></text:p>
      <text:p text:style-name="P242"><text:span text:style-name="titre_20_avec_20_numéro"><text:s/>B.01</text:span><text:span text:style-name="titre_20_avec_20_numéro"><text:span text:style-name="T448">7</text:span></text:span><text:span text:style-name="titre_20_avec_20_numéro"><text:span text:style-name="T315"> </text:span></text:span><text:span text:style-name="titre_20_avec_20_numéro"><text:s/></text:span></text:p>
      <text:p text:style-name="P56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0"><text:span text:style-name="référence"><text:span text:style-name="T136"/></text:span></text:p>
      <text:p text:style-name="P40"><text:span text:style-name="phrase_20_analysée_20__28_gros_20_caractère_29_"><text:span text:style-name="T438">Alice est grande.</text:span></text:span></text:p>
      <text:p text:style-name="P94"/>
      <text:p text:style-name="P94"/>
      <text:p text:style-name="P9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Ali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nom propre</text:span></text:p>
      <text:p text:style-name="P204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0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2">grand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3">adjectif</text:span></text:span></text:p>
      <text:p text:style-name="P204"><text:span text:style-name="texte_20_par_20_défaut"><text:span text:style-name="T393"/></text:span></text:p>
      <text:p text:style-name="P262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0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80">Alice<text:tab/>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04"><text:span text:style-name="texte_20_par_20_défaut"><text:span text:style-name="T48"/></text:span></text:p>
      <text:p text:style-name="P18"><text:span text:style-name="texte_20_par_20_défaut">Analyse des fonctions</text:span></text:p>
      <text:p text:style-name="P151"><text:span text:style-name="texte_20_par_20_défaut"><text:span text:style-name="T169">•</text:span></text:span><text:span text:style-name="exemple"><text:span text:style-name="T185"> </text:span></text:span><text:span text:style-name="exemple">Alice</text:span><text:span text:style-name="exemple"><text:span text:style-name="T309"><text:tab/></text:span></text:span><text:span text:style-name="texte_20_par_20_défaut"><text:span text:style-name="T106"><text:tab/><text:tab/><text:tab/>:<text:tab/></text:span></text:span><text:span text:style-name="texte_20_par_20_défaut">sujet de </text:span><text:span text:style-name="exemple"><text:span text:style-name="T265">est</text:span></text:span></text:p>
      <text:p text:style-name="P168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182">g</text:span></text:span><text:span text:style-name="exemple"><text:span text:style-name="T306">rand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51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7">g</text:span></text:span><text:span text:style-name="exemple"><text:span text:style-name="T298">rand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1">attribut du sujet </text:span></text:span><text:span text:style-name="exemple"><text:span text:style-name="T122">Alice</text:span></text:span></text:p>
      <text:p text:style-name="P269"/>
      <text:p text:style-name="P18"><text:span text:style-name="texte_20_par_20_défaut">Analyse des propositions</text:span></text:p>
      <text:p text:style-name="P151"><text:span text:style-name="texte_20_par_20_défaut">La phrase contient une seule proposition : il s’agit par conséquent d’une phrase simple.</text:span></text:p>
      <text:p text:style-name="P94"><text:span text:style-name="texte_20_par_20_défaut"/></text:p>
      <text:p text:style-name="P94"><text:span text:style-name="texte_20_par_20_défaut"><text:span text:style-name="T327">Analyse du type et de la forme de la phrase.</text:span></text:span></text:p>
      <text:p text:style-name="P204"><text:span text:style-name="texte_20_par_20_défaut">La phrase est de type interrogatif et n’a pas de forme particulière.</text:span></text:p>
      <text:p text:style-name="P247"><text:span text:style-name="titre_20_avec_20_numéro"><text:s/>B.01</text:span><text:span text:style-name="titre_20_avec_20_numéro"><text:span text:style-name="T448">8</text:span></text:span><text:span text:style-name="titre_20_avec_20_numéro"><text:span text:style-name="T315"> </text:span></text:span><text:span text:style-name="titre_20_avec_20_numéro"><text:s/></text:span></text:p>
      <text:p text:style-name="P57"><text:span text:style-name="référence"><text:span text:style-name="T64">TG(</text:span></text:span><text:span text:style-name="référence"><text:span text:style-name="T69">I</text:span></text:span><text:span text:style-name="référence"><text:span text:style-name="T64">I.</text:span></text:span><text:span text:style-name="référence"><text:span text:style-name="T65">2.</text:span></text:span><text:span text:style-name="référence"><text:span text:style-name="T66">3.</text:span></text:span><text:span text:style-name="référence"><text:span text:style-name="T67">2.1</text:span></text:span><text:span text:style-name="référence"><text:span text:style-name="T64">, p.</text:span></text:span><text:span text:style-name="référence"><text:span text:style-name="T65"> </text:span></text:span><text:span text:style-name="référence"><text:span text:style-name="T67">87</text:span></text:span><text:span text:style-name="référence"><text:span text:style-name="T68">)</text:span></text:span></text:p>
      <text:p text:style-name="P71"><text:span text:style-name="référence"><text:span text:style-name="T136"/></text:span></text:p>
      <text:p text:style-name="P41"><text:span text:style-name="phrase_20_analysée_20__28_gros_20_caractère_29_"><text:span text:style-name="T439">Ce tableau est à Alice.</text:span></text:span></text:p>
      <text:p text:style-name="P103"/>
      <text:p text:style-name="P103"/>
      <text:p text:style-name="P103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mots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3">C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94">déterminant démonstratif</text:span></text:span></text:p>
      <text:p text:style-name="P229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33">tableau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32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8">verbe </text:span></text:span><text:span text:style-name="texte_20_par_20_défaut"><text:span text:style-name="T52">(</text:span></text:span><text:span text:style-name="texte_20_par_20_défaut"><text:span text:style-name="T392">être</text:span></text:span><text:span text:style-name="texte_20_par_20_défaut"> </text:span><text:span text:style-name="texte_20_par_20_défaut"><text:span text:style-name="T52">: indicatif.</text:span></text:span><text:span text:style-name="texte_20_par_20_défaut"><text:span text:style-name="T55">futur</text:span></text:span><text:span text:style-name="texte_20_par_20_défaut"><text:span text:style-name="T52">.3S)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à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63">préposition</text:span></text:span></text:p>
      <text:p text:style-name="P229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33">Alic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94">nom propre</text:span></text:span></text:p>
      <text:p text:style-name="P229"><text:span text:style-name="texte_20_par_20_défaut"><text:span text:style-name="T394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279">Ce tableau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7">•</text:span></text:span><text:span text:style-name="texte_20_par_20_défaut"><text:span text:style-name="T365"> </text:span></text:span><text:span text:style-name="exemple"><text:span text:style-name="T242">à Alice<text:tab/></text:span></text:span><text:span text:style-name="texte_20_par_20_défaut"><text:span text:style-name="T366"><text:tab/><text:tab/></text:span></text:span><text:span text:style-name="texte_20_par_20_défaut"><text:span text:style-name="T36">:<text:tab/></text:span></text:span><text:span text:style-name="texte_20_par_20_défaut"><text:span text:style-name="T365">groupe nominal </text:span></text:span><text:span text:style-name="texte_20_par_20_défaut"><text:span text:style-name="T367">prépositionnel</text:span></text:span></text:p>
      <text:p text:style-name="P229"><text:span text:style-name="texte_20_par_20_défaut"><text:span text:style-name="T48"/></text:span></text:p>
      <text:p text:style-name="P19"><text:span text:style-name="texte_20_par_20_défaut">Analyse des fonctions</text:span></text:p>
      <text:p text:style-name="P169"><text:span text:style-name="texte_20_par_20_défaut"><text:span text:style-name="T169">•</text:span></text:span><text:span text:style-name="exemple"><text:span text:style-name="T185"> </text:span></text:span><text:span text:style-name="exemple"><text:span text:style-name="T266">Ce tableau</text:span></text:span><text:span text:style-name="texte_20_par_20_défaut"><text:span text:style-name="T106"><text:tab/><text:tab/><text:tab/></text:span></text:span><text:span text:style-name="texte_20_par_20_défaut">:</text:span><text:span text:style-name="texte_20_par_20_défaut"><text:span text:style-name="T106"><text:tab/></text:span></text:span><text:span text:style-name="texte_20_par_20_défaut">sujet de </text:span><text:span text:style-name="exemple"><text:span text:style-name="T265">est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1">est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exemple"><text:span text:style-name="T311"><text:tab/><text:tab/><text:tab/></text:span></text:span><text:span text:style-name="texte_20_par_20_défaut"><text:span text:style-name="T41">:<text:tab/></text:span></text:span><text:span text:style-name="texte_20_par_20_défaut"><text:span text:style-name="T373">groupe verbal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99">à</text:span></text:span><text:span text:style-name="exemple"><text:span text:style-name="T298"> </text:span></text:span><text:span text:style-name="exemple"><text:span text:style-name="T299">Alice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364">COI de</text:span></text:span><text:span text:style-name="texte_20_par_20_défaut"><text:span text:style-name="T361"> </text:span></text:span><text:span text:style-name="exemple"><text:span text:style-name="T234">est<text:tab/><text:tab/><text:tab/><text:tab/><text:tab/><text:tab/></text:span></text:span><text:span text:style-name="danger">(!)</text:span></text:p>
      <text:p text:style-name="P270"/>
      <text:p text:style-name="P19"><text:span text:style-name="texte_20_par_20_défaut">Analyse des propositions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.</text:span></text:span></text:p>
      <text:p text:style-name="P229"><text:span text:style-name="texte_20_par_20_défaut">La phrase est de type interrogatif et n’a pas de forme particulière.</text:span></text:p>
      <text:p text:style-name="P247"><text:span text:style-name="titre_20_avec_20_numéro"><text:s/>B.019 </text:span></text:p>
      <text:p text:style-name="P103"/>
      <text:p text:style-name="P103"/>
      <text:p text:style-name="P32"><text:span text:style-name="phrase_20_analysée_20__28_gros_20_caractère_29_">Le lundi me semble le pire jour de la semaine.</text:span></text:p>
      <text:p text:style-name="P103"/>
      <text:p text:style-name="P103"/>
      <text:p text:style-name="P19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69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und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m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onom personnel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bl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sembler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pir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djectif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jour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d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préposition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la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29"><text:span text:style-name="texte_20_par_20_défaut"><text:span text:style-name="T167">•</text:span></text:span><text:span text:style-name="T33"> </text:span><text:span text:style-name="exemple"><text:span text:style-name="T215">semaine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46">nom commun</text:span></text:span></text:p>
      <text:p text:style-name="P229"><text:span text:style-name="texte_20_par_20_défaut"><text:span text:style-name="T46"/></text:span></text:p>
      <text:p text:style-name="P264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29"><text:span text:style-name="texte_20_par_20_défaut"><text:span text:style-name="T199">•</text:span></text:span><text:span text:style-name="texte_20_par_20_défaut"><text:span text:style-name="T327"> </text:span></text:span><text:span text:style-name="exemple">Le lundi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29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73">le pire jour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29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35">de la semaine</text:span></text:span><text:span text:style-name="texte_20_par_20_défaut"><text:span text:style-name="T400"><text:tab/><text:tab/></text:span></text:span><text:span text:style-name="texte_20_par_20_défaut"><text:span text:style-name="T7">:<text:tab/></text:span></text:span><text:span text:style-name="texte_20_par_20_défaut"><text:span text:style-name="T46">groupe nominal prépositionnel</text:span></text:span></text:p>
      <text:p text:style-name="P229"/>
      <text:p text:style-name="P103"><text:span text:style-name="texte_20_par_20_défaut"><text:span text:style-name="T327">Analyse des fonctions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lundi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114">semble</text:span></text:span></text:p>
      <text:p text:style-name="P169"><text:span text:style-name="texte_20_par_20_défaut"><text:span text:style-name="T167">•</text:span></text:span><text:span text:style-name="exemple"><text:span text:style-name="T174"> </text:span></text:span><text:span text:style-name="exemple">me semble le pire jour 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29"><text:span text:style-name="exemple"><text:s text:c="3"/>de la semaine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me<text:tab/></text:span></text:span><text:span text:style-name="exemple"><text:tab/></text:span><text:span text:style-name="T41"><text:tab/><text:tab/></text:span><text:span text:style-name="texte_20_par_20_défaut"><text:span text:style-name="T41">:</text:span></text:span><text:span text:style-name="texte_20_par_20_défaut"><text:tab/></text:span><text:span text:style-name="texte_20_par_20_défaut"><text:span text:style-name="T44">COI</text:span></text:span><text:span text:style-name="texte_20_par_20_défaut"><text:span text:style-name="T114"> </text:span></text:span><text:span text:style-name="texte_20_par_20_défaut"><text:span text:style-name="T44">de </text:span>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pire jour de la semaine</text:span></text:span><text:span text:style-name="T288"><text:tab/></text:span><text:span text:style-name="texte_20_par_20_défaut"><text:span text:style-name="T41">:<text:tab/></text:span></text:span><text:span text:style-name="texte_20_par_20_défaut">attribut du sujet de </text:span><text:span text:style-name="exemple"><text:span text:style-name="T114">semble</text:span></text:span></text:p>
      <text:p text:style-name="P229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de la semaine</text:span></text:span><text:span text:style-name="exemple"><text:span text:style-name="T288"><text:tab/><text:tab/></text:span></text:span><text:span text:style-name="texte_20_par_20_défaut"><text:span text:style-name="T41">:<text:tab/></text:span></text:span><text:span text:style-name="texte_20_par_20_défaut">complément du nom de</text:span><text:span text:style-name="texte_20_par_20_défaut"><text:span text:style-name="T114"> </text:span></text:span><text:span text:style-name="exemple"><text:span text:style-name="T118">le pire </text:span></text:span><text:span text:style-name="exemple"><text:span text:style-name="T119">jour</text:span></text:span></text:p>
      <text:p text:style-name="P103"><text:span text:style-name="exemple"/></text:p>
      <text:p text:style-name="P103"><text:span text:style-name="texte_20_par_20_défaut"><text:span text:style-name="T327">Analyse des propositions</text:span></text:span></text:p>
      <text:p text:style-name="P169"><text:span text:style-name="texte_20_par_20_défaut">La phrase contient une seule proposition : il s’agit par conséquent d’une phrase simple.</text:span></text:p>
      <text:p text:style-name="P103"><text:span text:style-name="texte_20_par_20_défaut"/></text:p>
      <text:p text:style-name="P103"><text:span text:style-name="texte_20_par_20_défaut"><text:span text:style-name="T327">Analyse du type et de la forme de la phrase</text:span></text:span></text:p>
      <text:p text:style-name="P229"><text:span text:style-name="texte_20_par_20_défaut">La phrase est de type déclaratif et </text:span><text:span text:style-name="texte_20_par_20_défaut"><text:span text:style-name="T312">a une forme négative.</text:span></text:span></text:p>
      <text:p text:style-name="P133"><text:span text:style-name="titre_20_avec_20_numéro"><text:s/>B.0</text:span><text:span text:style-name="titre_20_avec_20_numéro"><text:span text:style-name="T453">20</text:span></text:span><text:span text:style-name="titre_20_avec_20_numéro"> </text:span></text:p>
      <text:p text:style-name="P45"><text:span text:style-name="référence">TG(I.2.1, p</text:span><text:span text:style-name="référence"><text:span text:style-name="T455">p</text:span></text:span><text:span text:style-name="référence">. 22-</text:span><text:span text:style-name="référence"><text:span text:style-name="T455">23</text:span></text:span><text:span text:style-name="référence">)</text:span></text:p>
      <text:p text:style-name="P45"><text:span text:style-name="référence"/></text:p>
      <text:p text:style-name="P35"><text:span text:style-name="phrase_20_analysée_20__28_gros_20_caractère_29_"><text:span text:style-name="T149">Le facteur distribue le courrier quand le jour se lève.</text:span></text:span></text:p>
      <text:p text:style-name="P107"/>
      <text:p text:style-name="P107"/>
      <text:p text:style-name="P20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0"><text:span text:style-name="texte_20_par_20_défaut"><text:span text:style-name="T167">•</text:span></text:span><text:span text:style-name="T33"> </text:span><text:span text:style-name="exemple"><text:span text:style-name="T215">Le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facteu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5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distribue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verbe </text:span></text:span><text:span text:style-name="texte_20_par_20_défaut"><text:span text:style-name="T52">(</text:span></text:span><text:span text:style-name="texte_20_par_20_défaut"><text:span text:style-name="T419">distribuer</text:span></text:span><text:span text:style-name="texte_20_par_20_défaut"><text:span text:style-name="T339"> </text:span></text:span><text:span text:style-name="texte_20_par_20_défaut"><text:span text:style-name="T52">: indicatif.présent.3S)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le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46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courri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quand</text:span></text:span><text:span text:style-name="exemple"><text:span text:style-name="T215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4">conjonction de subordinatio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le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58">article défini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43">jour</text:span></text:span><text:span text:style-name="exemple"><text:span text:style-name="T215">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4">nom commun</text:span></text:span></text:p>
      <text:p text:style-name="P230"><text:span text:style-name="texte_20_par_20_défaut"><text:span text:style-name="T167">•</text:span></text:span><text:span text:style-name="T33"> </text:span><text:span text:style-name="exemple"><text:span text:style-name="T215">se </text:span></text:span><text:span text:style-name="exemple"><text:span text:style-name="T243">lève</text:span></text:span><text:span text:style-name="exemple"><text:span text:style-name="T215"><text:tab/><text:tab/></text:span></text:span><text:span text:style-name="exemple"><text:span text:style-name="T212"><text:tab/></text:span></text:span><text:span text:style-name="texte_20_par_20_défaut"><text:span text:style-name="T36">:<text:tab/></text:span></text:span><text:span text:style-name="texte_20_par_20_défaut"><text:span text:style-name="T374">verbe (se lever : indicatif.présent.3S)</text:span></text:span></text:p>
      <text:p text:style-name="P230"><text:span text:style-name="texte_20_par_20_défaut"><text:span text:style-name="T46"/></text:span></text:p>
      <text:p text:style-name="P265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0"><text:span text:style-name="texte_20_par_20_défaut"><text:span text:style-name="T199">•</text:span></text:span><text:span text:style-name="texte_20_par_20_défaut"><text:span text:style-name="T327"> </text:span></text:span><text:span text:style-name="exemple">Le </text:span><text:span text:style-name="exemple"><text:span text:style-name="T286">facteur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30"><text:span text:style-name="texte_20_par_20_défaut"><text:span text:style-name="T166">•</text:span></text:span><text:span text:style-name="texte_20_par_20_défaut"><text:span text:style-name="T395"> </text:span></text:span><text:span text:style-name="exemple"><text:span text:style-name="T286">le courrier</text:span></text:span><text:span text:style-name="exemple"><text:span text:style-name="T273"><text:tab/></text:span></text:span><text:span text:style-name="texte_20_par_20_défaut"><text:span text:style-name="T391"><text:tab/><text:tab/></text:span></text:span><text:span text:style-name="texte_20_par_20_défaut"><text:span text:style-name="T201">:<text:tab/></text:span></text:span><text:span text:style-name="texte_20_par_20_défaut"><text:span text:style-name="T395">groupe nominal</text:span></text:span></text:p>
      <text:p text:style-name="P230"><text:span text:style-name="texte_20_par_20_défaut"><text:span text:style-name="T196">•</text:span></text:span><text:span text:style-name="texte_20_par_20_défaut"><text:span text:style-name="T399"> </text:span></text:span><text:span text:style-name="exemple"><text:span text:style-name="T244">le jour<text:tab/></text:span></text:span><text:span text:style-name="texte_20_par_20_défaut"><text:span text:style-name="T400"><text:tab/><text:tab/></text:span></text:span><text:span text:style-name="texte_20_par_20_défaut">:</text:span><text:span text:style-name="texte_20_par_20_défaut"><text:span text:style-name="T7"><text:tab/></text:span></text:span><text:span text:style-name="texte_20_par_20_défaut"><text:span text:style-name="T46">groupe nominal</text:span></text:span></text:p>
      <text:p text:style-name="P230"/>
      <text:p text:style-name="P107"><text:span text:style-name="texte_20_par_20_défaut"><text:span text:style-name="T327">Analyse des fonctions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288">Le </text:span></text:span><text:span text:style-name="exemple"><text:span text:style-name="T307">facteur</text:span></text:span><text:span text:style-name="T41"><text:tab/><text:tab/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5">distribue</text:span></text:span></text:p>
      <text:p text:style-name="P17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3">distribue </text:span></text:span><text:span text:style-name="exemple"><text:span text:style-name="T287">le courrier </text:span></text:span><text:span text:style-name="exemple"><text:s/><text:tab/></text:span><text:span text:style-name="texte_20_par_20_défaut"><text:span text:style-name="T41">:<text:tab/></text:span></text:span><text:span text:style-name="texte_20_par_20_défaut"><text:span text:style-name="T368">groupe verbal</text:span></text:span></text:p>
      <text:p text:style-name="P230"><text:span text:style-name="texte_20_par_20_défaut"><text:span text:style-name="T167">•</text:span></text:span><text:span text:style-name="exemple"><text:span text:style-name="T174"> </text:span></text:span><text:span text:style-name="exemple"><text:span text:style-name="T176">le jour<text:tab/><text:tab/></text:span></text:span><text:span text:style-name="T288"><text:tab/></text:span><text:span text:style-name="texte_20_par_20_défaut"><text:span text:style-name="T41">:<text:tab/></text:span></text:span><text:span text:style-name="texte_20_par_20_défaut">sujet de </text:span><text:span text:style-name="exemple"><text:span text:style-name="T245">se lève</text:span></text:span></text:p>
      <text:p text:style-name="P107"><text:span text:style-name="exemple"/></text:p>
      <text:p text:style-name="P107"><text:span text:style-name="texte_20_par_20_défaut"><text:span text:style-name="T327">Analyse des propositions</text:span></text:span></text:p>
      <text:p text:style-name="P171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1"><text:span text:style-name="texte_20_par_20_défaut"><text:span text:style-name="T454">La proposition principale est </text:span></text:span><text:span text:style-name="exemple"><text:span text:style-name="T456">Le facteur distribue le courrier</text:span></text:span><text:span text:style-name="texte_20_par_20_défaut"><text:span text:style-name="T454">; </text:span></text:span><text:span text:style-name="texte_20_par_20_défaut"><text:span text:style-name="T456">de cette proposition principale dépend la </text:span></text:span><text:span text:style-name="texte_20_par_20_défaut"><text:span text:style-name="T454">proposition subordonnée circonstancielle de temps </text:span></text:span><text:span text:style-name="exemple"><text:span text:style-name="T456">quand le jour se lève</text:span></text:span><text:span text:style-name="texte_20_par_20_défaut"><text:span text:style-name="T456">.</text:span></text:span></text:p>
      <text:p text:style-name="P107"><text:span text:style-name="texte_20_par_20_défaut"/></text:p>
      <text:p text:style-name="P107"><text:span text:style-name="texte_20_par_20_défaut"><text:span text:style-name="T327">Analyse du type et de la forme de la phrase</text:span></text:span></text:p>
      <text:p text:style-name="P230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08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1"><text:span text:style-name="texte_20_par_20_défaut"><text:span text:style-name="T128"><text:tab/></text:span></text:span><text:span text:style-name="GGF"><text:span text:style-name="T128"><text:tab/></text:span></text:span><text:span text:style-name="GGF"><text:span text:style-name="T12">Confer </text:span></text:span><text:span text:style-name="GGF"><text:span text:style-name="T458">la d</text:span></text:span><text:span text:style-name="GGF"><text:span text:style-name="T127">iscussion sur le type de phrase dans une phrase subordonnée.</text:span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271"><text:span text:style-name="GGF"><text:span text:style-name="T127"/></text:span></text:p>
      <text:p text:style-name="P134"><text:span text:style-name="titre_20_avec_20_numéro"><text:s/>B.0</text:span><text:span text:style-name="titre_20_avec_20_numéro"><text:span text:style-name="T453">2</text:span></text:span><text:span text:style-name="titre_20_avec_20_numéro"><text:span text:style-name="T463">1</text:span></text:span><text:span text:style-name="titre_20_avec_20_numéro"> </text:span></text:p>
      <text:p text:style-name="P272"><text:span text:style-name="référence"><text:span text:style-name="T64">TG(I.</text:span></text:span><text:span text:style-name="référence"><text:span text:style-name="T72">1</text:span></text:span><text:span text:style-name="référence"><text:span text:style-name="T65">.</text:span></text:span><text:span text:style-name="référence"><text:span text:style-name="T76">1 note 14</text:span></text:span><text:span text:style-name="référence"><text:span text:style-name="T64">, p</text:span></text:span><text:span text:style-name="référence"><text:span text:style-name="T65">. </text:span></text:span><text:span text:style-name="référence"><text:span text:style-name="T76">5</text:span></text:span><text:span text:style-name="référence"><text:span text:style-name="T163">2</text:span></text:span><text:span text:style-name="référence"><text:span text:style-name="T68">)</text:span></text:span></text:p>
      <text:p text:style-name="P58"><text:span text:style-name="référence"/></text:p>
      <text:p text:style-name="P42"><text:span text:style-name="phrase_20_analysée_20__28_gros_20_caractère_29_"><text:span text:style-name="T463">Un sportif qui est fatigué doit se reposer.</text:span></text:span></text:p>
      <text:p text:style-name="P114"/>
      <text:p text:style-name="P114"/>
      <text:p text:style-name="P21"><text:span text:style-name="texte_20_par_20_défaut">Analyse </text:span><text:span text:style-name="texte_20_par_20_défaut"><text:span text:style-name="T205">de la </text:span></text:span><text:span text:style-name="texte_20_par_20_défaut">nature des mots</text:span></text:p>
      <text:p text:style-name="P173"><text:span text:style-name="texte_20_par_20_défaut"><text:span text:style-name="T167">•</text:span></text:span><text:span text:style-name="T33"> </text:span><text:span text:style-name="exemple"><text:span text:style-name="T246">Un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45">article </text:span></text:span><text:span text:style-name="texte_20_par_20_défaut"><text:span text:style-name="T59">in</text:span></text:span><text:span text:style-name="texte_20_par_20_défaut"><text:span text:style-name="T45">défini</text:span></text:span></text:p>
      <text:p text:style-name="P174"><text:span text:style-name="texte_20_par_20_défaut"><text:span text:style-name="T167">•</text:span></text:span><text:span text:style-name="texte_20_par_20_défaut"><text:span text:style-name="T33"> </text:span></text:span><text:span text:style-name="exemple"><text:span text:style-name="T246">sportif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adjec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pronom relatif </text:span></text:span><text:span text:style-name="texte_20_par_20_défaut"><text:span text:style-name="T378">ayant pour antécéd</text:span></text:span><text:span text:style-name="texte_20_par_20_défaut"><text:span text:style-name="T379">e</text:span></text:span><text:span text:style-name="texte_20_par_20_défaut"><text:span text:style-name="T378">nt </text:span></text:span><text:span text:style-name="exemple"><text:span text:style-name="T124">Un sportif</text:span></text:span></text:p>
      <text:p text:style-name="P174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es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être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fatigué</text:span></text:span><text:span text:style-name="exemple"><text:span text:style-name="T246"><text:tab/></text:span></text:span><text:span text:style-name="exemple"><text:span text:style-name="T212"><text:tab/><text:tab/></text:span></text:span><text:span text:style-name="texte_20_par_20_défaut"><text:span text:style-name="T36">:<text:tab/></text:span></text:span><text:span text:style-name="texte_20_par_20_défaut"><text:span text:style-name="T376">participe passé (formant un passif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doit</text:span></text:span><text:span text:style-name="exemple"><text:span text:style-name="T212"><text:tab/><text:tab/><text:tab/><text:tab/></text:span></text:span><text:span text:style-name="texte_20_par_20_défaut"><text:span text:style-name="T36">:<text:tab/></text:span></text:span><text:span text:style-name="texte_20_par_20_défaut"><text:span text:style-name="T375">verbe (</text:span></text:span><text:span text:style-name="texte_20_par_20_défaut"><text:span text:style-name="T376">devoir</text:span></text:span><text:span text:style-name="texte_20_par_20_défaut"><text:span text:style-name="T375"> : </text:span></text:span><text:span text:style-name="texte_20_par_20_défaut"><text:span text:style-name="T376">indicatif.présent.3S)</text:span></text:span></text:p>
      <text:p text:style-name="P175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7">se reposer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5">verbe </text:span></text:span><text:span text:style-name="texte_20_par_20_défaut"><text:span text:style-name="T376">pronominal </text:span></text:span><text:span text:style-name="texte_20_par_20_défaut"><text:span text:style-name="T375">(</text:span></text:span><text:span text:style-name="texte_20_par_20_défaut"><text:span text:style-name="T376">se reposer</text:span></text:span><text:span text:style-name="texte_20_par_20_défaut"><text:span text:style-name="T375"> : </text:span></text:span><text:span text:style-name="texte_20_par_20_défaut"><text:span text:style-name="T376">infinitif.présent)</text:span></text:span></text:p>
      <text:p text:style-name="P234"><text:span text:style-name="texte_20_par_20_défaut"><text:span text:style-name="T376"/></text:span></text:p>
      <text:p text:style-name="P266"><text:span text:style-name="texte_20_par_20_défaut"><text:span text:style-name="T327">Analyse </text:span></text:span><text:span text:style-name="texte_20_par_20_défaut"><text:span text:style-name="T333">de la </text:span></text:span><text:span text:style-name="texte_20_par_20_défaut"><text:span text:style-name="T327">nature des </text:span></text:span><text:span text:style-name="texte_20_par_20_défaut"><text:span text:style-name="T335">groupes de </text:span></text:span><text:span text:style-name="texte_20_par_20_défaut"><text:span text:style-name="T327">mots</text:span></text:span></text:p>
      <text:p text:style-name="P235"><text:span text:style-name="texte_20_par_20_défaut"><text:span text:style-name="T199">•</text:span></text:span><text:span text:style-name="texte_20_par_20_défaut"><text:span text:style-name="T327"> </text:span></text:span><text:span text:style-name="exemple"><text:span text:style-name="T466">Un sportif</text:span></text:span><text:span text:style-name="texte_20_par_20_défaut"><text:span text:style-name="T336"><text:tab/><text:tab/><text:tab/></text:span></text:span><text:span text:style-name="texte_20_par_20_défaut">:</text:span><text:span text:style-name="texte_20_par_20_défaut"><text:span text:style-name="T336"><text:tab/></text:span></text:span><text:span text:style-name="texte_20_par_20_défaut">groupe nominal</text:span></text:p>
      <text:p text:style-name="P275"><text:span text:style-name="texte_20_par_20_défaut"><text:span text:style-name="T77"/></text:span></text:p>
      <text:p text:style-name="P116"><text:span text:style-name="texte_20_par_20_défaut"><text:span text:style-name="T327">Analyse des fonctions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308">Un sportif qui est fatigué</text:span></text:span><text:span text:style-name="T41"><text:tab/></text:span><text:span text:style-name="texte_20_par_20_défaut"><text:span text:style-name="T41">:<text:tab/></text:span></text:span><text:span text:style-name="texte_20_par_20_défaut"><text:span text:style-name="T44">sujet de </text:span></text:span><text:span text:style-name="exemple"><text:span text:style-name="T248">doit</text:span></text:span><text:span text:style-name="texte_20_par_20_défaut"><text:span text:style-name="T60"> et de </text:span></text:span><text:span text:style-name="exemple">se reposer</text:span></text:p>
      <text:p text:style-name="P177"><text:span text:style-name="texte_20_par_20_défaut"><text:span text:style-name="T167">•</text:span></text:span><text:span text:style-name="texte_20_par_20_défaut"><text:span text:style-name="T362"> </text:span></text:span><text:span text:style-name="exemple"><text:span text:style-name="T246">qui<text:tab/></text:span></text:span><text:span text:style-name="exemple"><text:span text:style-name="T212"><text:tab/><text:tab/><text:tab/></text:span></text:span><text:span text:style-name="texte_20_par_20_défaut"><text:span text:style-name="T36">:<text:tab/></text:span></text:span><text:span text:style-name="texte_20_par_20_défaut"><text:span text:style-name="T377">sujet de </text:span></text:span><text:span text:style-name="exemple"><text:span text:style-name="T123">est fatigué</text:span></text:span></text:p>
      <text:p text:style-name="P176"><text:span text:style-name="texte_20_par_20_défaut"><text:span text:style-name="T167">•</text:span></text:span><text:span text:style-name="exemple"><text:span text:style-name="T174"> </text:span></text:span><text:span text:style-name="exemple"><text:span text:style-name="T184">s</text:span></text:span><text:span text:style-name="exemple"><text:span text:style-name="T188">e reposer<text:tab/><text:tab/><text:tab/></text:span></text:span><text:span text:style-name="texte_20_par_20_défaut"><text:span text:style-name="T188">: <text:tab/>COD de </text:span></text:span><text:span text:style-name="exemple"><text:span text:style-name="T188">doit</text:span></text:span></text:p>
      <text:p text:style-name="P235"><text:span text:style-name="exemple"><text:span text:style-name="T188"/></text:span></text:p>
      <text:p text:style-name="P116"><text:span text:style-name="texte_20_par_20_défaut"><text:span text:style-name="T327">Analyse des propositions</text:span></text:span></text:p>
      <text:p text:style-name="P172"><text:span text:style-name="texte_20_par_20_défaut">La phrase contient </text:span><text:span text:style-name="texte_20_par_20_défaut"><text:span text:style-name="T418">deux</text:span></text:span><text:span text:style-name="texte_20_par_20_défaut"> proposition</text:span><text:span text:style-name="texte_20_par_20_défaut"><text:span text:style-name="T453">s</text:span></text:span><text:span text:style-name="texte_20_par_20_défaut"> : il s’agit par conséquent d’une phrase </text:span><text:span text:style-name="texte_20_par_20_défaut"><text:span text:style-name="T418">complexe</text:span></text:span><text:span text:style-name="texte_20_par_20_défaut">.</text:span></text:p>
      <text:p text:style-name="P233"><text:span text:style-name="texte_20_par_20_défaut"><text:span text:style-name="T189">La proposition principale est </text:span></text:span><text:span text:style-name="exemple"><text:span text:style-name="T310">Un sportif doit se reposer</text:span></text:span><text:span text:style-name="texte_20_par_20_défaut"><text:span text:style-name="T189">; </text:span></text:span><text:span text:style-name="texte_20_par_20_défaut"><text:span text:style-name="T190">de cette proposition principale dépend la </text:span></text:span><text:span text:style-name="texte_20_par_20_défaut"><text:span text:style-name="T189">proposition subordonnée </text:span></text:span><text:span text:style-name="texte_20_par_20_défaut"><text:span text:style-name="T188">r</text:span></text:span><text:span text:style-name="texte_20_par_20_défaut"><text:span text:style-name="T415">elative</text:span></text:span><text:span text:style-name="texte_20_par_20_défaut"><text:span text:style-name="T189"> </text:span></text:span><text:span text:style-name="exemple"><text:span text:style-name="T310">qui est fatigué</text:span></text:span><text:span text:style-name="texte_20_par_20_défaut"><text:span text:style-name="T197"> </text:span></text:span><text:span text:style-name="texte_20_par_20_défaut"><text:span text:style-name="T171">; cette </text:span></text:span><text:span text:style-name="texte_20_par_20_défaut"><text:span text:style-name="T172">proposition subordonnée </text:span></text:span><text:span text:style-name="texte_20_par_20_défaut"><text:span text:style-name="T171">r</text:span></text:span><text:span text:style-name="texte_20_par_20_défaut"><text:span text:style-name="T405">elative a pour fonction </text:span></text:span><text:span text:style-name="texte_20_par_20_défaut"><text:span text:style-name="T416">épithète</text:span></text:span><text:span text:style-name="texte_20_par_20_défaut"><text:span text:style-name="T405">.<text:tab/><text:tab/><text:tab/><text:tab/><text:tab/><text:tab/><text:tab/><text:tab/></text:span></text:span></text:p>
      <text:p text:style-name="P232"><text:span text:style-name="texte_20_par_20_défaut"><text:span text:style-name="T406">On remarquera que </text:span></text:span><text:span text:style-name="exemple"><text:span text:style-name="T191">se reposer</text:span></text:span><text:span text:style-name="texte_20_par_20_défaut"><text:span text:style-name="T406"> est </text:span></text:span><text:span text:style-name="texte_20_par_20_défaut"><text:span text:style-name="T412">le</text:span></text:span><text:span text:style-name="texte_20_par_20_défaut"><text:span text:style-name="T406"> </text:span></text:span><text:span text:style-name="texte_20_par_20_défaut"><text:span text:style-name="T414">groupe infinitif de fonction COD</text:span></text:span><text:span text:style-name="texte_20_par_20_défaut"><text:span text:style-name="T406"> de <text:tab/> <text:s/></text:span></text:span><text:span text:style-name="référence"><text:span text:style-name="T407">TG(I.</text:span></text:span><text:span text:style-name="référence"><text:span text:style-name="T411">5</text:span></text:span><text:span text:style-name="référence"><text:span text:style-name="T408">.</text:span></text:span><text:span text:style-name="référence"><text:span text:style-name="T409">1</text:span></text:span><text:span text:style-name="référence"><text:span text:style-name="T407">, p</text:span></text:span><text:span text:style-name="référence"><text:span text:style-name="T408">. </text:span></text:span><text:span text:style-name="référence"><text:span text:style-name="T411">6</text:span></text:span><text:span text:style-name="référence"><text:span text:style-name="T417">2</text:span></text:span><text:span text:style-name="référence"><text:span text:style-name="T410">)</text:span></text:span></text:p>
      <text:p text:style-name="P233"><text:span text:style-name="exemple"><text:span text:style-name="T191">doit</text:span></text:span><text:span text:style-name="texte_20_par_20_défaut"><text:span text:style-name="T406"> et non pas une </text:span></text:span><text:span text:style-name="texte_20_par_20_défaut"><text:span text:style-name="T414">proposition infinitive</text:span></text:span><text:span text:style-name="texte_20_par_20_défaut"><text:span text:style-name="T406"> puisque </text:span></text:span><text:span text:style-name="exemple"><text:span text:style-name="T191">doit</text:span></text:span><text:span text:style-name="texte_20_par_20_défaut"><text:span text:style-name="T406"> et </text:span></text:span><text:span text:style-name="exemple"><text:span text:style-name="T191">se reposer</text:span></text:span><text:span text:style-name="texte_20_par_20_défaut"><text:span text:style-name="T406"> ont <text:s/><text:tab/><text:tab/> <text:s/></text:span></text:span><text:span text:style-name="danger"><text:span text:style-name="T359">(!)</text:span></text:span></text:p>
      <text:p text:style-name="P232"><text:span text:style-name="texte_20_par_20_défaut"><text:span text:style-name="T406">le même sujet, à savoir </text:span></text:span><text:span text:style-name="exemple"><text:span text:style-name="T191">Un sportif</text:span></text:span><text:span text:style-name="texte_20_par_20_défaut"><text:span text:style-name="T406">.</text:span></text:span></text:p>
      <text:p text:style-name="P232"><text:span text:style-name="texte_20_par_20_défaut"><text:span text:style-name="T406"/></text:span></text:p>
      <text:p text:style-name="P117"><text:span text:style-name="texte_20_par_20_défaut"><text:span text:style-name="T327">Analyse du type et de la forme de la phrase</text:span></text:span></text:p>
      <text:p text:style-name="P236"><text:span text:style-name="texte_20_par_20_défaut"><text:span text:style-name="T68">La phrase est de type déclaratif et </text:span></text:span><text:span text:style-name="texte_20_par_20_défaut"><text:span text:style-name="T71">n’a pas de forme particulière.</text:span></text:span></text:p>
      <text:p text:style-name="P117"><text:span text:style-name="texte_20_par_20_défaut"><text:span text:style-name="T164"><text:tab/></text:span></text:span><text:span text:style-name="GGF"><text:span text:style-name="T164">[ </text:span></text:span><text:span text:style-name="GGF">GGF.1.</text:span><text:span text:style-name="GGF"><text:span text:style-name="T457">24</text:span></text:span><text:span text:style-name="GGF"> </text:span><text:span text:style-name="GGF"><text:span text:style-name="T164">]</text:span></text:span><text:span text:style-name="GGF"> </text:span></text:p>
      <text:p text:style-name="P273"><text:span text:style-name="texte_20_par_20_défaut"><text:span text:style-name="T173"><text:tab/></text:span></text:span><text:span text:style-name="GGF"><text:span text:style-name="T192"><text:tab/></text:span></text:span><text:span text:style-name="GGF"><text:span text:style-name="T198">Confer </text:span></text:span><text:span text:style-name="GGF"><text:span text:style-name="T459">la d</text:span></text:span><text:span text:style-name="GGF"><text:span text:style-name="T193">iscussion sur le type de phrase dans une phrase subordonné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1</text:page-number> /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09-20T09:06:08.420158229</dc:date>
    <meta:editing-duration>PT11H12M32S</meta:editing-duration>
    <meta:editing-cycles>521</meta:editing-cycles>
    <meta:document-statistic meta:table-count="0" meta:image-count="0" meta:object-count="0" meta:page-count="28" meta:paragraph-count="644" meta:word-count="4380" meta:character-count="24871" meta:non-whitespace-character-count="20031"/>
  </office:meta>
</office:document-meta>
</file>